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justify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CE4D6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CE4D6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CE4D6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justify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FCE4D6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CE4D6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#FCE4D6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08516666666667cm"/>
    </style:style>
    <style:style style:name="co3" style:family="table-column">
      <style:table-column-properties fo:break-before="auto" style:column-width="3.68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09.2pt" style:use-optimal-row-height="fals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29.85pt" style:use-optimal-row-height="false" fo:break-before="auto"/>
    </style:style>
    <style:style style:name="ro5" style:family="table-row">
      <style:table-row-properties style:row-height="134.4pt" style:use-optimal-row-height="false" fo:break-before="auto"/>
    </style:style>
    <style:style style:name="ro6" style:family="table-row">
      <style:table-row-properties style:row-height="49.2pt" style:use-optimal-row-height="false" fo:break-before="auto"/>
    </style:style>
    <style:style style:name="ro7" style:family="table-row">
      <style:table-row-properties style:row-height="72.45pt" style:use-optimal-row-height="false" fo:break-before="auto"/>
    </style:style>
    <style:style style:name="ro8" style:family="table-row">
      <style:table-row-properties style:row-height="199.95pt" style:use-optimal-row-height="false" fo:break-before="auto"/>
    </style:style>
    <style:style style:name="ro9" style:family="table-row">
      <style:table-row-properties style:row-height="114.9pt" style:use-optimal-row-height="false" fo:break-before="auto"/>
    </style:style>
    <style:style style:name="ro10" style:family="table-row">
      <style:table-row-properties style:row-height="15.9pt" style:use-optimal-row-height="false" fo:break-before="auto"/>
    </style:style>
    <style:style style:name="ro11" style:family="table-row">
      <style:table-row-properties style:row-height="157.5pt" style:use-optimal-row-height="false" fo:break-before="auto"/>
    </style:style>
    <style:style style:name="ro12" style:family="table-row">
      <style:table-row-properties style:row-height="44.1pt" style:use-optimal-row-height="false" fo:break-before="auto"/>
    </style:style>
    <style:style style:name="ro13" style:family="table-row">
      <style:table-row-properties style:row-height="171.6pt" style:use-optimal-row-height="false" fo:break-before="auto"/>
    </style:style>
    <style:style style:name="ro14" style:family="table-row">
      <style:table-row-properties style:row-height="58.05pt" style:use-optimal-row-height="false" fo:break-before="auto"/>
    </style:style>
    <style:style style:name="ro15" style:family="table-row">
      <style:table-row-properties style:row-height="168pt" style:use-optimal-row-height="false" fo:break-before="auto"/>
    </style:style>
    <style:style style:name="ro16" style:family="table-row">
      <style:table-row-properties style:row-height="129.15pt" style:use-optimal-row-height="false" fo:break-before="auto"/>
    </style:style>
    <style:style style:name="ro17" style:family="table-row">
      <style:table-row-properties style:row-height="86.7pt" style:use-optimal-row-height="false" fo:break-before="auto"/>
    </style:style>
    <style:style style:name="ro18" style:family="table-row">
      <style:table-row-properties style:row-height="42.6pt" style:use-optimal-row-height="false" fo:break-before="auto"/>
    </style:style>
    <style:style style:name="ro19" style:family="table-row">
      <style:table-row-properties style:row-height="140.25pt" style:use-optimal-row-height="false" fo:break-before="auto"/>
    </style:style>
    <style:style style:name="ro20" style:family="table-row">
      <style:table-row-properties style:row-height="12.75pt" style:use-optimal-row-height="false" fo:break-before="auto"/>
    </style:style>
    <style:style style:name="ro21" style:family="table-row">
      <style:table-row-properties style:row-height="13.8pt" style:use-optimal-row-height="true" fo:break-before="auto"/>
    </style:style>
    <style:style style:name="ro22" style:family="table-row">
      <style:table-row-properties style:row-height="398.4pt" style:use-optimal-row-height="false" fo:break-before="auto"/>
    </style:style>
    <style:style style:name="ro23" style:family="table-row">
      <style:table-row-properties style:row-height="106.8pt" style:use-optimal-row-height="false" fo:break-before="auto"/>
    </style:style>
    <style:style style:name="ro24" style:family="table-row">
      <style:table-row-properties style:row-height="299.25pt" style:use-optimal-row-height="false" fo:break-before="auto"/>
    </style:style>
    <style:style style:name="ro25" style:family="table-row">
      <style:table-row-properties style:row-height="31.2pt" style:use-optimal-row-height="true" fo:break-before="auto"/>
    </style:style>
    <style:style style:name="ro26" style:family="table-row">
      <style:table-row-properties style:row-height="117.6pt" style:use-optimal-row-height="false" fo:break-before="auto"/>
    </style:style>
    <style:style style:name="ro27" style:family="table-row">
      <style:table-row-properties style:row-height="145.8pt" style:use-optimal-row-height="false" fo:break-before="auto"/>
    </style:style>
    <style:style style:name="ro28" style:family="table-row">
      <style:table-row-properties style:row-height="116.4pt" style:use-optimal-row-height="false" fo:break-before="auto"/>
    </style:style>
    <style:style style:name="ro29" style:family="table-row">
      <style:table-row-properties style:row-height="121.2pt" style:use-optimal-row-height="false" fo:break-before="auto"/>
    </style:style>
    <style:style style:name="ro30" style:family="table-row">
      <style:table-row-properties style:row-height="228.3pt" style:use-optimal-row-height="false" fo:break-before="auto"/>
    </style:style>
    <style:style style:name="ro31" style:family="table-row">
      <style:table-row-properties style:row-height="108.6pt" style:use-optimal-row-height="false" fo:break-before="auto"/>
    </style:style>
    <style:style style:name="ro32" style:family="table-row">
      <style:table-row-properties style:row-height="100.65pt" style:use-optimal-row-height="false" fo:break-before="auto"/>
    </style:style>
    <style:style style:name="ro33" style:family="table-row">
      <style:table-row-properties style:row-height="15.6pt" style:use-optimal-row-height="false" fo:break-before="auto"/>
    </style:style>
    <style:style style:name="ro34" style:family="table-row">
      <style:table-row-properties style:row-height="202.5pt" style:use-optimal-row-height="false" fo:break-before="auto"/>
    </style:style>
    <style:style style:name="ro35" style:family="table-row">
      <style:table-row-properties style:row-height="57.75pt" style:use-optimal-row-height="false" fo:break-before="auto"/>
    </style:style>
    <style:style style:name="ro36" style:family="table-row">
      <style:table-row-properties style:row-height="103.5pt" style:use-optimal-row-height="false" fo:break-before="auto"/>
    </style:style>
    <style:style style:name="ro37" style:family="table-row">
      <style:table-row-properties style:row-height="80.25pt" style:use-optimal-row-height="false" fo:break-before="auto"/>
    </style:style>
    <style:style style:name="ro38" style:family="table-row">
      <style:table-row-properties style:row-height="45.75pt" style:use-optimal-row-height="false" fo:break-before="auto"/>
    </style:style>
    <style:style style:name="ro39" style:family="table-row">
      <style:table-row-properties style:row-height="49.5pt" style:use-optimal-row-height="false" fo:break-before="auto"/>
    </style:style>
    <style:style style:name="ro40" style:family="table-row">
      <style:table-row-properties style:row-height="72.75pt" style:use-optimal-row-height="false" fo:break-before="auto"/>
    </style:style>
    <style:style style:name="ro41" style:family="table-row">
      <style:table-row-properties style:row-height="29.1pt" style:use-optimal-row-height="false" fo:break-before="auto"/>
    </style:style>
    <style:style style:name="ro42" style:family="table-row">
      <style:table-row-properties style:row-height="75.45pt" style:use-optimal-row-height="false" fo:break-before="auto"/>
    </style:style>
    <style:style style:name="ro43" style:family="table-row">
      <style:table-row-properties style:row-height="27.6pt" style:use-optimal-row-height="false" fo:break-before="auto"/>
    </style:style>
    <style:style style:name="ro44" style:family="table-row">
      <style:table-row-properties style:row-height="39pt" style:use-optimal-row-height="false" fo:break-before="auto"/>
    </style:style>
    <style:style style:name="ro45" style:family="table-row">
      <style:table-row-properties style:row-height="214.2pt" style:use-optimal-row-height="false" fo:break-before="auto"/>
    </style:style>
    <style:style style:name="ro46" style:family="table-row">
      <style:table-row-properties style:row-height="7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MI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7" table:number-rows-spanned="1" table:style-name="ce7">
            <text:p>Variáveis do Registro de Domicílios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2">
            <text:p>VAR</text:p>
          </table:table-cell>
          <table:table-cell office:value-type="string" table:number-columns-spanned="6" table:number-rows-spanned="1" table:style-name="ce7">
            <text:p>NOME</text:p>
          </table:table-cell>
          <table:covered-table-cell table:number-columns-repeated="5"/>
          <table:table-cell office:value-type="string" table:style-name="ce3">
            <text:p>POSIÇÃO INICIAL</text:p>
          </table:table-cell>
          <table:table-cell office:value-type="string" table:style-name="ce3">
            <text:p>POSIÇÃO FINAL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TIPO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26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3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24">
            <text:p>CÓDIGO DO MUNICÍPIO</text:p>
          </table:table-cell>
          <table:covered-table-cell table:number-columns-repeated="5"/>
          <table:table-cell office:value-type="float" office:value="3" table:formula="of:=[.H3]+[.J3]+[.K3]" table:style-name="ce5">
            <text:p>3</text:p>
          </table:table-cell>
          <table:table-cell office:value-type="float" office:value="7" table:formula="of:=[.I3]+[.J4]+[.K4]" table:style-name="ce5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24">
            <text:p>ÁREA DE PONDERAÇÃO</text:p>
          </table:table-cell>
          <table:covered-table-cell table:number-columns-repeated="5"/>
          <table:table-cell office:value-type="float" office:value="8" table:formula="of:=[.H4]+[.J4]+[.K4]" table:style-name="ce5">
            <text:p>8</text:p>
          </table:table-cell>
          <table:table-cell office:value-type="float" office:value="20" table:formula="of:=[.I4]+[.J5]+[.K5]" table:style-name="ce5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24">
            <text:p>CONTROLE</text:p>
          </table:table-cell>
          <table:covered-table-cell table:number-columns-repeated="5"/>
          <table:table-cell office:value-type="float" office:value="21" table:formula="of:=[.H5]+[.J5]+[.K5]" table:style-name="ce5">
            <text:p>21</text:p>
          </table:table-cell>
          <table:table-cell office:value-type="float" office:value="28" table:formula="of:=[.I5]+[.J6]+[.K6]" table:style-name="ce5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24">
            <text:p>PESO AMOSTRAL</text:p>
          </table:table-cell>
          <table:covered-table-cell table:number-columns-repeated="5"/>
          <table:table-cell office:value-type="float" office:value="29" table:formula="of:=[.H6]+[.J6]+[.K6]" table:style-name="ce5">
            <text:p>29</text:p>
          </table:table-cell>
          <table:table-cell office:value-type="float" office:value="44" table:formula="of:=[.I6]+[.J7]+[.K7]" table:style-name="ce5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5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26">
            <text:p>REGIÃO GEOGRÁFICA:</text:p>
            <text:p>1- Região norte (uf=11 a 17)</text:p>
            <text:p>2- Região nordeste (uf=21 a 29)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7]+[.J7]+[.K7]" table:style-name="ce5">
            <text:p>45</text:p>
          </table:table-cell>
          <table:table-cell office:value-type="float" office:value="45" table:formula="of:=[.I7]+[.J8]+[.K8]" table:style-name="ce5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24">
            <text:p>CÓDIGO DA MESORREGIÃO:</text:p>
            <text:p>A relação de códigos encontra-se no arquivo:</text:p>
          </table:table-cell>
          <table:covered-table-cell table:number-columns-repeated="5"/>
          <table:table-cell office:value-type="float" office:value="46" table:formula="of:=[.H8]+[.J8]+[.K8]" table:style-name="ce5">
            <text:p>46</text:p>
          </table:table-cell>
          <table:table-cell office:value-type="float" office:value="47" table:formula="of:=[.I8]+[.J9]+[.K9]" table:style-name="ce5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24">
            <text:p>CÓDIGO DA MICRORREGIÃO:</text:p>
            <text:p>A relação de códigos encontra-se no arquivo:</text:p>
          </table:table-cell>
          <table:covered-table-cell table:number-columns-repeated="5"/>
          <table:table-cell office:value-type="float" office:value="48" table:formula="of:=[.H9]+[.J9]+[.K9]" table:style-name="ce5">
            <text:p>48</text:p>
          </table:table-cell>
          <table:table-cell office:value-type="float" office:value="50" table:formula="of:=[.I9]+[.J10]+[.K10]" table:style-name="ce5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24">
            <text:p>CÓDIGO DA REGIÃO METROPOLITANA: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10]+[.J10]+[.K10]" table:style-name="ce5">
            <text:p>51</text:p>
          </table:table-cell>
          <table:table-cell office:value-type="float" office:value="52" table:formula="of:=[.I10]+[.J11]+[.K11]" table:style-name="ce5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6">
          <table:table-cell office:value-type="string" table:style-name="ce4">
            <text:p>V1006</text:p>
          </table:table-cell>
          <table:table-cell office:value-type="string" table:number-columns-spanned="6" table:number-rows-spanned="1" table:style-name="ce24">
            <text:p>SITUAÇÃO DO DOMICÍLIO: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1]+[.J11]+[.K11]" table:style-name="ce5">
            <text:p>53</text:p>
          </table:table-cell>
          <table:table-cell office:value-type="float" office:value="53" table:formula="of:=[.I11]+[.J12]+[.K12]" table:style-name="ce5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4001</text:p>
          </table:table-cell>
          <table:table-cell office:value-type="string" table:number-columns-spanned="6" table:number-rows-spanned="1" table:style-name="ce26">
            <text:p>ESPÉCIE DE UNIDADE VISITADA:</text:p>
            <text:p>01- Domicílio particular permanente ocupado</text:p>
            <text:p>02- Domicílio particular permanente ocupado sem entrevista realizada</text:p>
            <text:p>05- Domicílio particular improvisado ocupado</text:p>
            <text:p>06- Domicílio coletivo com morador</text:p>
          </table:table-cell>
          <table:covered-table-cell table:number-columns-repeated="5"/>
          <table:table-cell office:value-type="float" office:value="54" table:formula="of:=[.H12]+[.J12]+[.K12]" table:style-name="ce5">
            <text:p>54</text:p>
          </table:table-cell>
          <table:table-cell office:value-type="float" office:value="55" table:formula="of:=[.I12]+[.J13]+[.K13]" table:style-name="ce5">
            <text:p>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8">
          <table:table-cell office:value-type="string" table:style-name="ce4">
            <text:p>V4002</text:p>
          </table:table-cell>
          <table:table-cell office:value-type="string" table:number-columns-spanned="6" table:number-rows-spanned="1" table:style-name="ce26">
            <text:p>TIPO DE ESPÉCIE:</text:p>
            <text:p>11- Casa</text:p>
            <text:p>12- Casa de vila ou em condomínio</text:p>
            <text:p>13- Apartamento</text:p>
            <text:p>14- Habitação em: casa de cômodos, cortiço ou cabeça de porco</text:p>
            <text:p>15- Oca ou maloca</text:p>
            <text:p>51- Tenda ou barraca</text:p>
            <text:p>52- Dentro de estabelecimento</text:p>
            <text:p>53- Outro (vagão, trailer, gruta, etc)</text:p>
            <text:p>61- Asilo, orfanato e similares com morador</text:p>
            <text:p>62- Hotel, pensão e similares com morador</text:p>
            <text:p>63- Alojamento de trabalhadores com morador</text:p>
            <text:p>64- Penitenciária, presídio ou casa de detenção com morador</text:p>
            <text:p>65- Outro com morador</text:p>
          </table:table-cell>
          <table:covered-table-cell table:number-columns-repeated="5"/>
          <table:table-cell office:value-type="float" office:value="56" table:formula="of:=[.H13]+[.J13]+[.K13]" table:style-name="ce5">
            <text:p>56</text:p>
          </table:table-cell>
          <table:table-cell office:value-type="float" office:value="57" table:formula="of:=[.I13]+[.J14]+[.K14]" table:style-name="ce5">
            <text:p>5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9">
          <table:table-cell office:value-type="string" table:style-name="ce4">
            <text:p>V0201</text:p>
          </table:table-cell>
          <table:table-cell office:value-type="string" table:number-columns-spanned="6" table:number-rows-spanned="1" table:style-name="ce26">
            <text:p>DOMICÍLIO, CONDIÇÃO DE OCUPAÇÃO:</text:p>
            <text:p>1- Próprio de algum morador - já pago</text:p>
            <text:p>2- Próprio de algum morador - ainda pagando</text:p>
            <text:p>3- Alugado</text:p>
            <text:p>4- Cedido por empregador</text:p>
            <text:p>5- Cedido de outra forma</text:p>
            <text:p>6- Outra condição</text:p>
            <text:p>Branco</text:p>
          </table:table-cell>
          <table:covered-table-cell table:number-columns-repeated="5"/>
          <table:table-cell office:value-type="float" office:value="58" table:formula="of:=[.H14]+[.J14]+[.K14]" table:style-name="ce5">
            <text:p>58</text:p>
          </table:table-cell>
          <table:table-cell office:value-type="float" office:value="58" table:formula="of:=[.I14]+[.J15]+[.K15]" table:style-name="ce5">
            <text:p>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0">
          <table:table-cell office:value-type="string" table:style-name="ce4">
            <text:p>V2011</text:p>
          </table:table-cell>
          <table:table-cell office:value-type="string" table:number-columns-spanned="6" table:number-rows-spanned="1" table:style-name="ce24">
            <text:p>VALOR DO ALUGUEL (EM REAIS)<text:s text:c="13"/></text:p>
          </table:table-cell>
          <table:covered-table-cell table:number-columns-repeated="5"/>
          <table:table-cell office:value-type="float" office:value="59" table:formula="of:=[.H15]+[.J15]+[.K15]" table:style-name="ce5">
            <text:p>59</text:p>
          </table:table-cell>
          <table:table-cell office:value-type="float" office:value="64" table:formula="of:=[.I15]+[.J16]+[.K16]" table:style-name="ce5">
            <text:p>64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0">
          <table:table-cell office:value-type="string" table:style-name="ce4">
            <text:p>V2012</text:p>
          </table:table-cell>
          <table:table-cell office:value-type="string" table:number-columns-spanned="6" table:number-rows-spanned="1" table:style-name="ce24">
            <text:p>ALUGUEL EM Nº DE SALÁRIOS MÍNIMOS</text:p>
          </table:table-cell>
          <table:covered-table-cell table:number-columns-repeated="5"/>
          <table:table-cell office:value-type="float" office:value="65" table:formula="of:=[.H16]+[.J16]+[.K16]" table:style-name="ce5">
            <text:p>65</text:p>
          </table:table-cell>
          <table:table-cell office:value-type="float" office:value="73" table:formula="of:=[.I16]+[.J17]+[.K17]" table:style-name="ce5">
            <text:p>7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1">
          <table:table-cell office:value-type="string" table:style-name="ce4">
            <text:p>V0202</text:p>
          </table:table-cell>
          <table:table-cell office:value-type="string" table:number-columns-spanned="6" table:number-rows-spanned="1" table:style-name="ce26">
            <text:p>MATERIAL PREDOMINANTE, PAREDES EXTERNAS:</text:p>
            <text:p>1- Alvenaria com revestimento</text:p>
            <text:p>2- Alvenaria sem revestimento</text:p>
            <text:p>3- Madeira apropriada para construção (aparelhada)</text:p>
            <text:p>4- Taipa revestida</text:p>
            <text:p>5- Taipa não revestida</text:p>
            <text:p>6- Madeira aproveitada</text:p>
            <text:p>7- Palha</text:p>
            <text:p>8- Outro material</text:p>
            <text:p>9- Sem parede</text:p>
            <text:p>Branco</text:p>
          </table:table-cell>
          <table:covered-table-cell table:number-columns-repeated="5"/>
          <table:table-cell office:value-type="float" office:value="74" table:formula="of:=[.H17]+[.J17]+[.K17]" table:style-name="ce5">
            <text:p>74</text:p>
          </table:table-cell>
          <table:table-cell office:value-type="float" office:value="74" table:formula="of:=[.I17]+[.J18]+[.K18]" table:style-name="ce5">
            <text:p>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203</text:p>
          </table:table-cell>
          <table:table-cell office:value-type="string" table:number-columns-spanned="6" table:number-rows-spanned="1" table:style-name="ce26">
            <text:p>CÔMODOS, NÚMERO:</text:p>
            <text:p>- Branco</text:p>
            <text:p>- 1 a 30</text:p>
          </table:table-cell>
          <table:covered-table-cell table:number-columns-repeated="5"/>
          <table:table-cell office:value-type="float" office:value="75" table:formula="of:=[.H18]+[.J18]+[.K18]" table:style-name="ce5">
            <text:p>75</text:p>
          </table:table-cell>
          <table:table-cell office:value-type="float" office:value="76" table:formula="of:=[.I18]+[.J19]+[.K19]" table:style-name="ce5">
            <text:p>7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0">
          <table:table-cell office:value-type="string" table:style-name="ce4">
            <text:p>V6203</text:p>
          </table:table-cell>
          <table:table-cell office:value-type="string" table:number-columns-spanned="6" table:number-rows-spanned="1" table:style-name="ce24">
            <text:p>DENSIDADE DE MORADOR/CÔMODO</text:p>
          </table:table-cell>
          <table:covered-table-cell table:number-columns-repeated="5"/>
          <table:table-cell office:value-type="float" office:value="77" table:formula="of:=[.H19]+[.J19]+[.K19]" table:style-name="ce5">
            <text:p>77</text:p>
          </table:table-cell>
          <table:table-cell office:value-type="float" office:value="79" table:formula="of:=[.I19]+[.J20]+[.K20]" table:style-name="ce5">
            <text:p>79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204</text:p>
          </table:table-cell>
          <table:table-cell office:value-type="string" table:number-columns-spanned="6" table:number-rows-spanned="1" table:style-name="ce28">
            <text:p>CÔMODOS COMO DORMITÓRIO, NÚMERO:</text:p>
            <text:p>- Branco</text:p>
            <text:p>- 1 a 15</text:p>
          </table:table-cell>
          <table:covered-table-cell table:number-columns-repeated="5"/>
          <table:table-cell office:value-type="float" office:value="80" table:formula="of:=[.H20]+[.J20]+[.K20]" table:style-name="ce5">
            <text:p>80</text:p>
          </table:table-cell>
          <table:table-cell office:value-type="float" office:value="81" table:formula="of:=[.I20]+[.J21]+[.K21]" table:style-name="ce5">
            <text:p>8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0">
          <table:table-cell office:value-type="string" table:style-name="ce4">
            <text:p>V6204</text:p>
          </table:table-cell>
          <table:table-cell office:value-type="string" table:number-columns-spanned="6" table:number-rows-spanned="1" table:style-name="ce24">
            <text:p>DENSIDADE DE MORADOR / DORMITÓRIO<text:s text:c="2"/></text:p>
          </table:table-cell>
          <table:covered-table-cell table:number-columns-repeated="5"/>
          <table:table-cell office:value-type="float" office:value="82" table:formula="of:=[.H21]+[.J21]+[.K21]" table:style-name="ce5">
            <text:p>82</text:p>
          </table:table-cell>
          <table:table-cell office:value-type="float" office:value="84" table:formula="of:=[.I21]+[.J22]+[.K22]" table:style-name="ce5">
            <text:p>84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3">
          <table:table-cell office:value-type="string" table:style-name="ce4">
            <text:p>V0205</text:p>
          </table:table-cell>
          <table:table-cell office:value-type="string" table:number-columns-spanned="6" table:number-rows-spanned="1" table:style-name="ce26">
            <text:p>BANHEIROS DE USO EXCLUSIVO, NÚMERO:</text:p>
            <text:p>0- Zero banheiros</text:p>
            <text:p>1- Um banheiro</text:p>
            <text:p>2- Dois banheiros</text:p>
            <text:p>3- Três banheiros</text:p>
            <text:p>4- Quatro banheiros</text:p>
            <text:p>5- Cinco banheiros</text:p>
            <text:p>6- Seis banheiros</text:p>
            <text:p>7- Sete banheiros</text:p>
            <text:p>8- Oito banheiros</text:p>
            <text:p>9- Nove ou mais banheiros</text:p>
            <text:p>Branco</text:p>
          </table:table-cell>
          <table:covered-table-cell table:number-columns-repeated="5"/>
          <table:table-cell office:value-type="float" office:value="85" table:formula="of:=[.H22]+[.J22]+[.K22]" table:style-name="ce5">
            <text:p>85</text:p>
          </table:table-cell>
          <table:table-cell office:value-type="float" office:value="85" table:formula="of:=[.I22]+[.J23]+[.K23]" table:style-name="ce5">
            <text:p>8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206</text:p>
          </table:table-cell>
          <table:table-cell office:value-type="string" table:number-columns-spanned="6" table:number-rows-spanned="1" table:style-name="ce26">
            <text:p>SANITÁRIO OU BURACO PARA DEJEÇÕES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86" table:formula="of:=[.H23]+[.J23]+[.K23]" table:style-name="ce5">
            <text:p>86</text:p>
          </table:table-cell>
          <table:table-cell office:value-type="float" office:value="86" table:formula="of:=[.I23]+[.J24]+[.K24]" table:style-name="ce5">
            <text:p>8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5">
          <table:table-cell office:value-type="string" table:style-name="ce4">
            <text:p>V0207</text:p>
          </table:table-cell>
          <table:table-cell office:value-type="string" table:number-columns-spanned="6" table:number-rows-spanned="1" table:style-name="ce26">
            <text:p>ESGOTAMENTO SANITÁRIO, TIPO:</text:p>
            <text:p>1- Rede geral de esgoto ou pluvial</text:p>
            <text:p>2- Fossa séptica</text:p>
            <text:p>3- Fossa rudimentar</text:p>
            <text:p>4- Vala</text:p>
            <text:p>5- Rio, lago ou mar</text:p>
            <text:p>6- Outro</text:p>
            <text:p>Branco</text:p>
          </table:table-cell>
          <table:covered-table-cell table:number-columns-repeated="5"/>
          <table:table-cell office:value-type="float" office:value="87" table:formula="of:=[.H24]+[.J24]+[.K24]" table:style-name="ce5">
            <text:p>87</text:p>
          </table:table-cell>
          <table:table-cell office:value-type="float" office:value="87" table:formula="of:=[.I24]+[.J25]+[.K25]" table:style-name="ce5">
            <text:p>8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3">
          <table:table-cell office:value-type="string" table:style-name="ce4">
            <text:p>V0208</text:p>
          </table:table-cell>
          <table:table-cell office:value-type="string" table:number-columns-spanned="6" table:number-rows-spanned="1" table:style-name="ce26">
            <text:p>ABASTECIMENTO DE ÁGUA, FORMA:</text:p>
            <text:p>01- Rede geral de distribuição</text:p>
            <text:p>02- Poço ou nascente na propriedade</text:p>
            <text:p>03- Poço ou nascente fora da propriedade</text:p>
            <text:p>04- Carro-pipa</text:p>
            <text:p>05- Água da chuva armazenada em cisterna</text:p>
            <text:p>06- Água da chuva armazenada de outra forma</text:p>
            <text:p>07- Rios, açudes, lagos e igarapés</text:p>
            <text:p>08- Outra</text:p>
            <text:p>09- Poço ou nascente na aldeia</text:p>
            <text:p>10- Poço ou nascente fora da aldeia</text:p>
            <text:p>Branco</text:p>
          </table:table-cell>
          <table:covered-table-cell table:number-columns-repeated="5"/>
          <table:table-cell office:value-type="float" office:value="88" table:formula="of:=[.H25]+[.J25]+[.K25]" table:style-name="ce5">
            <text:p>88</text:p>
          </table:table-cell>
          <table:table-cell office:value-type="float" office:value="89" table:formula="of:=[.I25]+[.J26]+[.K26]" table:style-name="ce5">
            <text:p>89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V0209</text:p>
          </table:table-cell>
          <table:table-cell office:value-type="string" table:number-columns-spanned="6" table:number-rows-spanned="1" table:style-name="ce26">
            <text:p>ABASTECIMENTO DE ÁGUA, CANALIZAÇÃO:</text:p>
            <text:p>1- Sim, em pelo menos um cômodo</text:p>
            <text:p>2- Sim, só na propriedade ou terreno</text:p>
            <text:p>3- Não</text:p>
            <text:p>Branco</text:p>
          </table:table-cell>
          <table:covered-table-cell table:number-columns-repeated="5"/>
          <table:table-cell office:value-type="float" office:value="90" table:formula="of:=[.H26]+[.J26]+[.K26]" table:style-name="ce5">
            <text:p>90</text:p>
          </table:table-cell>
          <table:table-cell office:value-type="float" office:value="90" table:formula="of:=[.I26]+[.J27]+[.K27]" table:style-name="ce5">
            <text:p>9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6">
          <table:table-cell office:value-type="string" table:style-name="ce4">
            <text:p>V0210</text:p>
          </table:table-cell>
          <table:table-cell office:value-type="string" table:number-columns-spanned="6" table:number-rows-spanned="1" table:style-name="ce26">
            <text:p>LIXO, DESTINO:</text:p>
            <text:p>1- Coletado diretamente por serviço de limpeza</text:p>
            <text:p>2- Colocado em caçamba de serviço de limpeza</text:p>
            <text:p>3- Queimado (na propriedade)</text:p>
            <text:p>4- Enterrado (na propriedade)</text:p>
            <text:p>5- Jogado em terreno baldio ou logradouro</text:p>
            <text:p>6- Jogado em rio, lago ou mar</text:p>
            <text:p>7- Tem outro destino</text:p>
            <text:p>Branco</text:p>
          </table:table-cell>
          <table:covered-table-cell table:number-columns-repeated="5"/>
          <table:table-cell office:value-type="float" office:value="91" table:formula="of:=[.H27]+[.J27]+[.K27]" table:style-name="ce5">
            <text:p>91</text:p>
          </table:table-cell>
          <table:table-cell office:value-type="float" office:value="91" table:formula="of:=[.I27]+[.J28]+[.K28]" table:style-name="ce5">
            <text:p>9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211</text:p>
          </table:table-cell>
          <table:table-cell office:value-type="string" table:number-columns-spanned="6" table:number-rows-spanned="1" table:style-name="ce26">
            <text:p>ENERGIA ELÉTRICA, EXISTÊNCIA:</text:p>
            <text:p>1- Sim, de companhia distribuidora</text:p>
            <text:p>2- Sim, de outras fontes</text:p>
            <text:p>3- Não existe energia elétrica</text:p>
            <text:p>Branco</text:p>
          </table:table-cell>
          <table:covered-table-cell table:number-columns-repeated="5"/>
          <table:table-cell office:value-type="float" office:value="92" table:formula="of:=[.H28]+[.J28]+[.K28]" table:style-name="ce5">
            <text:p>92</text:p>
          </table:table-cell>
          <table:table-cell office:value-type="float" office:value="92" table:formula="of:=[.I28]+[.J29]+[.K29]" table:style-name="ce5">
            <text:p>9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V0212</text:p>
          </table:table-cell>
          <table:table-cell office:value-type="string" table:number-columns-spanned="6" table:number-rows-spanned="1" table:style-name="ce26">
            <text:p>EXISTÊNCIA DE MEDIDOR OU RELÓGIO, ENERGIA ELÉTRICA, COMPANHIA DISTRIBUIDORA:</text:p>
            <text:p>1- Sim, de uso exclusivo</text:p>
            <text:p>2- Sim, de uso comum</text:p>
            <text:p>3- Não tem medidor ou relógio</text:p>
            <text:p>Branco</text:p>
          </table:table-cell>
          <table:covered-table-cell table:number-columns-repeated="5"/>
          <table:table-cell office:value-type="float" office:value="93" table:formula="of:=[.H29]+[.J29]+[.K29]" table:style-name="ce5">
            <text:p>93</text:p>
          </table:table-cell>
          <table:table-cell office:value-type="float" office:value="93" table:formula="of:=[.I29]+[.J30]+[.K30]" table:style-name="ce5">
            <text:p>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213</text:p>
          </table:table-cell>
          <table:table-cell office:value-type="string" table:number-columns-spanned="6" table:number-rows-spanned="1" table:style-name="ce26">
            <text:p>RÁDIO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4" table:formula="of:=[.H30]+[.J30]+[.K30]" table:style-name="ce5">
            <text:p>94</text:p>
          </table:table-cell>
          <table:table-cell office:value-type="float" office:value="94" table:formula="of:=[.I30]+[.J31]+[.K31]" table:style-name="ce5">
            <text:p>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214</text:p>
          </table:table-cell>
          <table:table-cell office:value-type="string" table:number-columns-spanned="6" table:number-rows-spanned="1" table:style-name="ce26">
            <text:p>TELEVISÃO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5" table:formula="of:=[.H31]+[.J31]+[.K31]" table:style-name="ce5">
            <text:p>95</text:p>
          </table:table-cell>
          <table:table-cell office:value-type="float" office:value="95" table:formula="of:=[.I31]+[.J32]+[.K32]" table:style-name="ce5">
            <text:p>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215</text:p>
          </table:table-cell>
          <table:table-cell office:value-type="string" table:number-columns-spanned="6" table:number-rows-spanned="1" table:style-name="ce26">
            <text:p>MÁQUINA DE LAVAR ROUPA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6" table:formula="of:=[.H32]+[.J32]+[.K32]" table:style-name="ce5">
            <text:p>96</text:p>
          </table:table-cell>
          <table:table-cell office:value-type="float" office:value="96" table:formula="of:=[.I32]+[.J33]+[.K33]" table:style-name="ce5">
            <text:p>9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216</text:p>
          </table:table-cell>
          <table:table-cell office:value-type="string" table:number-columns-spanned="6" table:number-rows-spanned="1" table:style-name="ce26">
            <text:p>GELADEIRA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7" table:formula="of:=[.H33]+[.J33]+[.K33]" table:style-name="ce5">
            <text:p>97</text:p>
          </table:table-cell>
          <table:table-cell office:value-type="float" office:value="97" table:formula="of:=[.I33]+[.J34]+[.K34]" table:style-name="ce5">
            <text:p>9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217</text:p>
          </table:table-cell>
          <table:table-cell office:value-type="string" table:number-columns-spanned="6" table:number-rows-spanned="1" table:style-name="ce26">
            <text:p>TELEFONE CELULA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8" table:formula="of:=[.H34]+[.J34]+[.K34]" table:style-name="ce5">
            <text:p>98</text:p>
          </table:table-cell>
          <table:table-cell office:value-type="float" office:value="98" table:formula="of:=[.I34]+[.J35]+[.K35]" table:style-name="ce5">
            <text:p>9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218</text:p>
          </table:table-cell>
          <table:table-cell office:value-type="string" table:number-columns-spanned="6" table:number-rows-spanned="1" table:style-name="ce26">
            <text:p>TELEFONE FIXO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99" table:formula="of:=[.H35]+[.J35]+[.K35]" table:style-name="ce5">
            <text:p>99</text:p>
          </table:table-cell>
          <table:table-cell office:value-type="float" office:value="99" table:formula="of:=[.I35]+[.J36]+[.K36]" table:style-name="ce5">
            <text:p>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219</text:p>
          </table:table-cell>
          <table:table-cell office:value-type="string" table:number-columns-spanned="6" table:number-rows-spanned="1" table:style-name="ce26">
            <text:p>MICROCOMPUTADO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0" table:formula="of:=[.H36]+[.J36]+[.K36]" table:style-name="ce5">
            <text:p>100</text:p>
          </table:table-cell>
          <table:table-cell office:value-type="float" office:value="100" table:formula="of:=[.I36]+[.J37]+[.K37]" table:style-name="ce5">
            <text:p>10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220</text:p>
          </table:table-cell>
          <table:table-cell office:value-type="string" table:number-columns-spanned="6" table:number-rows-spanned="1" table:style-name="ce26">
            <text:p>MICROCOMPUTADOR COM ACESSO À INTERNET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1" table:formula="of:=[.H37]+[.J37]+[.K37]" table:style-name="ce5">
            <text:p>101</text:p>
          </table:table-cell>
          <table:table-cell office:value-type="float" office:value="101" table:formula="of:=[.I37]+[.J38]+[.K38]" table:style-name="ce5">
            <text:p>10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221</text:p>
          </table:table-cell>
          <table:table-cell office:value-type="string" table:number-columns-spanned="6" table:number-rows-spanned="1" table:style-name="ce26">
            <text:p>MOTOCICLETA PARA USO PARTICULA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2" table:formula="of:=[.H38]+[.J38]+[.K38]" table:style-name="ce5">
            <text:p>102</text:p>
          </table:table-cell>
          <table:table-cell office:value-type="float" office:value="102" table:formula="of:=[.I38]+[.J39]+[.K39]" table:style-name="ce5">
            <text:p>10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222</text:p>
          </table:table-cell>
          <table:table-cell office:value-type="string" table:number-columns-spanned="6" table:number-rows-spanned="1" table:style-name="ce26">
            <text:p>AUTOMÓVEL PARA USO PARTICULAR, EXISTÊNCIA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3" table:formula="of:=[.H39]+[.J39]+[.K39]" table:style-name="ce5">
            <text:p>103</text:p>
          </table:table-cell>
          <table:table-cell office:value-type="float" office:value="103" table:formula="of:=[.I39]+[.J40]+[.K40]" table:style-name="ce5">
            <text:p>10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301</text:p>
          </table:table-cell>
          <table:table-cell office:value-type="string" table:number-columns-spanned="6" table:number-rows-spanned="1" table:style-name="ce26">
            <text:p>ALGUMA PESSOA QUE MORAVA COM VOCÊ(S) ESTAVA MORANDO EM OUTRO PAÍS EM 31 DE JULHO DE 2010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4" table:formula="of:=[.H40]+[.J40]+[.K40]" table:style-name="ce5">
            <text:p>104</text:p>
          </table:table-cell>
          <table:table-cell office:value-type="float" office:value="104" table:formula="of:=[.I40]+[.J41]+[.K41]" table:style-name="ce5">
            <text:p>10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0401</text:p>
          </table:table-cell>
          <table:table-cell office:value-type="string" table:number-columns-spanned="6" table:number-rows-spanned="1" table:style-name="ce27">
            <text:p>QUANTAS PESSOAS MORAVAM NESTE DOMICÍLIO EM 31 DE JULHO DE 2010</text:p>
          </table:table-cell>
          <table:covered-table-cell table:number-columns-repeated="5"/>
          <table:table-cell office:value-type="float" office:value="105" table:formula="of:=[.H41]+[.J41]+[.K41]" table:style-name="ce5">
            <text:p>105</text:p>
          </table:table-cell>
          <table:table-cell office:value-type="float" office:value="106" table:formula="of:=[.I41]+[.J42]+[.K42]" table:style-name="ce5">
            <text:p>10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V0402</text:p>
          </table:table-cell>
          <table:table-cell office:value-type="string" table:number-columns-spanned="6" table:number-rows-spanned="1" table:style-name="ce26">
            <text:p>A RESPONSABILIDADE PELO DOMICÍLIO É DE:</text:p>
            <text:p>1- Apenas um morador</text:p>
            <text:p>2- Mais de um morador</text:p>
            <text:p>9- Ignorado</text:p>
            <text:p>Branco</text:p>
          </table:table-cell>
          <table:covered-table-cell table:number-columns-repeated="5"/>
          <table:table-cell office:value-type="float" office:value="107" table:formula="of:=[.H42]+[.J42]+[.K42]" table:style-name="ce5">
            <text:p>107</text:p>
          </table:table-cell>
          <table:table-cell office:value-type="float" office:value="107" table:formula="of:=[.I42]+[.J43]+[.K43]" table:style-name="ce5">
            <text:p>10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701</text:p>
          </table:table-cell>
          <table:table-cell office:value-type="string" table:number-columns-spanned="6" table:number-rows-spanned="1" table:style-name="ce26">
            <text:p>DE AGOSTO DE 2009 A JULHO DE 2010, FALECEU ALGUMA PESSOA QUE MORAVA COM VOCÊ(S) (INCLUSIVE CRIANÇAS RECÉM-NASCIDAS E IDOSOS)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08" table:formula="of:=[.H43]+[.J43]+[.K43]" table:style-name="ce5">
            <text:p>108</text:p>
          </table:table-cell>
          <table:table-cell office:value-type="float" office:value="108" table:formula="of:=[.I43]+[.J44]+[.K44]" table:style-name="ce5">
            <text:p>10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0">
          <table:table-cell office:value-type="string" table:style-name="ce4">
            <text:p>V6529</text:p>
          </table:table-cell>
          <table:table-cell office:value-type="string" table:number-columns-spanned="6" table:number-rows-spanned="1" table:style-name="ce24">
            <text:p>RENDIMENTO MENSAL DOMICILIAR EM JULHO DE 2010</text:p>
          </table:table-cell>
          <table:covered-table-cell table:number-columns-repeated="5"/>
          <table:table-cell office:value-type="float" office:value="109" table:formula="of:=[.H44]+[.J44]+[.K44]" table:style-name="ce5">
            <text:p>109</text:p>
          </table:table-cell>
          <table:table-cell office:value-type="float" office:value="115" table:formula="of:=[.I44]+[.J45]+[.K45]" table:style-name="ce5">
            <text:p>11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530</text:p>
          </table:table-cell>
          <table:table-cell office:value-type="string" table:number-columns-spanned="6" table:number-rows-spanned="1" table:style-name="ce24">
            <text:p>RENDIMENTO DOMICILIAR, SALÁRIOS MÍNIMOS, EM JULHO DE 2010</text:p>
          </table:table-cell>
          <table:covered-table-cell table:number-columns-repeated="5"/>
          <table:table-cell office:value-type="float" office:value="116" table:formula="of:=[.H45]+[.J45]+[.K45]" table:style-name="ce5">
            <text:p>116</text:p>
          </table:table-cell>
          <table:table-cell office:value-type="float" office:value="125" table:formula="of:=[.I45]+[.J46]+[.K46]" table:style-name="ce5">
            <text:p>12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0">
          <table:table-cell office:value-type="string" table:style-name="ce4">
            <text:p>V6531</text:p>
          </table:table-cell>
          <table:table-cell office:value-type="string" table:number-columns-spanned="6" table:number-rows-spanned="1" table:style-name="ce24">
            <text:p>RENDIMENTO DOMICILIAR PER CAPITA EM JULHO DE 2010</text:p>
          </table:table-cell>
          <table:covered-table-cell table:number-columns-repeated="5"/>
          <table:table-cell office:value-type="float" office:value="126" table:formula="of:=[.H46]+[.J46]+[.K46]" table:style-name="ce5">
            <text:p>126</text:p>
          </table:table-cell>
          <table:table-cell office:value-type="float" office:value="133" table:formula="of:=[.I46]+[.J47]+[.K47]" table:style-name="ce5">
            <text:p>13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532</text:p>
          </table:table-cell>
          <table:table-cell office:value-type="string" table:number-columns-spanned="6" table:number-rows-spanned="1" table:style-name="ce24">
            <text:p>RENDIMENTO DOMICILIAR PER CAPITA, EM Nº DE SALÁRIOS MÍNIMOS, EM JULHO DE 2010</text:p>
          </table:table-cell>
          <table:covered-table-cell table:number-columns-repeated="5"/>
          <table:table-cell office:value-type="float" office:value="134" table:formula="of:=[.H47]+[.J47]+[.K47]" table:style-name="ce5">
            <text:p>134</text:p>
          </table:table-cell>
          <table:table-cell office:value-type="float" office:value="142" table:formula="of:=[.I47]+[.J48]+[.K48]" table:style-name="ce5">
            <text:p>14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7">
          <table:table-cell office:value-type="string" table:style-name="ce4">
            <text:p>V6600</text:p>
          </table:table-cell>
          <table:table-cell office:value-type="string" table:number-columns-spanned="6" table:number-rows-spanned="1" table:style-name="ce24">
            <text:p>Espécie da Unidade Doméstica</text:p>
            <text:p>1- Unipessoal</text:p>
            <text:p>2- Nuclear</text:p>
            <text:p>3- Estendida</text:p>
            <text:p>4- Composta</text:p>
            <text:p>Branco (Domicílio Coletivo)</text:p>
          </table:table-cell>
          <table:covered-table-cell table:number-columns-repeated="5"/>
          <table:table-cell office:value-type="float" office:value="143" table:formula="of:=[.H48]+[.J48]+[.K48]" table:style-name="ce5">
            <text:p>143</text:p>
          </table:table-cell>
          <table:table-cell office:value-type="float" office:value="143" table:formula="of:=[.I48]+[.J49]+[.K49]" table:style-name="ce5">
            <text:p>14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V6210</text:p>
          </table:table-cell>
          <table:table-cell office:value-type="string" table:number-columns-spanned="6" table:number-rows-spanned="1" table:style-name="ce24">
            <text:p>ADEQUAÇÃO DA MORADIA</text:p>
            <text:p>1- Adequada</text:p>
            <text:p>2- Semi-adequada</text:p>
            <text:p>3- Inadequada</text:p>
            <text:p>Branco</text:p>
          </table:table-cell>
          <table:covered-table-cell table:number-columns-repeated="5"/>
          <table:table-cell office:value-type="float" office:value="144" table:formula="of:=[.H49]+[.J49]+[.K49]" table:style-name="ce5">
            <text:p>144</text:p>
          </table:table-cell>
          <table:table-cell office:value-type="float" office:value="144" table:formula="of:=[.I49]+[.J50]+[.K50]" table:style-name="ce5">
            <text:p>14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01</text:p>
          </table:table-cell>
          <table:table-cell office:value-type="string" table:number-columns-spanned="6" table:number-rows-spanned="1" table:style-name="ce24">
            <text:p>MARCA DE IMPUTAÇÃO NA V0201:</text:p>
            <text:p>1- Sim</text:p>
            <text:p>2- Não</text:p>
          </table:table-cell>
          <table:covered-table-cell table:number-columns-repeated="5"/>
          <table:table-cell office:value-type="float" office:value="145" table:formula="of:=[.H50]+[.J50]+[.K50]" table:style-name="ce5">
            <text:p>145</text:p>
          </table:table-cell>
          <table:table-cell office:value-type="float" office:value="145" table:formula="of:=[.I50]+[.J51]+[.K51]" table:style-name="ce5">
            <text:p>1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2011</text:p>
          </table:table-cell>
          <table:table-cell office:value-type="string" table:number-columns-spanned="6" table:number-rows-spanned="1" table:style-name="ce24">
            <text:p>MARCA DE IMPUTAÇÃO NA V2011:</text:p>
            <text:p>1- Sim</text:p>
            <text:p>2- Não</text:p>
          </table:table-cell>
          <table:covered-table-cell table:number-columns-repeated="5"/>
          <table:table-cell office:value-type="float" office:value="146" table:formula="of:=[.H51]+[.J51]+[.K51]" table:style-name="ce5">
            <text:p>146</text:p>
          </table:table-cell>
          <table:table-cell office:value-type="float" office:value="146" table:formula="of:=[.I51]+[.J52]+[.K52]" table:style-name="ce5">
            <text:p>14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02</text:p>
          </table:table-cell>
          <table:table-cell office:value-type="string" table:number-columns-spanned="6" table:number-rows-spanned="1" table:style-name="ce24">
            <text:p>MARCA DE IMPUTAÇÃO NA V0202:</text:p>
            <text:p>1- Sim</text:p>
            <text:p>2- Não</text:p>
          </table:table-cell>
          <table:covered-table-cell table:number-columns-repeated="5"/>
          <table:table-cell office:value-type="float" office:value="147" table:formula="of:=[.H52]+[.J52]+[.K52]" table:style-name="ce5">
            <text:p>147</text:p>
          </table:table-cell>
          <table:table-cell office:value-type="float" office:value="147" table:formula="of:=[.I52]+[.J53]+[.K53]" table:style-name="ce5">
            <text:p>14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03</text:p>
          </table:table-cell>
          <table:table-cell office:value-type="string" table:number-columns-spanned="6" table:number-rows-spanned="1" table:style-name="ce24">
            <text:p>MARCA DE IMPUTAÇÃO NA V0203:</text:p>
            <text:p>1- Sim</text:p>
            <text:p>2- Não</text:p>
          </table:table-cell>
          <table:covered-table-cell table:number-columns-repeated="5"/>
          <table:table-cell office:value-type="float" office:value="148" table:formula="of:=[.H53]+[.J53]+[.K53]" table:style-name="ce5">
            <text:p>148</text:p>
          </table:table-cell>
          <table:table-cell office:value-type="float" office:value="148" table:formula="of:=[.I53]+[.J54]+[.K54]" table:style-name="ce5">
            <text:p>14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04</text:p>
          </table:table-cell>
          <table:table-cell office:value-type="string" table:number-columns-spanned="6" table:number-rows-spanned="1" table:style-name="ce24">
            <text:p>MARCA DE IMPUTAÇÃO NA V0204:</text:p>
            <text:p>1- Sim</text:p>
            <text:p>2- Não</text:p>
          </table:table-cell>
          <table:covered-table-cell table:number-columns-repeated="5"/>
          <table:table-cell office:value-type="float" office:value="149" table:formula="of:=[.H54]+[.J54]+[.K54]" table:style-name="ce5">
            <text:p>149</text:p>
          </table:table-cell>
          <table:table-cell office:value-type="float" office:value="149" table:formula="of:=[.I54]+[.J55]+[.K55]" table:style-name="ce5">
            <text:p>14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05</text:p>
          </table:table-cell>
          <table:table-cell office:value-type="string" table:number-columns-spanned="6" table:number-rows-spanned="1" table:style-name="ce24">
            <text:p>MARCA DE IMPUTAÇÃO NA V0205:</text:p>
            <text:p>1- Sim</text:p>
            <text:p>2- Não</text:p>
          </table:table-cell>
          <table:covered-table-cell table:number-columns-repeated="5"/>
          <table:table-cell office:value-type="float" office:value="150" table:formula="of:=[.H55]+[.J55]+[.K55]" table:style-name="ce5">
            <text:p>150</text:p>
          </table:table-cell>
          <table:table-cell office:value-type="float" office:value="150" table:formula="of:=[.I55]+[.J56]+[.K56]" table:style-name="ce5">
            <text:p>15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06</text:p>
          </table:table-cell>
          <table:table-cell office:value-type="string" table:number-columns-spanned="6" table:number-rows-spanned="1" table:style-name="ce24">
            <text:p>MARCA DE IMPUTAÇÃO NA V0206:</text:p>
            <text:p>1- Sim</text:p>
            <text:p>2- Não</text:p>
          </table:table-cell>
          <table:covered-table-cell table:number-columns-repeated="5"/>
          <table:table-cell office:value-type="float" office:value="151" table:formula="of:=[.H56]+[.J56]+[.K56]" table:style-name="ce5">
            <text:p>151</text:p>
          </table:table-cell>
          <table:table-cell office:value-type="float" office:value="151" table:formula="of:=[.I56]+[.J57]+[.K57]" table:style-name="ce5">
            <text:p>15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07</text:p>
          </table:table-cell>
          <table:table-cell office:value-type="string" table:number-columns-spanned="6" table:number-rows-spanned="1" table:style-name="ce24">
            <text:p>MARCA DE IMPUTAÇÃO NA V0207:</text:p>
            <text:p>1- Sim</text:p>
            <text:p>2- Não</text:p>
          </table:table-cell>
          <table:covered-table-cell table:number-columns-repeated="5"/>
          <table:table-cell office:value-type="float" office:value="152" table:formula="of:=[.H57]+[.J57]+[.K57]" table:style-name="ce5">
            <text:p>152</text:p>
          </table:table-cell>
          <table:table-cell office:value-type="float" office:value="152" table:formula="of:=[.I57]+[.J58]+[.K58]" table:style-name="ce5">
            <text:p>1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08</text:p>
          </table:table-cell>
          <table:table-cell office:value-type="string" table:number-columns-spanned="6" table:number-rows-spanned="1" table:style-name="ce24">
            <text:p>MARCA DE IMPUTAÇÃO NA V0208:</text:p>
            <text:p>1- Sim</text:p>
            <text:p>2- Não</text:p>
          </table:table-cell>
          <table:covered-table-cell table:number-columns-repeated="5"/>
          <table:table-cell office:value-type="float" office:value="153" table:formula="of:=[.H58]+[.J58]+[.K58]" table:style-name="ce5">
            <text:p>153</text:p>
          </table:table-cell>
          <table:table-cell office:value-type="float" office:value="153" table:formula="of:=[.I58]+[.J59]+[.K59]" table:style-name="ce5">
            <text:p>1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09</text:p>
          </table:table-cell>
          <table:table-cell office:value-type="string" table:number-columns-spanned="6" table:number-rows-spanned="1" table:style-name="ce24">
            <text:p>MARCA DE IMPUTAÇÃO NA V0209:</text:p>
            <text:p>1- Sim</text:p>
            <text:p>2- Não</text:p>
          </table:table-cell>
          <table:covered-table-cell table:number-columns-repeated="5"/>
          <table:table-cell office:value-type="float" office:value="154" table:formula="of:=[.H59]+[.J59]+[.K59]" table:style-name="ce5">
            <text:p>154</text:p>
          </table:table-cell>
          <table:table-cell office:value-type="float" office:value="154" table:formula="of:=[.I59]+[.J60]+[.K60]" table:style-name="ce5">
            <text:p>15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10</text:p>
          </table:table-cell>
          <table:table-cell office:value-type="string" table:number-columns-spanned="6" table:number-rows-spanned="1" table:style-name="ce24">
            <text:p>MARCA DE IMPUTAÇÃO NA V0210:</text:p>
            <text:p>1- Sim</text:p>
            <text:p>2- Não</text:p>
          </table:table-cell>
          <table:covered-table-cell table:number-columns-repeated="5"/>
          <table:table-cell office:value-type="float" office:value="155" table:formula="of:=[.H60]+[.J60]+[.K60]" table:style-name="ce5">
            <text:p>155</text:p>
          </table:table-cell>
          <table:table-cell office:value-type="float" office:value="155" table:formula="of:=[.I60]+[.J61]+[.K61]" table:style-name="ce5">
            <text:p>15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8">
          <table:table-cell office:value-type="string" table:style-name="ce4">
            <text:p>M0211</text:p>
          </table:table-cell>
          <table:table-cell office:value-type="string" table:number-columns-spanned="6" table:number-rows-spanned="1" table:style-name="ce25">
            <text:p>MARCA DE IMPUTAÇÃO NA V0211:</text:p>
            <text:p>1- Sim</text:p>
            <text:p><text:span text:style-name="T6">2- Não</text:span></text:p>
          </table:table-cell>
          <table:covered-table-cell table:number-columns-repeated="5"/>
          <table:table-cell office:value-type="float" office:value="156" table:formula="of:=[.H61]+[.J61]+[.K61]" table:style-name="ce5">
            <text:p>156</text:p>
          </table:table-cell>
          <table:table-cell office:value-type="float" office:value="156" table:formula="of:=[.I61]+[.J62]+[.K62]" table:style-name="ce5">
            <text:p>1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12</text:p>
          </table:table-cell>
          <table:table-cell office:value-type="string" table:number-columns-spanned="6" table:number-rows-spanned="1" table:style-name="ce24">
            <text:p>MARCA DE IMPUTAÇÃO NA V0212:</text:p>
            <text:p>1- Sim</text:p>
            <text:p>2- Não</text:p>
          </table:table-cell>
          <table:covered-table-cell table:number-columns-repeated="5"/>
          <table:table-cell office:value-type="float" office:value="157" table:formula="of:=[.H62]+[.J62]+[.K62]" table:style-name="ce5">
            <text:p>157</text:p>
          </table:table-cell>
          <table:table-cell office:value-type="float" office:value="157" table:formula="of:=[.I62]+[.J63]+[.K63]" table:style-name="ce5">
            <text:p>15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13</text:p>
          </table:table-cell>
          <table:table-cell office:value-type="string" table:number-columns-spanned="6" table:number-rows-spanned="1" table:style-name="ce24">
            <text:p>MARCA DE IMPUTAÇÃO NA V0213:</text:p>
            <text:p>1- Sim</text:p>
            <text:p>2- Não</text:p>
          </table:table-cell>
          <table:covered-table-cell table:number-columns-repeated="5"/>
          <table:table-cell office:value-type="float" office:value="158" table:formula="of:=[.H63]+[.J63]+[.K63]" table:style-name="ce5">
            <text:p>158</text:p>
          </table:table-cell>
          <table:table-cell office:value-type="float" office:value="158" table:formula="of:=[.I63]+[.J64]+[.K64]" table:style-name="ce5">
            <text:p>1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14</text:p>
          </table:table-cell>
          <table:table-cell office:value-type="string" table:number-columns-spanned="6" table:number-rows-spanned="1" table:style-name="ce24">
            <text:p>MARCA DE IMPUTAÇÃO NA V0214:</text:p>
            <text:p>1- Sim</text:p>
            <text:p>2- Não</text:p>
          </table:table-cell>
          <table:covered-table-cell table:number-columns-repeated="5"/>
          <table:table-cell office:value-type="float" office:value="159" table:formula="of:=[.H64]+[.J64]+[.K64]" table:style-name="ce5">
            <text:p>159</text:p>
          </table:table-cell>
          <table:table-cell office:value-type="float" office:value="159" table:formula="of:=[.I64]+[.J65]+[.K65]" table:style-name="ce5">
            <text:p>15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15</text:p>
          </table:table-cell>
          <table:table-cell office:value-type="string" table:number-columns-spanned="6" table:number-rows-spanned="1" table:style-name="ce24">
            <text:p>MARCA DE IMPUTAÇÃO NA V0215:</text:p>
            <text:p>1- Sim</text:p>
            <text:p>2- Não</text:p>
          </table:table-cell>
          <table:covered-table-cell table:number-columns-repeated="5"/>
          <table:table-cell office:value-type="float" office:value="160" table:formula="of:=[.H65]+[.J65]+[.K65]" table:style-name="ce5">
            <text:p>160</text:p>
          </table:table-cell>
          <table:table-cell office:value-type="float" office:value="160" table:formula="of:=[.I65]+[.J66]+[.K66]" table:style-name="ce5">
            <text:p>16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16</text:p>
          </table:table-cell>
          <table:table-cell office:value-type="string" table:number-columns-spanned="6" table:number-rows-spanned="1" table:style-name="ce24">
            <text:p>MARCA DE IMPUTAÇÃO NA V0216:</text:p>
            <text:p>1- Sim</text:p>
            <text:p>2- Não</text:p>
          </table:table-cell>
          <table:covered-table-cell table:number-columns-repeated="5"/>
          <table:table-cell office:value-type="float" office:value="161" table:formula="of:=[.H66]+[.J66]+[.K66]" table:style-name="ce5">
            <text:p>161</text:p>
          </table:table-cell>
          <table:table-cell office:value-type="float" office:value="161" table:formula="of:=[.I66]+[.J67]+[.K67]" table:style-name="ce5">
            <text:p>16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17</text:p>
          </table:table-cell>
          <table:table-cell office:value-type="string" table:number-columns-spanned="6" table:number-rows-spanned="1" table:style-name="ce24">
            <text:p>MARCA DE IMPUTAÇÃO NA V0217:</text:p>
            <text:p>1- Sim</text:p>
            <text:p>2- Não</text:p>
          </table:table-cell>
          <table:covered-table-cell table:number-columns-repeated="5"/>
          <table:table-cell office:value-type="float" office:value="162" table:formula="of:=[.H67]+[.J67]+[.K67]" table:style-name="ce5">
            <text:p>162</text:p>
          </table:table-cell>
          <table:table-cell office:value-type="float" office:value="162" table:formula="of:=[.I67]+[.J68]+[.K68]" table:style-name="ce5">
            <text:p>16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18</text:p>
          </table:table-cell>
          <table:table-cell office:value-type="string" table:number-columns-spanned="6" table:number-rows-spanned="1" table:style-name="ce24">
            <text:p>MARCA DE IMPUTAÇÃO NA V0218:</text:p>
            <text:p>1- Sim</text:p>
            <text:p>2- Não</text:p>
          </table:table-cell>
          <table:covered-table-cell table:number-columns-repeated="5"/>
          <table:table-cell office:value-type="float" office:value="163" table:formula="of:=[.H68]+[.J68]+[.K68]" table:style-name="ce5">
            <text:p>163</text:p>
          </table:table-cell>
          <table:table-cell office:value-type="float" office:value="163" table:formula="of:=[.I68]+[.J69]+[.K69]" table:style-name="ce5">
            <text:p>16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19</text:p>
          </table:table-cell>
          <table:table-cell office:value-type="string" table:number-columns-spanned="6" table:number-rows-spanned="1" table:style-name="ce24">
            <text:p>MARCA DE IMPUTAÇÃO NA V0219:</text:p>
            <text:p>1- Sim</text:p>
            <text:p>2- Não</text:p>
          </table:table-cell>
          <table:covered-table-cell table:number-columns-repeated="5"/>
          <table:table-cell office:value-type="float" office:value="164" table:formula="of:=[.H69]+[.J69]+[.K69]" table:style-name="ce5">
            <text:p>164</text:p>
          </table:table-cell>
          <table:table-cell office:value-type="float" office:value="164" table:formula="of:=[.I69]+[.J70]+[.K70]" table:style-name="ce5">
            <text:p>16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8">
          <table:table-cell office:value-type="string" table:style-name="ce4">
            <text:p>M0220</text:p>
          </table:table-cell>
          <table:table-cell office:value-type="string" table:number-columns-spanned="6" table:number-rows-spanned="1" table:style-name="ce25">
            <text:p>MARCA DE IMPUTAÇÃO NA V0220:</text:p>
            <text:p>1- Sim</text:p>
            <text:p><text:span text:style-name="T6">2- Não</text:span></text:p>
          </table:table-cell>
          <table:covered-table-cell table:number-columns-repeated="5"/>
          <table:table-cell office:value-type="float" office:value="165" table:formula="of:=[.H70]+[.J70]+[.K70]" table:style-name="ce5">
            <text:p>165</text:p>
          </table:table-cell>
          <table:table-cell office:value-type="float" office:value="165" table:formula="of:=[.I70]+[.J71]+[.K71]" table:style-name="ce5">
            <text:p>16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21</text:p>
          </table:table-cell>
          <table:table-cell office:value-type="string" table:number-columns-spanned="6" table:number-rows-spanned="1" table:style-name="ce24">
            <text:p>MARCA DE IMPUTAÇÃO NA V0221:</text:p>
            <text:p>1- Sim</text:p>
            <text:p>2- Não</text:p>
          </table:table-cell>
          <table:covered-table-cell table:number-columns-repeated="5"/>
          <table:table-cell office:value-type="float" office:value="166" table:formula="of:=[.H71]+[.J71]+[.K71]" table:style-name="ce5">
            <text:p>166</text:p>
          </table:table-cell>
          <table:table-cell office:value-type="float" office:value="166" table:formula="of:=[.I71]+[.J72]+[.K72]" table:style-name="ce5">
            <text:p>1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222</text:p>
          </table:table-cell>
          <table:table-cell office:value-type="string" table:number-columns-spanned="6" table:number-rows-spanned="1" table:style-name="ce24">
            <text:p>MARCA DE IMPUTAÇÃO NA V0222:</text:p>
            <text:p>1- Sim</text:p>
            <text:p>2- Não</text:p>
          </table:table-cell>
          <table:covered-table-cell table:number-columns-repeated="5"/>
          <table:table-cell office:value-type="float" office:value="167" table:formula="of:=[.H72]+[.J72]+[.K72]" table:style-name="ce5">
            <text:p>167</text:p>
          </table:table-cell>
          <table:table-cell office:value-type="float" office:value="167" table:formula="of:=[.I72]+[.J73]+[.K73]" table:style-name="ce5">
            <text:p>16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301</text:p>
          </table:table-cell>
          <table:table-cell office:value-type="string" table:number-columns-spanned="6" table:number-rows-spanned="1" table:style-name="ce24">
            <text:p>MARCA DE IMPUTAÇÃO NA V0301:</text:p>
            <text:p>1- Sim</text:p>
            <text:p>2- Não</text:p>
          </table:table-cell>
          <table:covered-table-cell table:number-columns-repeated="5"/>
          <table:table-cell office:value-type="float" office:value="168" table:formula="of:=[.H73]+[.J73]+[.K73]" table:style-name="ce5">
            <text:p>168</text:p>
          </table:table-cell>
          <table:table-cell office:value-type="float" office:value="168" table:formula="of:=[.I73]+[.J74]+[.K74]" table:style-name="ce5">
            <text:p>1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401</text:p>
          </table:table-cell>
          <table:table-cell office:value-type="string" table:number-columns-spanned="6" table:number-rows-spanned="1" table:style-name="ce24">
            <text:p>MARCA DE IMPUTAÇÃO NA V0401:</text:p>
            <text:p>1- Sim</text:p>
            <text:p>2- Não</text:p>
          </table:table-cell>
          <table:covered-table-cell table:number-columns-repeated="5"/>
          <table:table-cell office:value-type="float" office:value="169" table:formula="of:=[.H74]+[.J74]+[.K74]" table:style-name="ce5">
            <text:p>169</text:p>
          </table:table-cell>
          <table:table-cell office:value-type="float" office:value="169" table:formula="of:=[.I74]+[.J75]+[.K75]" table:style-name="ce5">
            <text:p>16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402</text:p>
          </table:table-cell>
          <table:table-cell office:value-type="string" table:number-columns-spanned="6" table:number-rows-spanned="1" table:style-name="ce24">
            <text:p>MARCA DE IMPUTAÇÃO NA V0402:</text:p>
            <text:p>1- Sim</text:p>
            <text:p>2- Não</text:p>
          </table:table-cell>
          <table:covered-table-cell table:number-columns-repeated="5"/>
          <table:table-cell office:value-type="float" office:value="170" table:formula="of:=[.H75]+[.J75]+[.K75]" table:style-name="ce5">
            <text:p>170</text:p>
          </table:table-cell>
          <table:table-cell office:value-type="float" office:value="170" table:formula="of:=[.I75]+[.J76]+[.K76]" table:style-name="ce5">
            <text:p>1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701</text:p>
          </table:table-cell>
          <table:table-cell office:value-type="string" table:number-columns-spanned="6" table:number-rows-spanned="1" table:style-name="ce24">
            <text:p>MARCA DE IMPUTAÇÃO NA V0701:</text:p>
            <text:p>1- Sim</text:p>
            <text:p>2- Não</text:p>
          </table:table-cell>
          <table:covered-table-cell table:number-columns-repeated="5"/>
          <table:table-cell office:value-type="float" office:value="171" table:formula="of:=[.H76]+[.J76]+[.K76]" table:style-name="ce5">
            <text:p>171</text:p>
          </table:table-cell>
          <table:table-cell office:value-type="float" office:value="171" table:formula="of:=[.I76]+[.J77]+[.K77]" table:style-name="ce5">
            <text:p>1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9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24">
            <text:p>Situação do setor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172" table:formula="of:=[.H77]+[.J77]+[.K77]" table:style-name="ce5">
            <text:p>172</text:p>
          </table:table-cell>
          <table:table-cell office:value-type="float" office:value="172" table:formula="of:=[.I77]+[.J78]+[.K78]" table:style-name="ce5">
            <text:p>1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498" table:style-name="ro20">
          <table:table-cell table:number-columns-repeated="16384"/>
        </table:table-row>
      </table:table>
      <table:table table:name="Planilha1" table:style-name="ta2">
        <table:table-column table:style-name="co4" table:number-columns-repeated="16384" table:default-cell-style-name="ce1"/>
        <table:table-row table:style-name="ro3">
          <table:table-cell table:number-columns-spanned="6" table:number-rows-spanned="1" table:style-name="ce9"/>
          <table:covered-table-cell table:number-columns-repeated="5"/>
          <table:table-cell table:number-columns-repeated="16378"/>
        </table:table-row>
        <table:table-row table:number-rows-repeated="1048575" table:style-name="ro21">
          <table:table-cell table:number-columns-repeated="16384"/>
        </table:table-row>
      </table:table>
      <table:table table:name="PESS" table:style-name="ta3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7" table:number-rows-spanned="1" table:style-name="ce7">
            <text:p>Variáveis do Registro de Pessoas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2">
            <text:p>VAR</text:p>
          </table:table-cell>
          <table:table-cell office:value-type="string" table:number-columns-spanned="6" table:number-rows-spanned="1" table:style-name="ce7">
            <text:p>NOME</text:p>
          </table:table-cell>
          <table:covered-table-cell table:number-columns-repeated="5"/>
          <table:table-cell office:value-type="string" table:style-name="ce3">
            <text:p>POSIÇÃO INICIAL</text:p>
          </table:table-cell>
          <table:table-cell office:value-type="string" table:style-name="ce3">
            <text:p>POSIÇÃO FINAL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TIPO</text:p>
          </table:table-cell>
          <table:table-cell table:number-columns-repeated="16372"/>
        </table:table-row>
        <table:table-row table:style-name="ro2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26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24">
            <text:p>CÓDIGO DO MUNICÍPIO</text:p>
          </table:table-cell>
          <table:covered-table-cell table:number-columns-repeated="5"/>
          <table:table-cell office:value-type="float" office:value="3" table:formula="of:=[.H3]+[.J3]+[.K3]" table:style-name="ce5">
            <text:p>3</text:p>
          </table:table-cell>
          <table:table-cell office:value-type="float" office:value="7" table:formula="of:=[.I3]+[.J4]+[.K4]" table:style-name="ce5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24">
            <text:p>ÁREA DE PONDERAÇÃO</text:p>
          </table:table-cell>
          <table:covered-table-cell table:number-columns-repeated="5"/>
          <table:table-cell office:value-type="float" office:value="8" table:formula="of:=[.H4]+[.J4]+[.K4]" table:style-name="ce5">
            <text:p>8</text:p>
          </table:table-cell>
          <table:table-cell office:value-type="float" office:value="20" table:formula="of:=[.I4]+[.J5]+[.K5]" table:style-name="ce5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24">
            <text:p>CONTROLE</text:p>
          </table:table-cell>
          <table:covered-table-cell table:number-columns-repeated="5"/>
          <table:table-cell office:value-type="float" office:value="21" table:formula="of:=[.H5]+[.J5]+[.K5]" table:style-name="ce5">
            <text:p>21</text:p>
          </table:table-cell>
          <table:table-cell office:value-type="float" office:value="28" table:formula="of:=[.I5]+[.J6]+[.K6]" table:style-name="ce5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24">
            <text:p>PESO AMOSTRAL</text:p>
          </table:table-cell>
          <table:covered-table-cell table:number-columns-repeated="5"/>
          <table:table-cell office:value-type="float" office:value="29" table:formula="of:=[.H6]+[.J6]+[.K6]" table:style-name="ce5">
            <text:p>29</text:p>
          </table:table-cell>
          <table:table-cell office:value-type="float" office:value="44" table:formula="of:=[.I6]+[.J7]+[.K7]" table:style-name="ce5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23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26">
            <text:p>REGIÃO GEOGRÁFICA:</text:p>
            <text:p>1- Região norte (uf=11 a 17)</text:p>
            <text:p>2- Região nordeste (uf=21 a 29)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7]+[.J7]+[.K7]" table:style-name="ce5">
            <text:p>45</text:p>
          </table:table-cell>
          <table:table-cell office:value-type="float" office:value="45" table:formula="of:=[.I7]+[.J8]+[.K8]" table:style-name="ce5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24">
            <text:p>CÓDIGO DA MESORREGIÃO:</text:p>
            <text:p>A relação de códigos encontra-se no arquivo:</text:p>
          </table:table-cell>
          <table:covered-table-cell table:number-columns-repeated="5"/>
          <table:table-cell office:value-type="float" office:value="46" table:formula="of:=[.H8]+[.J8]+[.K8]" table:style-name="ce5">
            <text:p>46</text:p>
          </table:table-cell>
          <table:table-cell office:value-type="float" office:value="47" table:formula="of:=[.I8]+[.J9]+[.K9]" table:style-name="ce5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24">
            <text:p>CÓDIGO DA MICRORREGIÃO:</text:p>
            <text:p>A relação de códigos encontra-se no arquivo:</text:p>
          </table:table-cell>
          <table:covered-table-cell table:number-columns-repeated="5"/>
          <table:table-cell office:value-type="float" office:value="48" table:formula="of:=[.H9]+[.J9]+[.K9]" table:style-name="ce5">
            <text:p>48</text:p>
          </table:table-cell>
          <table:table-cell office:value-type="float" office:value="50" table:formula="of:=[.I9]+[.J10]+[.K10]" table:style-name="ce5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24">
            <text:p>CÓDIGO DA REGIÃO METROPOLITANA: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10]+[.J10]+[.K10]" table:style-name="ce5">
            <text:p>51</text:p>
          </table:table-cell>
          <table:table-cell office:value-type="float" office:value="52" table:formula="of:=[.I10]+[.J11]+[.K11]" table:style-name="ce5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1006</text:p>
          </table:table-cell>
          <table:table-cell office:value-type="string" table:number-columns-spanned="6" table:number-rows-spanned="1" table:style-name="ce32">
            <text:p>SITUAÇÃO DO DOMICÍLIO: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1]+[.J11]+[.K11]" table:style-name="ce5">
            <text:p>53</text:p>
          </table:table-cell>
          <table:table-cell office:value-type="float" office:value="53" table:formula="of:=[.I11]+[.J12]+[.K12]" table:style-name="ce5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24">
          <table:table-cell office:value-type="string" table:style-name="ce4">
            <text:p>V0502</text:p>
          </table:table-cell>
          <table:table-cell office:value-type="string" table:number-columns-spanned="6" table:number-rows-spanned="1" table:style-name="ce31">
            <text:p>RELAÇÃO DE PARENTESCO OU DE CONVIVÊNCIA COM A PESSOA RESPONSÁVEL PELO DOMICÍLIO:</text:p>
            <text:p>01- Pessoa responsável pelo domicílio</text:p>
            <text:p>02- Cônjuge ou companheiro(a) de sexo diferente</text:p>
            <text:p>03- Cônjuge ou companheiro(a) do mesmo sexo</text:p>
            <text:p>04- Filho(a) do responsável e do cônjuge</text:p>
            <text:p>05- Filho(a) somente do responsável</text:p>
            <text:p>06- Enteado(a)</text:p>
            <text:p>07- Genro ou nora</text:p>
            <text:p>08- Pai, mãe, padrasto ou madrasta</text:p>
            <text:p>09- Sogro(a)</text:p>
            <text:p>10- Neto(a)</text:p>
            <text:p>11- Bisneto(a)</text:p>
            <text:p>12- Irmão ou irmã</text:p>
            <text:p>13- Avô ou avó</text:p>
            <text:p>14- Outro parente</text:p>
            <text:p>15- Agregado(a)</text:p>
            <text:p>16- Convivente</text:p>
            <text:p>17- Pensionista</text:p>
            <text:p>18- Empregado(a) doméstico(a)</text:p>
            <text:p>19- Parente do(a) empregado(a) doméstico(a)</text:p>
            <text:p>20- Individual em domicílio coletivo</text:p>
          </table:table-cell>
          <table:covered-table-cell table:number-columns-repeated="5"/>
          <table:table-cell office:value-type="float" office:value="54" table:formula="of:=[.H12]+[.J12]+[.K12]" table:style-name="ce5">
            <text:p>54</text:p>
          </table:table-cell>
          <table:table-cell office:value-type="float" office:value="55" table:formula="of:=[.I12]+[.J13]+[.K13]" table:style-name="ce5">
            <text:p>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0">
          <table:table-cell office:value-type="string" table:style-name="ce4">
            <text:p>V0504</text:p>
          </table:table-cell>
          <table:table-cell office:value-type="string" table:number-columns-spanned="6" table:number-rows-spanned="1" table:style-name="ce24">
            <text:p>ORDEM LÓGICA</text:p>
          </table:table-cell>
          <table:covered-table-cell table:number-columns-repeated="5"/>
          <table:table-cell office:value-type="float" office:value="56" table:formula="of:=[.H13]+[.J13]+[.K13]" table:style-name="ce5">
            <text:p>56</text:p>
          </table:table-cell>
          <table:table-cell office:value-type="float" office:value="57" table:formula="of:=[.I13]+[.J14]+[.K14]" table:style-name="ce5">
            <text:p>5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01</text:p>
          </table:table-cell>
          <table:table-cell office:value-type="string" table:number-columns-spanned="6" table:number-rows-spanned="1" table:style-name="ce32">
            <text:p>SEXO:</text:p>
            <text:p>1- Masculino</text:p>
            <text:p>2- Feminino</text:p>
          </table:table-cell>
          <table:covered-table-cell table:number-columns-repeated="5"/>
          <table:table-cell office:value-type="float" office:value="58" table:formula="of:=[.H14]+[.J14]+[.K14]" table:style-name="ce5">
            <text:p>58</text:p>
          </table:table-cell>
          <table:table-cell office:value-type="float" office:value="58" table:formula="of:=[.I14]+[.J15]+[.K15]" table:style-name="ce5">
            <text:p>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033</text:p>
          </table:table-cell>
          <table:table-cell office:value-type="string" table:number-columns-spanned="6" table:number-rows-spanned="1" table:style-name="ce26">
            <text:p>VARIÁVEL AUXILIAR DA IDADE CALCULADA (ANOS E MESES):</text:p>
            <text:p>- 1 a 140</text:p>
            <text:p>- 900 a 911</text:p>
          </table:table-cell>
          <table:covered-table-cell table:number-columns-repeated="5"/>
          <table:table-cell office:value-type="float" office:value="59" table:formula="of:=[.H15]+[.J15]+[.K15]" table:style-name="ce5">
            <text:p>59</text:p>
          </table:table-cell>
          <table:table-cell office:value-type="float" office:value="61" table:formula="of:=[.I15]+[.J16]+[.K16]" table:style-name="ce5">
            <text:p>61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036</text:p>
          </table:table-cell>
          <table:table-cell office:value-type="string" table:number-columns-spanned="6" table:number-rows-spanned="1" table:style-name="ce32">
            <text:p>VARIÁVEL AUXILIAR DA IDADE CALCULADA EM ANOS:</text:p>
            <text:p>- 0 a 140</text:p>
          </table:table-cell>
          <table:covered-table-cell table:number-columns-repeated="5"/>
          <table:table-cell office:value-type="float" office:value="62" table:formula="of:=[.H16]+[.J16]+[.K16]" table:style-name="ce5">
            <text:p>62</text:p>
          </table:table-cell>
          <table:table-cell office:value-type="float" office:value="64" table:formula="of:=[.I16]+[.J17]+[.K17]" table:style-name="ce5">
            <text:p>6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037</text:p>
          </table:table-cell>
          <table:table-cell office:value-type="string" table:number-columns-spanned="6" table:number-rows-spanned="1" table:style-name="ce24">
            <text:p>VARIÁVEL AUXILIAR DA IDADE CALCULADA EM MESES (PARA AS PESSOAS MENORES DE 1 ANO):</text:p>
            <text:p>- 0 a 11</text:p>
          </table:table-cell>
          <table:covered-table-cell table:number-columns-repeated="5"/>
          <table:table-cell office:value-type="float" office:value="65" table:formula="of:=[.H17]+[.J17]+[.K17]" table:style-name="ce5">
            <text:p>65</text:p>
          </table:table-cell>
          <table:table-cell office:value-type="float" office:value="66" table:formula="of:=[.I17]+[.J18]+[.K18]" table:style-name="ce5">
            <text:p>6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25">
          <table:table-cell office:value-type="string" table:style-name="ce4">
            <text:p>V6040</text:p>
          </table:table-cell>
          <table:table-cell office:value-type="string" table:number-columns-spanned="6" table:number-rows-spanned="1" table:style-name="ce24">
            <text:p>FORMA DE DECLARAÇÃO DA IDADE:</text:p>
            <text:p>1- Data de nascimento</text:p>
            <text:p>2- Idade declarada</text:p>
          </table:table-cell>
          <table:covered-table-cell table:number-columns-repeated="5"/>
          <table:table-cell office:value-type="float" office:value="67" table:formula="of:=[.H18]+[.J18]+[.K18]" table:style-name="ce5">
            <text:p>67</text:p>
          </table:table-cell>
          <table:table-cell office:value-type="float" office:value="67" table:formula="of:=[.I18]+[.J19]+[.K19]" table:style-name="ce5">
            <text:p>6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26">
          <table:table-cell office:value-type="string" table:style-name="ce4">
            <text:p>V0606</text:p>
          </table:table-cell>
          <table:table-cell office:value-type="string" table:number-columns-spanned="6" table:number-rows-spanned="1" table:style-name="ce28">
            <text:p>COR OU RAÇA:</text:p>
            <text:p>1- Branca</text:p>
            <text:p>2- Preta</text:p>
            <text:p>3- Amarela</text:p>
            <text:p>4- Parda</text:p>
            <text:p>5- Indígena</text:p>
            <text:p>9- Ignorado</text:p>
          </table:table-cell>
          <table:covered-table-cell table:number-columns-repeated="5"/>
          <table:table-cell office:value-type="float" office:value="68" table:formula="of:=[.H19]+[.J19]+[.K19]" table:style-name="ce5">
            <text:p>68</text:p>
          </table:table-cell>
          <table:table-cell office:value-type="float" office:value="68" table:formula="of:=[.I19]+[.J20]+[.K20]" table:style-name="ce5">
            <text:p>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27">
          <table:table-cell office:value-type="string" table:style-name="ce4">
            <text:p>V0613</text:p>
          </table:table-cell>
          <table:table-cell office:value-type="string" table:number-columns-spanned="6" table:number-rows-spanned="1" table:style-name="ce26">
            <text:p>REGISTRO DE NASCIMENTO:</text:p>
            <text:p>1- Do cartório</text:p>
            <text:p>2- Declaração de nascido vivo (DNV) do hospital ou da maternidade</text:p>
            <text:p>3- Registro administrativo de nascimento indígena (RANI)</text:p>
            <text:p>4- Não tem</text:p>
            <text:p>5- Não sabe</text:p>
            <text:p>9- Ignorado</text:p>
            <text:p>Branco</text:p>
          </table:table-cell>
          <table:covered-table-cell table:number-columns-repeated="5"/>
          <table:table-cell office:value-type="float" office:value="69" table:formula="of:=[.H20]+[.J20]+[.K20]" table:style-name="ce5">
            <text:p>69</text:p>
          </table:table-cell>
          <table:table-cell office:value-type="float" office:value="69" table:formula="of:=[.I20]+[.J21]+[.K21]" table:style-name="ce5">
            <text:p>6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28">
          <table:table-cell office:value-type="string" table:style-name="ce4">
            <text:p>V0614</text:p>
          </table:table-cell>
          <table:table-cell office:value-type="string" table:number-columns-spanned="6" table:number-rows-spanned="1" table:style-name="ce26">
            <text:p>DIFICULDADE PERMANENTE DE ENXERGAR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/>
          <table:table-cell office:value-type="float" office:value="70" table:formula="of:=[.H21]+[.J21]+[.K21]" table:style-name="ce5">
            <text:p>70</text:p>
          </table:table-cell>
          <table:table-cell office:value-type="float" office:value="70" table:formula="of:=[.I21]+[.J22]+[.K22]" table:style-name="ce5">
            <text:p>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7">
          <table:table-cell office:value-type="string" table:style-name="ce4">
            <text:p>V0615</text:p>
          </table:table-cell>
          <table:table-cell office:value-type="string" table:number-columns-spanned="6" table:number-rows-spanned="1" table:style-name="ce26">
            <text:p>DIFICULDADE PERMANENTE DE OUVIR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/>
          <table:table-cell office:value-type="float" office:value="71" table:formula="of:=[.H22]+[.J22]+[.K22]" table:style-name="ce5">
            <text:p>71</text:p>
          </table:table-cell>
          <table:table-cell office:value-type="float" office:value="71" table:formula="of:=[.I22]+[.J23]+[.K23]" table:style-name="ce5">
            <text:p>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7">
          <table:table-cell office:value-type="string" table:style-name="ce4">
            <text:p>V0616</text:p>
          </table:table-cell>
          <table:table-cell office:value-type="string" table:number-columns-spanned="6" table:number-rows-spanned="1" table:style-name="ce26">
            <text:p>DIFICULDADE PERMANENTE DE CAMINHAR OU SUBIR DEGRAUS:</text:p>
            <text:p>1- Sim, não consegue de modo algum</text:p>
            <text:p>2- Sim, grande dificuldade</text:p>
            <text:p>3- Sim, alguma dificuldade</text:p>
            <text:p>4- Não, nenhuma dificuldade</text:p>
            <text:p>9- Ignorado</text:p>
          </table:table-cell>
          <table:covered-table-cell table:number-columns-repeated="5"/>
          <table:table-cell office:value-type="float" office:value="72" table:formula="of:=[.H23]+[.J23]+[.K23]" table:style-name="ce5">
            <text:p>72</text:p>
          </table:table-cell>
          <table:table-cell office:value-type="float" office:value="72" table:formula="of:=[.I23]+[.J24]+[.K24]" table:style-name="ce5">
            <text:p>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17</text:p>
          </table:table-cell>
          <table:table-cell office:value-type="string" table:number-columns-spanned="6" table:number-rows-spanned="1" table:style-name="ce24">
            <text:p>DEFICIÊNCIA MENTAL/INTELECTUAL PERMANENTE:</text:p>
            <text:p>1- Sim</text:p>
            <text:p>2- Não</text:p>
            <text:p>9- Ignorado</text:p>
          </table:table-cell>
          <table:covered-table-cell table:number-columns-repeated="5"/>
          <table:table-cell office:value-type="float" office:value="73" table:formula="of:=[.H24]+[.J24]+[.K24]" table:style-name="ce5">
            <text:p>73</text:p>
          </table:table-cell>
          <table:table-cell office:value-type="float" office:value="73" table:formula="of:=[.I24]+[.J25]+[.K25]" table:style-name="ce5">
            <text:p>7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18</text:p>
          </table:table-cell>
          <table:table-cell office:value-type="string" table:number-columns-spanned="6" table:number-rows-spanned="1" table:style-name="ce26">
            <text:p>NASCEU NESTE MUNICÍPIO:</text:p>
            <text:p>1- Sim e sempre morou</text:p>
            <text:p>2- Sim mas morou em outro município ou país estrangeiro</text:p>
            <text:p>3- Não</text:p>
          </table:table-cell>
          <table:covered-table-cell table:number-columns-repeated="5"/>
          <table:table-cell office:value-type="float" office:value="74" table:formula="of:=[.H25]+[.J25]+[.K25]" table:style-name="ce5">
            <text:p>74</text:p>
          </table:table-cell>
          <table:table-cell office:value-type="float" office:value="74" table:formula="of:=[.I25]+[.J26]+[.K26]" table:style-name="ce5">
            <text:p>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19</text:p>
          </table:table-cell>
          <table:table-cell office:value-type="string" table:number-columns-spanned="6" table:number-rows-spanned="1" table:style-name="ce26">
            <text:p>NASCEU NESTA UNIDADE DA FEDERAÇÃO:</text:p>
            <text:p>1- Sim, e sempre morou</text:p>
            <text:p>2- Sim, mas morou em outra UF ou país estrangeiro</text:p>
            <text:p>3- Não</text:p>
            <text:p>Branco</text:p>
          </table:table-cell>
          <table:covered-table-cell table:number-columns-repeated="5"/>
          <table:table-cell office:value-type="float" office:value="75" table:formula="of:=[.H26]+[.J26]+[.K26]" table:style-name="ce5">
            <text:p>75</text:p>
          </table:table-cell>
          <table:table-cell office:value-type="float" office:value="75" table:formula="of:=[.I26]+[.J27]+[.K27]" table:style-name="ce5">
            <text:p>7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20</text:p>
          </table:table-cell>
          <table:table-cell office:value-type="string" table:number-columns-spanned="6" table:number-rows-spanned="1" table:style-name="ce30">
            <text:p>NACIONALIDADE:</text:p>
            <text:p>1- Brasileiro nato</text:p>
            <text:p>2- Naturalizado brasileiro</text:p>
            <text:p>3- Estrangeiro</text:p>
            <text:p>Branco</text:p>
          </table:table-cell>
          <table:covered-table-cell table:number-columns-repeated="5"/>
          <table:table-cell office:value-type="float" office:value="76" table:formula="of:=[.H27]+[.J27]+[.K27]" table:style-name="ce5">
            <text:p>76</text:p>
          </table:table-cell>
          <table:table-cell office:value-type="float" office:value="76" table:formula="of:=[.I27]+[.J28]+[.K28]" table:style-name="ce5">
            <text:p>7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0621</text:p>
          </table:table-cell>
          <table:table-cell office:value-type="string" table:number-columns-spanned="6" table:number-rows-spanned="1" table:style-name="ce24">
            <text:p>ANO QUE FIXOU RESIDÊNCIA NO BRASIL:</text:p>
            <text:p>- Branco</text:p>
            <text:p>- 1869 a 2010</text:p>
          </table:table-cell>
          <table:covered-table-cell table:number-columns-repeated="5"/>
          <table:table-cell office:value-type="float" office:value="77" table:formula="of:=[.H28]+[.J28]+[.K28]" table:style-name="ce5">
            <text:p>77</text:p>
          </table:table-cell>
          <table:table-cell office:value-type="float" office:value="80" table:formula="of:=[.I28]+[.J29]+[.K29]" table:style-name="ce5">
            <text:p>80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622</text:p>
          </table:table-cell>
          <table:table-cell office:value-type="string" table:number-columns-spanned="6" table:number-rows-spanned="1" table:style-name="ce26">
            <text:p>UF OU PAÍS ESTRANGEIRO DE NASCIMENTO:</text:p>
            <text:p>1- UF</text:p>
            <text:p>2- País estrangeiro</text:p>
            <text:p>Branco</text:p>
          </table:table-cell>
          <table:covered-table-cell table:number-columns-repeated="5"/>
          <table:table-cell office:value-type="float" office:value="81" table:formula="of:=[.H29]+[.J29]+[.K29]" table:style-name="ce5">
            <text:p>81</text:p>
          </table:table-cell>
          <table:table-cell office:value-type="float" office:value="81" table:formula="of:=[.I29]+[.J30]+[.K30]" table:style-name="ce5">
            <text:p>8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222</text:p>
          </table:table-cell>
          <table:table-cell office:value-type="string" table:number-columns-spanned="6" table:number-rows-spanned="1" table:style-name="ce24">
            <text:p>UNIDADE DA FEDERAÇÃO DE NASCIMENTO – código:</text:p>
            <text:p>- A relação de códigos encontra-se no arquivo: “Migração_UFs_2010 V6222 V 6252 V6262 V6362 V6602.xls”</text:p>
          </table:table-cell>
          <table:covered-table-cell table:number-columns-repeated="5"/>
          <table:table-cell office:value-type="float" office:value="82" table:formula="of:=[.H30]+[.J30]+[.K30]" table:style-name="ce5">
            <text:p>82</text:p>
          </table:table-cell>
          <table:table-cell office:value-type="float" office:value="88" table:formula="of:=[.I30]+[.J31]+[.K31]" table:style-name="ce5">
            <text:p>88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224</text:p>
          </table:table-cell>
          <table:table-cell office:value-type="string" table:number-columns-spanned="6" table:number-rows-spanned="1" table:style-name="ce24">
            <text:p>QUAL É O PAÍS ESTRANGEIRO DE NASCIMENTO – código: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89" table:formula="of:=[.H31]+[.J31]+[.K31]" table:style-name="ce5">
            <text:p>89</text:p>
          </table:table-cell>
          <table:table-cell office:value-type="float" office:value="95" table:formula="of:=[.I31]+[.J32]+[.K32]" table:style-name="ce5">
            <text:p>9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23</text:p>
          </table:table-cell>
          <table:table-cell office:value-type="string" table:number-columns-spanned="6" table:number-rows-spanned="1" table:style-name="ce24">
            <text:p>TEMPO DE MORADIA NA UF:</text:p>
            <text:p>- Branco</text:p>
            <text:p>- 0 a 140</text:p>
          </table:table-cell>
          <table:covered-table-cell table:number-columns-repeated="5"/>
          <table:table-cell office:value-type="float" office:value="96" table:formula="of:=[.H32]+[.J32]+[.K32]" table:style-name="ce5">
            <text:p>96</text:p>
          </table:table-cell>
          <table:table-cell office:value-type="float" office:value="98" table:formula="of:=[.I32]+[.J33]+[.K33]" table:style-name="ce5">
            <text:p>98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0624</text:p>
          </table:table-cell>
          <table:table-cell office:value-type="string" table:number-columns-spanned="6" table:number-rows-spanned="1" table:style-name="ce24">
            <text:p>TEMPO DE MORADIA NO MUNICÍPIO:</text:p>
            <text:p>- Branco</text:p>
            <text:p>- 0 a 140</text:p>
          </table:table-cell>
          <table:covered-table-cell table:number-columns-repeated="5"/>
          <table:table-cell office:value-type="float" office:value="99" table:formula="of:=[.H33]+[.J33]+[.K33]" table:style-name="ce5">
            <text:p>99</text:p>
          </table:table-cell>
          <table:table-cell office:value-type="float" office:value="101" table:formula="of:=[.I33]+[.J34]+[.K34]" table:style-name="ce5">
            <text:p>101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625</text:p>
          </table:table-cell>
          <table:table-cell office:value-type="string" table:number-columns-spanned="6" table:number-rows-spanned="1" table:style-name="ce26">
            <text:p>UNIDADE DA FEDERAÇÃO E MUNICÍPIO OU PAÍS ESTRANGEIRO DE MORADIA ANTES DE MUDAR-SE PARA ESTE MUNICÍPIO:</text:p>
            <text:p>1- UF/Município</text:p>
            <text:p>2- País estrangeiro</text:p>
            <text:p>Branco</text:p>
          </table:table-cell>
          <table:covered-table-cell table:number-columns-repeated="5"/>
          <table:table-cell office:value-type="float" office:value="102" table:formula="of:=[.H34]+[.J34]+[.K34]" table:style-name="ce5">
            <text:p>102</text:p>
          </table:table-cell>
          <table:table-cell office:value-type="float" office:value="102" table:formula="of:=[.I34]+[.J35]+[.K35]" table:style-name="ce5">
            <text:p>10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252</text:p>
          </table:table-cell>
          <table:table-cell office:value-type="string" table:number-columns-spanned="6" table:number-rows-spanned="1" table:style-name="ce24">
            <text:p>UF DE RESIDÊNCIA ANTERIOR –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103" table:formula="of:=[.H35]+[.J35]+[.K35]" table:style-name="ce5">
            <text:p>103</text:p>
          </table:table-cell>
          <table:table-cell office:value-type="float" office:value="109" table:formula="of:=[.I35]+[.J36]+[.K36]" table:style-name="ce5">
            <text:p>10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254</text:p>
          </table:table-cell>
          <table:table-cell office:value-type="string" table:number-columns-spanned="6" table:number-rows-spanned="1" table:style-name="ce24">
            <text:p>MUNICÍPIO DE RESIDÊNCIA ANTERIOR – código:</text:p>
            <text:p>- A relação de códigos encontra-se no arquivo: “Migração_Município_2010 V6254 V6264 V6364 V6604.xls”</text:p>
          </table:table-cell>
          <table:covered-table-cell table:number-columns-repeated="5"/>
          <table:table-cell office:value-type="float" office:value="110" table:formula="of:=[.H36]+[.J36]+[.K36]" table:style-name="ce5">
            <text:p>110</text:p>
          </table:table-cell>
          <table:table-cell office:value-type="float" office:value="116" table:formula="of:=[.I36]+[.J37]+[.K37]" table:style-name="ce5">
            <text:p>116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256</text:p>
          </table:table-cell>
          <table:table-cell office:value-type="string" table:number-columns-spanned="6" table:number-rows-spanned="1" table:style-name="ce24">
            <text:p>PAÍS DE RESIDÊNCIA ANTERIOR – código: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117" table:formula="of:=[.H37]+[.J37]+[.K37]" table:style-name="ce5">
            <text:p>117</text:p>
          </table:table-cell>
          <table:table-cell office:value-type="float" office:value="123" table:formula="of:=[.I37]+[.J38]+[.K38]" table:style-name="ce5">
            <text:p>123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626</text:p>
          </table:table-cell>
          <table:table-cell office:value-type="string" table:number-columns-spanned="6" table:number-rows-spanned="1" table:style-name="ce26">
            <text:p>RESIDÊNCIA EM 31 DE JULHO DE 2005:</text:p>
            <text:p>1- UF/Município</text:p>
            <text:p>2- País estrangeiro</text:p>
            <text:p>Branco</text:p>
          </table:table-cell>
          <table:covered-table-cell table:number-columns-repeated="5"/>
          <table:table-cell office:value-type="float" office:value="124" table:formula="of:=[.H38]+[.J38]+[.K38]" table:style-name="ce5">
            <text:p>124</text:p>
          </table:table-cell>
          <table:table-cell office:value-type="float" office:value="124" table:formula="of:=[.I38]+[.J39]+[.K39]" table:style-name="ce5">
            <text:p>12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262</text:p>
          </table:table-cell>
          <table:table-cell office:value-type="string" table:number-columns-spanned="6" table:number-rows-spanned="1" table:style-name="ce24">
            <text:p>UF DE RESIDÊNCIA EM 31 DE JULHO DE 2005 –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125" table:formula="of:=[.H39]+[.J39]+[.K39]" table:style-name="ce5">
            <text:p>125</text:p>
          </table:table-cell>
          <table:table-cell office:value-type="float" office:value="131" table:formula="of:=[.I39]+[.J40]+[.K40]" table:style-name="ce5">
            <text:p>131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264</text:p>
          </table:table-cell>
          <table:table-cell office:value-type="string" table:number-columns-spanned="6" table:number-rows-spanned="1" table:style-name="ce24">
            <text:p>MUNICÍPIO DE RESIDÊNCIA EM 31 DE JULHO DE 2005 – código:</text:p>
            <text:p>- A relação de códigos encontra-se no arquivo: “Migração_Município_2010 V6254 V6264 V6364 V6604.xls”</text:p>
          </table:table-cell>
          <table:covered-table-cell table:number-columns-repeated="5"/>
          <table:table-cell office:value-type="float" office:value="132" table:formula="of:=[.H40]+[.J40]+[.K40]" table:style-name="ce5">
            <text:p>132</text:p>
          </table:table-cell>
          <table:table-cell office:value-type="float" office:value="138" table:formula="of:=[.I40]+[.J41]+[.K41]" table:style-name="ce5">
            <text:p>138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266</text:p>
          </table:table-cell>
          <table:table-cell office:value-type="string" table:number-columns-spanned="6" table:number-rows-spanned="1" table:style-name="ce24">
            <text:p>PAÍS DE RESIDÊNCIA EM 31 DE JULHO DE 2005 – código: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139" table:formula="of:=[.H41]+[.J41]+[.K41]" table:style-name="ce5">
            <text:p>139</text:p>
          </table:table-cell>
          <table:table-cell office:value-type="float" office:value="145" table:formula="of:=[.I41]+[.J42]+[.K42]" table:style-name="ce5">
            <text:p>14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627</text:p>
          </table:table-cell>
          <table:table-cell office:value-type="string" table:number-columns-spanned="6" table:number-rows-spanned="1" table:style-name="ce28">
            <text:p>SABE LER E ESCREVER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46" table:formula="of:=[.H42]+[.J42]+[.K42]" table:style-name="ce5">
            <text:p>146</text:p>
          </table:table-cell>
          <table:table-cell office:value-type="float" office:value="146" table:formula="of:=[.I42]+[.J43]+[.K43]" table:style-name="ce5">
            <text:p>14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28</text:p>
          </table:table-cell>
          <table:table-cell office:value-type="string" table:number-columns-spanned="6" table:number-rows-spanned="1" table:style-name="ce28">
            <text:p>FREQUENTA ESCOLA OU CRECHE:</text:p>
            <text:p>1- Sim, pública</text:p>
            <text:p>2- Sim, particular</text:p>
            <text:p>3- Não, já frequentou</text:p>
            <text:p>4- Não, nunca frequentou</text:p>
          </table:table-cell>
          <table:covered-table-cell table:number-columns-repeated="5"/>
          <table:table-cell office:value-type="float" office:value="147" table:formula="of:=[.H43]+[.J43]+[.K43]" table:style-name="ce5">
            <text:p>147</text:p>
          </table:table-cell>
          <table:table-cell office:value-type="float" office:value="147" table:formula="of:=[.I43]+[.J44]+[.K44]" table:style-name="ce5">
            <text:p>14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8">
          <table:table-cell office:value-type="string" table:style-name="ce4">
            <text:p>V0629</text:p>
          </table:table-cell>
          <table:table-cell office:value-type="string" table:number-columns-spanned="6" table:number-rows-spanned="1" table:style-name="ce28">
            <text:p>CURSO QUE FREQUENTA:</text:p>
            <text:p>01- Creche</text:p>
            <text:p>02- Pré-escolar (maternal e jardim da infância)</text:p>
            <text:p>03- Classe de alfabetização - CA</text:p>
            <text:p>04- Alfabetização de jovens e adultos</text:p>
            <text:p>05- Regular do ensino fundamental</text:p>
            <text:p>06- Educação de jovens e adultos - EJA - ou supletivo do ensino fundamental</text:p>
            <text:p>07- Regular do ensino médio</text:p>
            <text:p>08- Educação de jovens e adultos - EJA - ou supletivo do ensino médio</text:p>
            <text:p>09- Superior de graduação</text:p>
            <text:p>10- Especialização de nível superior ( mínimo de 360 horas )</text:p>
            <text:p>11- Mestrado</text:p>
            <text:p>12- Doutorado</text:p>
            <text:p>Branco</text:p>
          </table:table-cell>
          <table:covered-table-cell table:number-columns-repeated="5"/>
          <table:table-cell office:value-type="float" office:value="148" table:formula="of:=[.H44]+[.J44]+[.K44]" table:style-name="ce5">
            <text:p>148</text:p>
          </table:table-cell>
          <table:table-cell office:value-type="float" office:value="149" table:formula="of:=[.I44]+[.J45]+[.K45]" table:style-name="ce5">
            <text:p>149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3">
          <table:table-cell office:value-type="string" table:style-name="ce4">
            <text:p>V0630</text:p>
          </table:table-cell>
          <table:table-cell office:value-type="string" table:number-columns-spanned="6" table:number-rows-spanned="1" table:style-name="ce28">
            <text:p>SÉRIE / ANO QUE FREQUENTA:</text:p>
            <text:p>01- Primeiro ano</text:p>
            <text:p>02- Primeira série / Segundo ano</text:p>
            <text:p>03- Segunda série / Terceiro ano</text:p>
            <text:p>04- Terceira série / Quarto ano</text:p>
            <text:p>05- Quarta série / Quinto ano</text:p>
            <text:p>06- Quinta série / Sexto ano</text:p>
            <text:p>07- Sexta série / Sétimo ano</text:p>
            <text:p>08- Sétima série / Oitavo ano</text:p>
            <text:p>09- Oitava série / Nono ano</text:p>
            <text:p>10- Não seriado</text:p>
            <text:p>Branco</text:p>
          </table:table-cell>
          <table:covered-table-cell table:number-columns-repeated="5"/>
          <table:table-cell office:value-type="float" office:value="150" table:formula="of:=[.H45]+[.J45]+[.K45]" table:style-name="ce5">
            <text:p>150</text:p>
          </table:table-cell>
          <table:table-cell office:value-type="float" office:value="151" table:formula="of:=[.I45]+[.J46]+[.K46]" table:style-name="ce5">
            <text:p>15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29">
          <table:table-cell office:value-type="string" table:style-name="ce4">
            <text:p>V0631</text:p>
          </table:table-cell>
          <table:table-cell office:value-type="string" table:number-columns-spanned="6" table:number-rows-spanned="1" table:style-name="ce28">
            <text:p>SÉRIE QUE FREQUENTA:</text:p>
            <text:p>1- Primeira série</text:p>
            <text:p>2- Segunda série</text:p>
            <text:p>3- Terceira série</text:p>
            <text:p>4- Quarta série</text:p>
            <text:p>5- Não seriado</text:p>
            <text:p>Branco</text:p>
          </table:table-cell>
          <table:covered-table-cell table:number-columns-repeated="5"/>
          <table:table-cell office:value-type="float" office:value="152" table:formula="of:=[.H46]+[.J46]+[.K46]" table:style-name="ce5">
            <text:p>152</text:p>
          </table:table-cell>
          <table:table-cell office:value-type="float" office:value="152" table:formula="of:=[.I46]+[.J47]+[.K47]" table:style-name="ce5">
            <text:p>1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32</text:p>
          </table:table-cell>
          <table:table-cell office:value-type="string" table:number-columns-spanned="6" table:number-rows-spanned="1" table:style-name="ce28">
            <text:p>CONCLUSÃO DE OUTRO CURSO SUPERIOR DE GRADUAÇÃO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53" table:formula="of:=[.H47]+[.J47]+[.K47]" table:style-name="ce5">
            <text:p>153</text:p>
          </table:table-cell>
          <table:table-cell office:value-type="float" office:value="153" table:formula="of:=[.I47]+[.J48]+[.K48]" table:style-name="ce5">
            <text:p>1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30">
          <table:table-cell office:value-type="string" table:style-name="ce4">
            <text:p>V0633</text:p>
          </table:table-cell>
          <table:table-cell office:value-type="string" table:number-columns-spanned="6" table:number-rows-spanned="1" table:style-name="ce28">
            <text:p>CURSO MAIS ELEVADO QUE FREQUENTOU:</text:p>
            <text:p>01- Creche, pré-escolar (maternal e jardim de infância), classe de alfabetização - CA</text:p>
            <text:p>02- Alfabetização de jovens e adultos</text:p>
            <text:p>03- Antigo primário (elementar)</text:p>
            <text:p>04- Antigo ginásio (médio 1º ciclo)</text:p>
            <text:p>05- Ensino fundamental ou 1º grau (da 1ª a 3ª série/ do 1º ao 4º ano)</text:p>
            <text:p>06- Ensino fundamental ou 1º grau (4ª série/ 5º ano)</text:p>
            <text:p>07- Ensino fundamental ou 1º grau (da 5ª a 8ª série/ 6º ao 9º ano)</text:p>
            <text:p>08- Supletivo do ensino fundamental ou do 1º grau</text:p>
            <text:p>09- Antigo científico, clássico, etc.....(médio 2º ciclo)</text:p>
            <text:p>10- Regular ou supletivo do ensino médio ou do 2º grau</text:p>
            <text:p>11- Superior de graduação</text:p>
            <text:p>12- Especialização de nível superior ( mínimo de 360 horas )</text:p>
            <text:p>13- Mestrado</text:p>
            <text:p>14- Doutorado</text:p>
            <text:p>Branco</text:p>
          </table:table-cell>
          <table:covered-table-cell table:number-columns-repeated="5"/>
          <table:table-cell office:value-type="float" office:value="154" table:formula="of:=[.H48]+[.J48]+[.K48]" table:style-name="ce5">
            <text:p>154</text:p>
          </table:table-cell>
          <table:table-cell office:value-type="float" office:value="155" table:formula="of:=[.I48]+[.J49]+[.K49]" table:style-name="ce5">
            <text:p>1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34</text:p>
          </table:table-cell>
          <table:table-cell office:value-type="string" table:number-columns-spanned="6" table:number-rows-spanned="1" table:style-name="ce28">
            <text:p>CONCLUSÃO DESTE CURSO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56" table:formula="of:=[.H49]+[.J49]+[.K49]" table:style-name="ce5">
            <text:p>156</text:p>
          </table:table-cell>
          <table:table-cell office:value-type="float" office:value="156" table:formula="of:=[.I49]+[.J50]+[.K50]" table:style-name="ce5">
            <text:p>1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35</text:p>
          </table:table-cell>
          <table:table-cell office:value-type="string" table:number-columns-spanned="6" table:number-rows-spanned="1" table:style-name="ce28">
            <text:p>ESPÉCIE DO CURSO MAIS ELEVADO CONCLUÍDO:</text:p>
            <text:p>1- Superior de graduação</text:p>
            <text:p>2- Mestrado</text:p>
            <text:p>3- Doutorado</text:p>
            <text:p>Branco</text:p>
          </table:table-cell>
          <table:covered-table-cell table:number-columns-repeated="5"/>
          <table:table-cell office:value-type="float" office:value="157" table:formula="of:=[.H50]+[.J50]+[.K50]" table:style-name="ce5">
            <text:p>157</text:p>
          </table:table-cell>
          <table:table-cell office:value-type="float" office:value="157" table:formula="of:=[.I50]+[.J51]+[.K51]" table:style-name="ce5">
            <text:p>15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31">
          <table:table-cell office:value-type="string" table:style-name="ce4">
            <text:p>V6400</text:p>
          </table:table-cell>
          <table:table-cell office:value-type="string" table:number-columns-spanned="6" table:number-rows-spanned="1" table:style-name="ce28">
            <text:p>NÍVEL DE INSTRUÇÃO:</text:p>
            <text:p>1- Sem instrução e fundamental incompleto</text:p>
            <text:p>2- Fundamental completo e médio incompleto</text:p>
            <text:p>3- Médio completo e superior incompleto</text:p>
            <text:p>4- Superior completo</text:p>
            <text:p>5- Não determinado</text:p>
          </table:table-cell>
          <table:covered-table-cell table:number-columns-repeated="5"/>
          <table:table-cell office:value-type="float" office:value="158" table:formula="of:=[.H51]+[.J51]+[.K51]" table:style-name="ce5">
            <text:p>158</text:p>
          </table:table-cell>
          <table:table-cell office:value-type="float" office:value="158" table:formula="of:=[.I51]+[.J52]+[.K52]" table:style-name="ce5">
            <text:p>1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352</text:p>
          </table:table-cell>
          <table:table-cell office:value-type="string" table:number-columns-spanned="6" table:number-rows-spanned="1" table:style-name="ce24">
            <text:p>CURSO SUPERIOR DE GRADUAÇÃO – código:</text:p>
            <text:p>- A relação de códigos encontra-se no arquivo: “Cursos Superiores_Estrutura 2010 V6352.xls”</text:p>
          </table:table-cell>
          <table:covered-table-cell table:number-columns-repeated="5"/>
          <table:table-cell office:value-type="float" office:value="159" table:formula="of:=[.H52]+[.J52]+[.K52]" table:style-name="ce5">
            <text:p>159</text:p>
          </table:table-cell>
          <table:table-cell office:value-type="float" office:value="161" table:formula="of:=[.I52]+[.J53]+[.K53]" table:style-name="ce5">
            <text:p>161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354</text:p>
          </table:table-cell>
          <table:table-cell office:value-type="string" table:number-columns-spanned="6" table:number-rows-spanned="1" table:style-name="ce24">
            <text:p>CURSO DE MESTRADO – código:</text:p>
            <text:p>- A relação de códigos encontra-se no arquivo: “Cursos Mestrado_Estrutura 2010 V6354.xls”</text:p>
          </table:table-cell>
          <table:covered-table-cell table:number-columns-repeated="5"/>
          <table:table-cell office:value-type="float" office:value="162" table:formula="of:=[.H53]+[.J53]+[.K53]" table:style-name="ce5">
            <text:p>162</text:p>
          </table:table-cell>
          <table:table-cell office:value-type="float" office:value="164" table:formula="of:=[.I53]+[.J54]+[.K54]" table:style-name="ce5">
            <text:p>164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356</text:p>
          </table:table-cell>
          <table:table-cell office:value-type="string" table:number-columns-spanned="6" table:number-rows-spanned="1" table:style-name="ce24">
            <text:p>CURSO DE DOUTORADO – código:</text:p>
            <text:p>- A relação de códigos encontra-se no arquivo: “Cursos Doutorado_Estrutura 2010 V6356.xls”</text:p>
          </table:table-cell>
          <table:covered-table-cell table:number-columns-repeated="5"/>
          <table:table-cell office:value-type="float" office:value="165" table:formula="of:=[.H54]+[.J54]+[.K54]" table:style-name="ce5">
            <text:p>165</text:p>
          </table:table-cell>
          <table:table-cell office:value-type="float" office:value="167" table:formula="of:=[.I54]+[.J55]+[.K55]" table:style-name="ce5">
            <text:p>167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V0636</text:p>
          </table:table-cell>
          <table:table-cell office:value-type="string" table:number-columns-spanned="6" table:number-rows-spanned="1" table:style-name="ce26">
            <text:p>MUNICÍPIO E UNIDADE DA FEDERAÇÃO OU PAÍS ESTRANGEIRO QUE FREQUENTAVA ESCOLA (OU CRECHE):</text:p>
            <text:p>1- Neste município</text:p>
            <text:p>2- Em outro município</text:p>
            <text:p>3- Em país estrangeiro</text:p>
            <text:p>Branco</text:p>
          </table:table-cell>
          <table:covered-table-cell table:number-columns-repeated="5"/>
          <table:table-cell office:value-type="float" office:value="168" table:formula="of:=[.H55]+[.J55]+[.K55]" table:style-name="ce5">
            <text:p>168</text:p>
          </table:table-cell>
          <table:table-cell office:value-type="float" office:value="168" table:formula="of:=[.I55]+[.J56]+[.K56]" table:style-name="ce5">
            <text:p>1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362</text:p>
          </table:table-cell>
          <table:table-cell office:value-type="string" table:number-columns-spanned="6" table:number-rows-spanned="1" table:style-name="ce24">
            <text:p>UF QUE FREQUENTAVA ESCOLA (OU CRECHE) –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169" table:formula="of:=[.H56]+[.J56]+[.K56]" table:style-name="ce5">
            <text:p>169</text:p>
          </table:table-cell>
          <table:table-cell office:value-type="float" office:value="175" table:formula="of:=[.I56]+[.J57]+[.K57]" table:style-name="ce5">
            <text:p>17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364</text:p>
          </table:table-cell>
          <table:table-cell office:value-type="string" table:number-columns-spanned="6" table:number-rows-spanned="1" table:style-name="ce24">
            <text:p>MUNICÍPIO QUE FREQUENTAVA ESCOLA (OU CRECHE) – código:</text:p>
            <text:p>- A relação de códigos encontra-se no arquivo: “Migração_Municípios_2010 V6254 V6264 V6364 V6604.xls”</text:p>
          </table:table-cell>
          <table:covered-table-cell table:number-columns-repeated="5"/>
          <table:table-cell office:value-type="float" office:value="176" table:formula="of:=[.H57]+[.J57]+[.K57]" table:style-name="ce5">
            <text:p>176</text:p>
          </table:table-cell>
          <table:table-cell office:value-type="float" office:value="182" table:formula="of:=[.I57]+[.J58]+[.K58]" table:style-name="ce5">
            <text:p>182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6366</text:p>
          </table:table-cell>
          <table:table-cell office:value-type="string" table:number-columns-spanned="6" table:number-rows-spanned="1" table:style-name="ce24">
            <text:p>PAÍS ESTRANGEIRO QUE FREQUENTAVA ESCOLA (OU CRECHE) – código: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183" table:formula="of:=[.H58]+[.J58]+[.K58]" table:style-name="ce5">
            <text:p>183</text:p>
          </table:table-cell>
          <table:table-cell office:value-type="float" office:value="189" table:formula="of:=[.I58]+[.J59]+[.K59]" table:style-name="ce5">
            <text:p>18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V0637</text:p>
          </table:table-cell>
          <table:table-cell office:value-type="string" table:number-columns-spanned="6" table:number-rows-spanned="1" table:style-name="ce26">
            <text:p>VIVE EM COMPANHIA DE CÔNJUGE OU COMPANHEIRO(A):</text:p>
            <text:p>1- Sim</text:p>
            <text:p>2- Não, mas viveu</text:p>
            <text:p>3- Não, nunca viveu</text:p>
            <text:p>Branco</text:p>
          </table:table-cell>
          <table:covered-table-cell table:number-columns-repeated="5"/>
          <table:table-cell office:value-type="float" office:value="190" table:formula="of:=[.H59]+[.J59]+[.K59]" table:style-name="ce5">
            <text:p>190</text:p>
          </table:table-cell>
          <table:table-cell office:value-type="float" office:value="190" table:formula="of:=[.I59]+[.J60]+[.K60]" table:style-name="ce5">
            <text:p>19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38</text:p>
          </table:table-cell>
          <table:table-cell office:value-type="string" table:number-columns-spanned="6" table:number-rows-spanned="1" table:style-name="ce26">
            <text:p>NÚMERO DE ORDEM DO CÔNJUGE OU COMPANHEIRO(A):</text:p>
            <text:p>- Branco</text:p>
            <text:p>- 1 a 98</text:p>
            <text:p>- 99 = ignorado</text:p>
          </table:table-cell>
          <table:covered-table-cell table:number-columns-repeated="5"/>
          <table:table-cell office:value-type="float" office:value="191" table:formula="of:=[.H60]+[.J60]+[.K60]" table:style-name="ce5">
            <text:p>191</text:p>
          </table:table-cell>
          <table:table-cell office:value-type="float" office:value="192" table:formula="of:=[.I60]+[.J61]+[.K61]" table:style-name="ce5">
            <text:p>19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7">
          <table:table-cell office:value-type="string" table:style-name="ce4">
            <text:p>V0639</text:p>
          </table:table-cell>
          <table:table-cell office:value-type="string" table:number-columns-spanned="6" table:number-rows-spanned="1" table:style-name="ce26">
            <text:p>NATUREZA DA UNIÃO:</text:p>
            <text:p>1- Casamento civil e religioso</text:p>
            <text:p>2- Só casamento civil</text:p>
            <text:p>3- Só casamento religioso</text:p>
            <text:p>4- União consensual</text:p>
            <text:p>Branco</text:p>
          </table:table-cell>
          <table:covered-table-cell table:number-columns-repeated="5"/>
          <table:table-cell office:value-type="float" office:value="193" table:formula="of:=[.H61]+[.J61]+[.K61]" table:style-name="ce5">
            <text:p>193</text:p>
          </table:table-cell>
          <table:table-cell office:value-type="float" office:value="193" table:formula="of:=[.I61]+[.J62]+[.K62]" table:style-name="ce5">
            <text:p>1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32">
          <table:table-cell office:value-type="string" table:style-name="ce4">
            <text:p>V0640</text:p>
          </table:table-cell>
          <table:table-cell office:value-type="string" table:number-columns-spanned="6" table:number-rows-spanned="1" table:style-name="ce26">
            <text:p>ESTADO CIVIL:</text:p>
            <text:p>1- Casado(a)</text:p>
            <text:p>2- Desquitado(a) ou separado(a) judicialmente</text:p>
            <text:p>3- Divorciado(a)</text:p>
            <text:p>4- Viúvo(a)</text:p>
            <text:p>5- Solteiro(a)</text:p>
            <text:p>Branco</text:p>
          </table:table-cell>
          <table:covered-table-cell table:number-columns-repeated="5"/>
          <table:table-cell office:value-type="float" office:value="194" table:formula="of:=[.H62]+[.J62]+[.K62]" table:style-name="ce5">
            <text:p>194</text:p>
          </table:table-cell>
          <table:table-cell office:value-type="float" office:value="194" table:formula="of:=[.I62]+[.J63]+[.K63]" table:style-name="ce5">
            <text:p>1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41</text:p>
          </table:table-cell>
          <table:table-cell office:value-type="string" table:number-columns-spanned="6" table:number-rows-spanned="1" table:style-name="ce26">
            <text:p>NA SEMANA DE 25 A 31/07/10, DURANTE PELO MENOS 1 HORA, TRABALHOU GANHANDO EM DINHEIRO, PRODUTOS, MERCADORIAS OU BENEFÍCIOS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5" table:formula="of:=[.H63]+[.J63]+[.K63]" table:style-name="ce5">
            <text:p>195</text:p>
          </table:table-cell>
          <table:table-cell office:value-type="float" office:value="195" table:formula="of:=[.I63]+[.J64]+[.K64]" table:style-name="ce5">
            <text:p>1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42</text:p>
          </table:table-cell>
          <table:table-cell office:value-type="string" table:number-columns-spanned="6" table:number-rows-spanned="1" table:style-name="ce26">
            <text:p>NA SEMANA DE 25 A 31/07/10, TINHA TRABALHO REMUNERADO DO QUAL ESTAVA TEMPORARIAMENTE AFASTADO(A)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6" table:formula="of:=[.H64]+[.J64]+[.K64]" table:style-name="ce5">
            <text:p>196</text:p>
          </table:table-cell>
          <table:table-cell office:value-type="float" office:value="196" table:formula="of:=[.I64]+[.J65]+[.K65]" table:style-name="ce5">
            <text:p>19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43</text:p>
          </table:table-cell>
          <table:table-cell office:value-type="string" table:number-columns-spanned="6" table:number-rows-spanned="1" table:style-name="ce26">
            <text:p>NA SEMANA DE 25 A 31/07/10, DURANTE PELO MENOS 1 HORA, AJUDOU SEM QUALQUER PAGAMENTO NO TRABALHO REMUNERADO DE MORADOR DO DOMICÍLIO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7" table:formula="of:=[.H65]+[.J65]+[.K65]" table:style-name="ce5">
            <text:p>197</text:p>
          </table:table-cell>
          <table:table-cell office:value-type="float" office:value="197" table:formula="of:=[.I65]+[.J66]+[.K66]" table:style-name="ce5">
            <text:p>19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44</text:p>
          </table:table-cell>
          <table:table-cell office:value-type="string" table:number-columns-spanned="6" table:number-rows-spanned="1" table:style-name="ce26">
            <text:p>NA SEMANA DE 25 A 31/07/10, DURANTE PELO MENOS 1 HORA, TRABALHOU NA PLANTAÇÃO, CRIAÇÃO DE ANIMAIS OU PESCA, SOMENTE PARA</text:p>
            <text:p>ALIMENTAÇÃO DOS MORADORES DO DOMICÍLIO (INCLUSIVE CAÇA E EXTRAÇÃO VEGETAL)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198" table:formula="of:=[.H66]+[.J66]+[.K66]" table:style-name="ce5">
            <text:p>198</text:p>
          </table:table-cell>
          <table:table-cell office:value-type="float" office:value="198" table:formula="of:=[.I66]+[.J67]+[.K67]" table:style-name="ce5">
            <text:p>19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45</text:p>
          </table:table-cell>
          <table:table-cell office:value-type="string" table:number-columns-spanned="6" table:number-rows-spanned="1" table:style-name="ce26">
            <text:p>QUANTOS TRABALHOS TINHA:</text:p>
            <text:p>1- Um</text:p>
            <text:p>2- Dois ou mais</text:p>
            <text:p>Branco</text:p>
          </table:table-cell>
          <table:covered-table-cell table:number-columns-repeated="5"/>
          <table:table-cell office:value-type="float" office:value="199" table:formula="of:=[.H67]+[.J67]+[.K67]" table:style-name="ce5">
            <text:p>199</text:p>
          </table:table-cell>
          <table:table-cell office:value-type="float" office:value="199" table:formula="of:=[.I67]+[.J68]+[.K68]" table:style-name="ce5">
            <text:p>1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461</text:p>
          </table:table-cell>
          <table:table-cell office:value-type="string" table:number-columns-spanned="6" table:number-rows-spanned="1" table:style-name="ce26">
            <text:p>OCUPAÇÃO – código:</text:p>
            <text:p>(pode ter valor branco)</text:p>
            <text:p>- A relação de códigos encontra-se no arquivo: “Ocupação COD_Estrutura 2010.xls”</text:p>
          </table:table-cell>
          <table:covered-table-cell table:number-columns-repeated="5"/>
          <table:table-cell office:value-type="float" office:value="200" table:formula="of:=[.H68]+[.J68]+[.K68]" table:style-name="ce5">
            <text:p>200</text:p>
          </table:table-cell>
          <table:table-cell office:value-type="float" office:value="203" table:formula="of:=[.I68]+[.J69]+[.K69]" table:style-name="ce5">
            <text:p>203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6471</text:p>
          </table:table-cell>
          <table:table-cell office:value-type="string" table:number-columns-spanned="6" table:number-rows-spanned="1" table:style-name="ce24">
            <text:p>ATIVIDADE – código</text:p>
            <text:p>(pode ter valor branco)</text:p>
            <text:p>- A relação de códigos encontra-se no arquivo: “CNAEDOM2.0_Estrutura 2010.xls”</text:p>
          </table:table-cell>
          <table:covered-table-cell table:number-columns-repeated="5"/>
          <table:table-cell office:value-type="float" office:value="204" table:formula="of:=[.H69]+[.J69]+[.K69]" table:style-name="ce5">
            <text:p>204</text:p>
          </table:table-cell>
          <table:table-cell office:value-type="float" office:value="208" table:formula="of:=[.I69]+[.J70]+[.K70]" table:style-name="ce5">
            <text:p>208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6">
          <table:table-cell office:value-type="string" table:style-name="ce4">
            <text:p>V0648</text:p>
          </table:table-cell>
          <table:table-cell office:value-type="string" table:number-columns-spanned="6" table:number-rows-spanned="1" table:style-name="ce26">
            <text:p>NESSE TRABALHO ERA:</text:p>
            <text:p>1- Empregado com carteira de trabalho assinada</text:p>
            <text:p>2- Militar do exército, marinha, aeronáutica, policia militar ou corpo de bombeiros</text:p>
            <text:p>3- Empregado pelo regime jurídico dos funcionários públicos</text:p>
            <text:p>4- Empregado sem carteira de trabalho assinada</text:p>
            <text:p>5- Conta própria</text:p>
            <text:p>6- Empregador</text:p>
            <text:p>7- Não remunerado</text:p>
            <text:p>Branco</text:p>
          </table:table-cell>
          <table:covered-table-cell table:number-columns-repeated="5"/>
          <table:table-cell office:value-type="float" office:value="209" table:formula="of:=[.H70]+[.J70]+[.K70]" table:style-name="ce5">
            <text:p>209</text:p>
          </table:table-cell>
          <table:table-cell office:value-type="float" office:value="209" table:formula="of:=[.I70]+[.J71]+[.K71]" table:style-name="ce5">
            <text:p>20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49</text:p>
          </table:table-cell>
          <table:table-cell office:value-type="string" table:number-columns-spanned="6" table:number-rows-spanned="1" table:style-name="ce26">
            <text:p>QUANTAS PESSOAS EMPREGAVA NESSE TRABALHO:</text:p>
            <text:p>1- 1 a 5 pessoas</text:p>
            <text:p>2- 6 ou mais pessoas</text:p>
            <text:p>Branco</text:p>
          </table:table-cell>
          <table:covered-table-cell table:number-columns-repeated="5"/>
          <table:table-cell office:value-type="float" office:value="210" table:formula="of:=[.H71]+[.J71]+[.K71]" table:style-name="ce5">
            <text:p>210</text:p>
          </table:table-cell>
          <table:table-cell office:value-type="float" office:value="210" table:formula="of:=[.I71]+[.J72]+[.K72]" table:style-name="ce5">
            <text:p>21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50</text:p>
          </table:table-cell>
          <table:table-cell office:value-type="string" table:number-columns-spanned="6" table:number-rows-spanned="1" table:style-name="ce26">
            <text:p>ERA CONTRIBUINTE DE INSTITUTO DE PREVIDÊNCIA OFICIAL EM ALGUM TRABALHO QUE TINHA NA SEMANA DE 25 A 31 DE JULHO DE 2010:</text:p>
            <text:p>1- Sim, no trabalho principal</text:p>
            <text:p>2- Sim, em outro trabalho</text:p>
            <text:p>3- Não</text:p>
            <text:p>Branco</text:p>
          </table:table-cell>
          <table:covered-table-cell table:number-columns-repeated="5"/>
          <table:table-cell office:value-type="float" office:value="211" table:formula="of:=[.H72]+[.J72]+[.K72]" table:style-name="ce5">
            <text:p>211</text:p>
          </table:table-cell>
          <table:table-cell office:value-type="float" office:value="211" table:formula="of:=[.I72]+[.J73]+[.K73]" table:style-name="ce5">
            <text:p>21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51</text:p>
          </table:table-cell>
          <table:table-cell office:value-type="string" table:number-columns-spanned="6" table:number-rows-spanned="1" table:style-name="ce26">
            <text:p>NO TRABALHO PRINCIPAL, QUAL ERA O RENDIMENTO BRUTO (OU A RETIRADA) MENSAL QUE GANHAVA HABITUALMENTE EM JULHO DE 2010:</text:p>
            <text:p>0- Não tem</text:p>
            <text:p>1- Em dinheiro, produtos ou mercadorias</text:p>
            <text:p>2- Somente em benefícios</text:p>
            <text:p>Branco</text:p>
          </table:table-cell>
          <table:covered-table-cell table:number-columns-repeated="5"/>
          <table:table-cell office:value-type="float" office:value="212" table:formula="of:=[.H73]+[.J73]+[.K73]" table:style-name="ce5">
            <text:p>212</text:p>
          </table:table-cell>
          <table:table-cell office:value-type="float" office:value="212" table:formula="of:=[.I73]+[.J74]+[.K74]" table:style-name="ce5">
            <text:p>2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4">
          <table:table-cell office:value-type="string" table:style-name="ce4">
            <text:p>V6511</text:p>
          </table:table-cell>
          <table:table-cell office:value-type="string" table:number-columns-spanned="6" table:number-rows-spanned="1" table:style-name="ce27">
            <text:p>VALOR DO RENDIMENTO BRUTO (OU A RETIRADA) MENSAL NO TRABALHO PRINCIPAL: (pode ter valor branco)</text:p>
          </table:table-cell>
          <table:covered-table-cell table:number-columns-repeated="5"/>
          <table:table-cell office:value-type="float" office:value="213" table:formula="of:=[.H74]+[.J74]+[.K74]" table:style-name="ce5">
            <text:p>213</text:p>
          </table:table-cell>
          <table:table-cell office:value-type="float" office:value="218" table:formula="of:=[.I74]+[.J75]+[.K75]" table:style-name="ce5">
            <text:p>218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0">
          <table:table-cell office:value-type="string" table:style-name="ce4">
            <text:p>V6513</text:p>
          </table:table-cell>
          <table:table-cell office:value-type="string" table:number-columns-spanned="6" table:number-rows-spanned="1" table:style-name="ce27">
            <text:p>RENDIMENTO NO TRABALHO PRINCIPAL: (pode ter valor branco)</text:p>
          </table:table-cell>
          <table:covered-table-cell table:number-columns-repeated="5"/>
          <table:table-cell office:value-type="float" office:value="219" table:formula="of:=[.H75]+[.J75]+[.K75]" table:style-name="ce5">
            <text:p>219</text:p>
          </table:table-cell>
          <table:table-cell office:value-type="float" office:value="224" table:formula="of:=[.I75]+[.J76]+[.K76]" table:style-name="ce5">
            <text:p>224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514</text:p>
          </table:table-cell>
          <table:table-cell office:value-type="string" table:number-columns-spanned="6" table:number-rows-spanned="1" table:style-name="ce27">
            <text:p>RENDIMENTO NO TRABALHO PRINCIPAL EM Nº DE SALÁRIOS MÍNIMOS: (pode ter valor branco)</text:p>
          </table:table-cell>
          <table:covered-table-cell table:number-columns-repeated="5"/>
          <table:table-cell office:value-type="float" office:value="225" table:formula="of:=[.H76]+[.J76]+[.K76]" table:style-name="ce5">
            <text:p>225</text:p>
          </table:table-cell>
          <table:table-cell office:value-type="float" office:value="230" table:formula="of:=[.I76]+[.J77]+[.K77]" table:style-name="ce5">
            <text:p>230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V0652</text:p>
          </table:table-cell>
          <table:table-cell office:value-type="string" table:number-columns-spanned="6" table:number-rows-spanned="1" table:style-name="ce26">
            <text:p>NOS DEMAIS TRABALHOS, QUAL ERA O RENDIMENTO BRUTO (OU A RETIRADA) MENSAL QUE GANHAVA HABITUALMENTE EM JULHO DE 2010:</text:p>
            <text:p>0- Não tem</text:p>
            <text:p>1- Em dinheiro, produtos ou mercadorias</text:p>
            <text:p>2- Somente em benefícios</text:p>
            <text:p>Branco</text:p>
          </table:table-cell>
          <table:covered-table-cell table:number-columns-repeated="5"/>
          <table:table-cell office:value-type="float" office:value="231" table:formula="of:=[.H77]+[.J77]+[.K77]" table:style-name="ce5">
            <text:p>231</text:p>
          </table:table-cell>
          <table:table-cell office:value-type="float" office:value="231" table:formula="of:=[.I77]+[.J78]+[.K78]" table:style-name="ce5">
            <text:p>23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4">
          <table:table-cell office:value-type="string" table:style-name="ce4">
            <text:p>V6521</text:p>
          </table:table-cell>
          <table:table-cell office:value-type="string" table:number-columns-spanned="6" table:number-rows-spanned="1" table:style-name="ce24">
            <text:p>VALOR DO RENDIMENTO BRUTO (OU A RETIRADA) MENSAL NOS DEMAIS TRABALHOS (EM REAIS)</text:p>
          </table:table-cell>
          <table:covered-table-cell table:number-columns-repeated="5"/>
          <table:table-cell office:value-type="float" office:value="232" table:formula="of:=[.H78]+[.J78]+[.K78]" table:style-name="ce5">
            <text:p>232</text:p>
          </table:table-cell>
          <table:table-cell office:value-type="float" office:value="237" table:formula="of:=[.I78]+[.J79]+[.K79]" table:style-name="ce5">
            <text:p>237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6524</text:p>
          </table:table-cell>
          <table:table-cell office:value-type="string" table:number-columns-spanned="6" table:number-rows-spanned="1" table:style-name="ce27">
            <text:p>RENDIMENTO BRUTO NOS DEMAIS TRABALHOS EM Nº DE SALÁRIOS MÍNIMOS</text:p>
          </table:table-cell>
          <table:covered-table-cell table:number-columns-repeated="5"/>
          <table:table-cell office:value-type="float" office:value="238" table:formula="of:=[.H79]+[.J79]+[.K79]" table:style-name="ce5">
            <text:p>238</text:p>
          </table:table-cell>
          <table:table-cell office:value-type="float" office:value="246" table:formula="of:=[.I79]+[.J80]+[.K80]" table:style-name="ce5">
            <text:p>246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6525</text:p>
          </table:table-cell>
          <table:table-cell office:value-type="string" table:number-columns-spanned="6" table:number-rows-spanned="1" table:style-name="ce27">
            <text:p>RENDIMENTO EM TODOS OS TRABALHOS</text:p>
          </table:table-cell>
          <table:covered-table-cell table:number-columns-repeated="5"/>
          <table:table-cell office:value-type="float" office:value="247" table:formula="of:=[.H80]+[.J80]+[.K80]" table:style-name="ce5">
            <text:p>247</text:p>
          </table:table-cell>
          <table:table-cell office:value-type="float" office:value="253" table:formula="of:=[.I80]+[.J81]+[.K81]" table:style-name="ce5">
            <text:p>253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526</text:p>
          </table:table-cell>
          <table:table-cell office:value-type="string" table:number-columns-spanned="6" table:number-rows-spanned="1" table:style-name="ce24">
            <text:p>RENDIMENTO EM TODOS OS TRABALHOS EM Nº DE SALÁRIOS MÍNIMOS<text:s text:c="2"/></text:p>
          </table:table-cell>
          <table:covered-table-cell table:number-columns-repeated="5"/>
          <table:table-cell office:value-type="float" office:value="254" table:formula="of:=[.H81]+[.J81]+[.K81]" table:style-name="ce5">
            <text:p>254</text:p>
          </table:table-cell>
          <table:table-cell office:value-type="float" office:value="262" table:formula="of:=[.I81]+[.J82]+[.K82]" table:style-name="ce5">
            <text:p>26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0">
          <table:table-cell office:value-type="string" table:style-name="ce4">
            <text:p>V6527</text:p>
          </table:table-cell>
          <table:table-cell office:value-type="string" table:number-columns-spanned="6" table:number-rows-spanned="1" table:style-name="ce24">
            <text:p>RENDIMENTO MENSAL TOTAL EM JULHO DE 2010</text:p>
          </table:table-cell>
          <table:covered-table-cell table:number-columns-repeated="5"/>
          <table:table-cell office:value-type="float" office:value="263" table:formula="of:=[.H82]+[.J82]+[.K82]" table:style-name="ce5">
            <text:p>263</text:p>
          </table:table-cell>
          <table:table-cell office:value-type="float" office:value="269" table:formula="of:=[.I82]+[.J83]+[.K83]" table:style-name="ce5">
            <text:p>26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528</text:p>
          </table:table-cell>
          <table:table-cell office:value-type="string" table:number-columns-spanned="6" table:number-rows-spanned="1" table:style-name="ce24">
            <text:p>RENDIMENTO MENSAL TOTAL EM Nº DE SALÁRIOS MÍNIMOS EM JULHO DE 2010</text:p>
          </table:table-cell>
          <table:covered-table-cell table:number-columns-repeated="5"/>
          <table:table-cell office:value-type="float" office:value="270" table:formula="of:=[.H83]+[.J83]+[.K83]" table:style-name="ce5">
            <text:p>270</text:p>
          </table:table-cell>
          <table:table-cell office:value-type="float" office:value="278" table:formula="of:=[.I83]+[.J84]+[.K84]" table:style-name="ce5">
            <text:p>278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529</text:p>
          </table:table-cell>
          <table:table-cell office:value-type="string" table:number-columns-spanned="6" table:number-rows-spanned="1" table:style-name="ce24">
            <text:p>RENDIMENTO DOMICILIAR (DOMICÍLIO PARTICULAR) EM JULHO DE 2010<text:s text:c="2"/></text:p>
          </table:table-cell>
          <table:covered-table-cell table:number-columns-repeated="5"/>
          <table:table-cell office:value-type="float" office:value="279" table:formula="of:=[.H84]+[.J84]+[.K84]" table:style-name="ce5">
            <text:p>279</text:p>
          </table:table-cell>
          <table:table-cell office:value-type="float" office:value="285" table:formula="of:=[.I84]+[.J85]+[.K85]" table:style-name="ce5">
            <text:p>28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530</text:p>
          </table:table-cell>
          <table:table-cell office:value-type="string" table:number-columns-spanned="6" table:number-rows-spanned="1" table:style-name="ce24">
            <text:p>RENDIMENTO DOMICILIAR (DOMICÍLIO PARTICULAR) EM Nº DE SALÁRIOS MÍNIMOS EM JULHO DE 2010<text:s text:c="2"/></text:p>
          </table:table-cell>
          <table:covered-table-cell table:number-columns-repeated="5"/>
          <table:table-cell office:value-type="float" office:value="286" table:formula="of:=[.H85]+[.J85]+[.K85]" table:style-name="ce5">
            <text:p>286</text:p>
          </table:table-cell>
          <table:table-cell office:value-type="float" office:value="295" table:formula="of:=[.I85]+[.J86]+[.K86]" table:style-name="ce5">
            <text:p>295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531</text:p>
          </table:table-cell>
          <table:table-cell office:value-type="string" table:number-columns-spanned="6" table:number-rows-spanned="1" table:style-name="ce24">
            <text:p>RENDIMENTO DOMICILIAR (DOMICÍLIO PARTICULAR) PER CAPITA EM JULHO DE 2010</text:p>
          </table:table-cell>
          <table:covered-table-cell table:number-columns-repeated="5"/>
          <table:table-cell office:value-type="float" office:value="296" table:formula="of:=[.H86]+[.J86]+[.K86]" table:style-name="ce5">
            <text:p>296</text:p>
          </table:table-cell>
          <table:table-cell office:value-type="float" office:value="303" table:formula="of:=[.I86]+[.J87]+[.K87]" table:style-name="ce5">
            <text:p>30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532</text:p>
          </table:table-cell>
          <table:table-cell office:value-type="string" table:number-columns-spanned="6" table:number-rows-spanned="1" table:style-name="ce24">
            <text:p>RENDIMENTO DOMICILIAR (DOMICÍLIO PARTICULAR) PER CAPITA EM Nº DE SALÁRIOS MÍNIMOS EM JULHO DE 2010</text:p>
          </table:table-cell>
          <table:covered-table-cell table:number-columns-repeated="5"/>
          <table:table-cell office:value-type="float" office:value="304" table:formula="of:=[.H87]+[.J87]+[.K87]" table:style-name="ce5">
            <text:p>304</text:p>
          </table:table-cell>
          <table:table-cell office:value-type="float" office:value="312" table:formula="of:=[.I87]+[.J88]+[.K88]" table:style-name="ce5">
            <text:p>31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653</text:p>
          </table:table-cell>
          <table:table-cell office:value-type="string" table:number-columns-spanned="6" table:number-rows-spanned="1" table:style-name="ce24">
            <text:p>NO TRABALHO PRINCIPAL, QUANTAS HORAS TRABALHAVA HABITUALMENTE POR SEMANA:</text:p>
            <text:p>- Branco</text:p>
            <text:p>- 1 a 140</text:p>
          </table:table-cell>
          <table:covered-table-cell table:number-columns-repeated="5"/>
          <table:table-cell office:value-type="float" office:value="313" table:formula="of:=[.H88]+[.J88]+[.K88]" table:style-name="ce5">
            <text:p>313</text:p>
          </table:table-cell>
          <table:table-cell office:value-type="float" office:value="315" table:formula="of:=[.I88]+[.J89]+[.K89]" table:style-name="ce5">
            <text:p>315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654</text:p>
          </table:table-cell>
          <table:table-cell office:value-type="string" table:number-columns-spanned="6" table:number-rows-spanned="1" table:style-name="ce26">
            <text:p>NO PERÍODO DE 02 A 31 DE JULHO DE 2010, TOMOU ALGUMA PROVIDÊNCIA, DE FATO, PARA CONSEGUIR TRABALHO?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316" table:formula="of:=[.H89]+[.J89]+[.K89]" table:style-name="ce5">
            <text:p>316</text:p>
          </table:table-cell>
          <table:table-cell office:value-type="float" office:value="316" table:formula="of:=[.I89]+[.J90]+[.K90]" table:style-name="ce5">
            <text:p>31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55</text:p>
          </table:table-cell>
          <table:table-cell office:value-type="string" table:number-columns-spanned="6" table:number-rows-spanned="1" table:style-name="ce26">
            <text:p>SE TIVESSE CONSEGUIDO TRABALHO, ESTARIA DISPONÍVEL PARA ASSUMI-LO NA SEMANA DE 25 A 31 DE JULHO DE 2010?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317" table:formula="of:=[.H90]+[.J90]+[.K90]" table:style-name="ce5">
            <text:p>317</text:p>
          </table:table-cell>
          <table:table-cell office:value-type="float" office:value="317" table:formula="of:=[.I90]+[.J91]+[.K91]" table:style-name="ce5">
            <text:p>31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56</text:p>
          </table:table-cell>
          <table:table-cell office:value-type="string" table:number-columns-spanned="6" table:number-rows-spanned="1" table:style-name="ce26">
            <text:p>EM JULHO DE 2010, TINHA RENDIMENTO MENSAL HABITUAL DE APOSENTADORIA OU PENSÃO DE INSTITUTO DE PREVIDÊNCIA OFICIAL (FEDERAL, ESTADUAL OU MUNICIPAL)?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18" table:formula="of:=[.H91]+[.J91]+[.K91]" table:style-name="ce5">
            <text:p>318</text:p>
          </table:table-cell>
          <table:table-cell office:value-type="float" office:value="318" table:formula="of:=[.I91]+[.J92]+[.K92]" table:style-name="ce5">
            <text:p>31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57</text:p>
          </table:table-cell>
          <table:table-cell office:value-type="string" table:number-columns-spanned="6" table:number-rows-spanned="1" table:style-name="ce26">
            <text:p>EM JULHO DE 2010, TINHA RENDIMENTO MENSAL HABITUAL DE PROGRAMA SOCIAL BOLSA-FAMÍLIA OU PROGRAMA DE ERRADICAÇÃO DO TRABALHO INFANTIL (PETI):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19" table:formula="of:=[.H92]+[.J92]+[.K92]" table:style-name="ce5">
            <text:p>319</text:p>
          </table:table-cell>
          <table:table-cell office:value-type="float" office:value="319" table:formula="of:=[.I92]+[.J93]+[.K93]" table:style-name="ce5">
            <text:p>31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58</text:p>
          </table:table-cell>
          <table:table-cell office:value-type="string" table:number-columns-spanned="6" table:number-rows-spanned="1" table:style-name="ce26">
            <text:p>EM JULHO 2010, TINHA RENDIMENTO MENSAL HABITUAL DE OUTROS PROGRAMAS SOCIAIS OU DE TRANSFERÊNCIAS: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20" table:formula="of:=[.H93]+[.J93]+[.K93]" table:style-name="ce5">
            <text:p>320</text:p>
          </table:table-cell>
          <table:table-cell office:value-type="float" office:value="320" table:formula="of:=[.I93]+[.J94]+[.K94]" table:style-name="ce5">
            <text:p>32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59</text:p>
          </table:table-cell>
          <table:table-cell office:value-type="string" table:number-columns-spanned="6" table:number-rows-spanned="1" table:style-name="ce26">
            <text:p>EM JULHO DE 2010, TINHA RENDIMENTO MENSAL HABITUAL DE OUTRAS FONTES (JUROS DE POUPANÇA, APLICAÇÕES FINANCEIRAS, ALUGUEL, PENSÃO, APOSENTADORIA DE PREVIDÊNCIA PRIVADA, ETC)?</text:p>
            <text:p>1- Sim</text:p>
            <text:p>0- Não</text:p>
            <text:p>9- Ignorado</text:p>
            <text:p>Branco</text:p>
          </table:table-cell>
          <table:covered-table-cell table:number-columns-repeated="5"/>
          <table:table-cell office:value-type="float" office:value="321" table:formula="of:=[.H94]+[.J94]+[.K94]" table:style-name="ce5">
            <text:p>321</text:p>
          </table:table-cell>
          <table:table-cell office:value-type="float" office:value="321" table:formula="of:=[.I94]+[.J95]+[.K95]" table:style-name="ce5">
            <text:p>32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4">
          <table:table-cell office:value-type="string" table:style-name="ce4">
            <text:p>V6591</text:p>
          </table:table-cell>
          <table:table-cell office:value-type="string" table:number-columns-spanned="6" table:number-rows-spanned="1" table:style-name="ce24">
            <text:p>EM JULHO DE 2010 QUAL FOI O VALOR TOTAL DESTE(S) RENDIMENTO(S):</text:p>
          </table:table-cell>
          <table:covered-table-cell table:number-columns-repeated="5"/>
          <table:table-cell office:value-type="float" office:value="322" table:formula="of:=[.H95]+[.J95]+[.K95]" table:style-name="ce5">
            <text:p>322</text:p>
          </table:table-cell>
          <table:table-cell office:value-type="float" office:value="327" table:formula="of:=[.I95]+[.J96]+[.K96]" table:style-name="ce5">
            <text:p>327</text:p>
          </table:table-cell>
          <table:table-cell office:value-type="float" office:value="6" table:style-name="ce5">
            <text:p>6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32">
          <table:table-cell office:value-type="string" table:style-name="ce4">
            <text:p>V0660</text:p>
          </table:table-cell>
          <table:table-cell office:value-type="string" table:number-columns-spanned="6" table:number-rows-spanned="1" table:style-name="ce26">
            <text:p>EM QUE MUNICÍPIO E UNIDADE DA FEDERAÇÃO OU PAÍS ESTRANGEIRO TRABALHA:</text:p>
            <text:p>1- No próprio domicílio</text:p>
            <text:p>2- Apenas neste município, mas não no próprio domicílio</text:p>
            <text:p>3- Em outro município</text:p>
            <text:p>4- Em país estrangeiro</text:p>
            <text:p>5- Em mais de um município ou país</text:p>
            <text:p>Branco</text:p>
          </table:table-cell>
          <table:covered-table-cell table:number-columns-repeated="5"/>
          <table:table-cell office:value-type="float" office:value="328" table:formula="of:=[.H96]+[.J96]+[.K96]" table:style-name="ce5">
            <text:p>328</text:p>
          </table:table-cell>
          <table:table-cell office:value-type="float" office:value="328" table:formula="of:=[.I96]+[.J97]+[.K97]" table:style-name="ce5">
            <text:p>32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V6602</text:p>
          </table:table-cell>
          <table:table-cell office:value-type="string" table:number-columns-spanned="6" table:number-rows-spanned="1" table:style-name="ce24">
            <text:p>EM QUE UNIDADE DA FEDERAÇÃO TRABALHAVA - código:</text:p>
            <text:p>- A relação de códigos encontra-se no arquivo: “Migração_UFs_2010 V6222 V6252 V6262 V6362 V6602.xls”</text:p>
          </table:table-cell>
          <table:covered-table-cell table:number-columns-repeated="5"/>
          <table:table-cell office:value-type="float" office:value="329" table:formula="of:=[.H97]+[.J97]+[.K97]" table:style-name="ce5">
            <text:p>329</text:p>
          </table:table-cell>
          <table:table-cell office:value-type="float" office:value="335" table:formula="of:=[.I97]+[.J98]+[.K98]" table:style-name="ce5">
            <text:p>335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04</text:p>
          </table:table-cell>
          <table:table-cell office:value-type="string" table:number-columns-spanned="6" table:number-rows-spanned="1" table:style-name="ce24">
            <text:p>EM QUE MUNICÍPIO TRABALHAVA - código:</text:p>
            <text:p>- A relação de códigos encontra-se no arquivo: “Migração_Municípios_2010 V6254 V6264 V6364 V6604.xls”</text:p>
          </table:table-cell>
          <table:covered-table-cell table:number-columns-repeated="5"/>
          <table:table-cell office:value-type="float" office:value="336" table:formula="of:=[.H98]+[.J98]+[.K98]" table:style-name="ce5">
            <text:p>336</text:p>
          </table:table-cell>
          <table:table-cell office:value-type="float" office:value="342" table:formula="of:=[.I98]+[.J99]+[.K99]" table:style-name="ce5">
            <text:p>342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06</text:p>
          </table:table-cell>
          <table:table-cell office:value-type="string" table:number-columns-spanned="6" table:number-rows-spanned="1" table:style-name="ce24">
            <text:p>EM QUE PAÍS ESTRANGEIRO TRABALHAVA - código: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343" table:formula="of:=[.H99]+[.J99]+[.K99]" table:style-name="ce5">
            <text:p>343</text:p>
          </table:table-cell>
          <table:table-cell office:value-type="float" office:value="349" table:formula="of:=[.I99]+[.J100]+[.K100]" table:style-name="ce5">
            <text:p>34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661</text:p>
          </table:table-cell>
          <table:table-cell office:value-type="string" table:number-columns-spanned="6" table:number-rows-spanned="1" table:style-name="ce26">
            <text:p>RETORNA DO TRABALHO PARA CASA DIARIAMENTE:</text:p>
            <text:p>1- Sim</text:p>
            <text:p>2- Não</text:p>
            <text:p>Branco</text:p>
          </table:table-cell>
          <table:covered-table-cell table:number-columns-repeated="5"/>
          <table:table-cell office:value-type="float" office:value="350" table:formula="of:=[.H100]+[.J100]+[.K100]" table:style-name="ce5">
            <text:p>350</text:p>
          </table:table-cell>
          <table:table-cell office:value-type="float" office:value="350" table:formula="of:=[.I100]+[.J101]+[.K101]" table:style-name="ce5">
            <text:p>35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32">
          <table:table-cell office:value-type="string" table:style-name="ce4">
            <text:p>V0662</text:p>
          </table:table-cell>
          <table:table-cell office:value-type="string" table:number-columns-spanned="6" table:number-rows-spanned="1" table:style-name="ce26">
            <text:p>QUAL É O TEMPO HABITUAL GASTO DE DESLOCAMENTO DE SUA CASA ATÉ O TRABALHO:</text:p>
            <text:p>1- Até 05 minutos</text:p>
            <text:p>2- De 06 minutos até meia hora</text:p>
            <text:p>3- Mais de meia hora até uma hora</text:p>
            <text:p>4- Mais de uma hora até duas horas</text:p>
            <text:p>5- Mais de duas horas</text:p>
            <text:p>Branco</text:p>
          </table:table-cell>
          <table:covered-table-cell table:number-columns-repeated="5"/>
          <table:table-cell office:value-type="float" office:value="351" table:formula="of:=[.H101]+[.J101]+[.K101]" table:style-name="ce5">
            <text:p>351</text:p>
          </table:table-cell>
          <table:table-cell office:value-type="float" office:value="351" table:formula="of:=[.I101]+[.J102]+[.K102]" table:style-name="ce5">
            <text:p>35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63</text:p>
          </table:table-cell>
          <table:table-cell office:value-type="string" table:number-columns-spanned="6" table:number-rows-spanned="1" table:style-name="ce26">
            <text:p>QUANTOS FILHOS E FILHAS NASCIDOS VIVOS TEVE ATÉ 31 DE JULHO DE 2010:</text:p>
            <text:p>1- Teve filhos nascidos vivos</text:p>
            <text:p>2- Não teve nenhum filho nascido vivo</text:p>
            <text:p>Branco</text:p>
          </table:table-cell>
          <table:covered-table-cell table:number-columns-repeated="5"/>
          <table:table-cell office:value-type="float" office:value="352" table:formula="of:=[.H102]+[.J102]+[.K102]" table:style-name="ce5">
            <text:p>352</text:p>
          </table:table-cell>
          <table:table-cell office:value-type="float" office:value="352" table:formula="of:=[.I102]+[.J103]+[.K103]" table:style-name="ce5">
            <text:p>3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31</text:p>
          </table:table-cell>
          <table:table-cell office:value-type="string" table:number-columns-spanned="6" table:number-rows-spanned="1" table:style-name="ce24">
            <text:p>QUANTOS FILHOS NASCIDOS VIVOS TEVE ATÉ 31 DE JULHO DE 2010:</text:p>
            <text:p>(branco; 0 a 31)</text:p>
          </table:table-cell>
          <table:covered-table-cell table:number-columns-repeated="5"/>
          <table:table-cell office:value-type="float" office:value="353" table:formula="of:=[.H103]+[.J103]+[.K103]" table:style-name="ce5">
            <text:p>353</text:p>
          </table:table-cell>
          <table:table-cell office:value-type="float" office:value="354" table:formula="of:=[.I103]+[.J104]+[.K104]" table:style-name="ce5">
            <text:p>354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32</text:p>
          </table:table-cell>
          <table:table-cell office:value-type="string" table:number-columns-spanned="6" table:number-rows-spanned="1" table:style-name="ce24">
            <text:p>QUANTAS FILHAS NASCIDAS VIVAS TEVE ATÉ 31 DE JULHO DE 2010:</text:p>
            <text:p>(branco; 0 a 31)</text:p>
          </table:table-cell>
          <table:covered-table-cell table:number-columns-repeated="5"/>
          <table:table-cell office:value-type="float" office:value="355" table:formula="of:=[.H104]+[.J104]+[.K104]" table:style-name="ce5">
            <text:p>355</text:p>
          </table:table-cell>
          <table:table-cell office:value-type="float" office:value="356" table:formula="of:=[.I104]+[.J105]+[.K105]" table:style-name="ce5">
            <text:p>356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6633<text:s text:c="2"/></text:p>
          </table:table-cell>
          <table:table-cell office:value-type="string" table:number-columns-spanned="6" table:number-rows-spanned="1" table:style-name="ce24">
            <text:p>TOTAL DE FILHOS NASCIDOS VIVOS QUE TEVE ATÉ 31 DE JULHO DE 2010:</text:p>
            <text:p>(branco; 0 a 31)</text:p>
          </table:table-cell>
          <table:covered-table-cell table:number-columns-repeated="5"/>
          <table:table-cell office:value-type="float" office:value="357" table:formula="of:=[.H105]+[.J105]+[.K105]" table:style-name="ce5">
            <text:p>357</text:p>
          </table:table-cell>
          <table:table-cell office:value-type="float" office:value="358" table:formula="of:=[.I105]+[.J106]+[.K106]" table:style-name="ce5">
            <text:p>358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664</text:p>
          </table:table-cell>
          <table:table-cell office:value-type="string" table:number-columns-spanned="6" table:number-rows-spanned="1" table:style-name="ce26">
            <text:p>DOS FILHOS E FILHAS QUE TEVE, QUANTOS ESTAVAM VIVOS EM 31 DE JULHO DE 2010:</text:p>
            <text:p>1- Filhos vivos</text:p>
            <text:p>2- Não sabe</text:p>
            <text:p>Branco</text:p>
          </table:table-cell>
          <table:covered-table-cell table:number-columns-repeated="5"/>
          <table:table-cell office:value-type="float" office:value="359" table:formula="of:=[.H106]+[.J106]+[.K106]" table:style-name="ce5">
            <text:p>359</text:p>
          </table:table-cell>
          <table:table-cell office:value-type="float" office:value="359" table:formula="of:=[.I106]+[.J107]+[.K107]" table:style-name="ce5">
            <text:p>35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6641</text:p>
          </table:table-cell>
          <table:table-cell office:value-type="string" table:number-columns-spanned="6" table:number-rows-spanned="1" table:style-name="ce24">
            <text:p>DOS FILHOS QUE TEVE, QUANTOS ESTAVAM VIVOS EM 31 DE JULHO DE 2010:</text:p>
            <text:p>- Branco</text:p>
            <text:p>- 0 a 31</text:p>
          </table:table-cell>
          <table:covered-table-cell table:number-columns-repeated="5"/>
          <table:table-cell office:value-type="float" office:value="360" table:formula="of:=[.H107]+[.J107]+[.K107]" table:style-name="ce5">
            <text:p>360</text:p>
          </table:table-cell>
          <table:table-cell office:value-type="float" office:value="361" table:formula="of:=[.I107]+[.J108]+[.K108]" table:style-name="ce5">
            <text:p>36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6642</text:p>
          </table:table-cell>
          <table:table-cell office:value-type="string" table:number-columns-spanned="6" table:number-rows-spanned="1" table:style-name="ce24">
            <text:p>DAS FILHAS QUE TEVE, QUANTAS ESTAVAM VIVAS EM 31 DE JULHO DE 2010:</text:p>
            <text:p>- Branco</text:p>
            <text:p>- 0 a 31</text:p>
          </table:table-cell>
          <table:covered-table-cell table:number-columns-repeated="5"/>
          <table:table-cell office:value-type="float" office:value="362" table:formula="of:=[.H108]+[.J108]+[.K108]" table:style-name="ce5">
            <text:p>362</text:p>
          </table:table-cell>
          <table:table-cell office:value-type="float" office:value="363" table:formula="of:=[.I108]+[.J109]+[.K109]" table:style-name="ce5">
            <text:p>363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6643</text:p>
          </table:table-cell>
          <table:table-cell office:value-type="string" table:number-columns-spanned="6" table:number-rows-spanned="1" table:style-name="ce24">
            <text:p>TOTAL DE FILHOS QUE TEVE, QUANTOS ESTAVAM VIVOS EM 31 DE JULHO DE 2010:</text:p>
            <text:p>- Branco</text:p>
            <text:p>- 0 a 31</text:p>
          </table:table-cell>
          <table:covered-table-cell table:number-columns-repeated="5"/>
          <table:table-cell office:value-type="float" office:value="364" table:formula="of:=[.H109]+[.J109]+[.K109]" table:style-name="ce5">
            <text:p>364</text:p>
          </table:table-cell>
          <table:table-cell office:value-type="float" office:value="365" table:formula="of:=[.I109]+[.J110]+[.K110]" table:style-name="ce5">
            <text:p>36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665</text:p>
          </table:table-cell>
          <table:table-cell office:value-type="string" table:number-columns-spanned="6" table:number-rows-spanned="1" table:style-name="ce26">
            <text:p>QUAL É O SEXO DO ÚLTIMO FILHO TIDO NASCIDO VIVO ATÉ 31 DE JULHO DE 2010:</text:p>
            <text:p>1- Masculino</text:p>
            <text:p>2- Feminino</text:p>
            <text:p>Branco</text:p>
          </table:table-cell>
          <table:covered-table-cell table:number-columns-repeated="5"/>
          <table:table-cell office:value-type="float" office:value="366" table:formula="of:=[.H110]+[.J110]+[.K110]" table:style-name="ce5">
            <text:p>366</text:p>
          </table:table-cell>
          <table:table-cell office:value-type="float" office:value="366" table:formula="of:=[.I110]+[.J111]+[.K111]" table:style-name="ce5">
            <text:p>3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6660</text:p>
          </table:table-cell>
          <table:table-cell office:value-type="string" table:number-columns-spanned="6" table:number-rows-spanned="1" table:style-name="ce24">
            <text:p>IDADE DO ÚLTIMO FILHO TIDO NASCIDO VIVO ATÉ 31 DE JULHO DE 2010:</text:p>
            <text:p>- Branco</text:p>
            <text:p>- 0 a 130</text:p>
          </table:table-cell>
          <table:covered-table-cell table:number-columns-repeated="5"/>
          <table:table-cell office:value-type="float" office:value="367" table:formula="of:=[.H111]+[.J111]+[.K111]" table:style-name="ce5">
            <text:p>367</text:p>
          </table:table-cell>
          <table:table-cell office:value-type="float" office:value="369" table:formula="of:=[.I111]+[.J112]+[.K112]" table:style-name="ce5">
            <text:p>369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6664</text:p>
          </table:table-cell>
          <table:table-cell office:value-type="string" table:number-columns-spanned="6" table:number-rows-spanned="1" table:style-name="ce26">
            <text:p>EXISTÊNCIA DE FILHO TIDO NASCIDO VIVO NO PERÍODO DE REFERÊNCIA DE 12 MESES ANTERIORES A 31/07/2010:</text:p>
            <text:p>1- Sim</text:p>
            <text:p>0- Não</text:p>
            <text:p>Branco</text:p>
          </table:table-cell>
          <table:covered-table-cell table:number-columns-repeated="5"/>
          <table:table-cell office:value-type="float" office:value="370" table:formula="of:=[.H112]+[.J112]+[.K112]" table:style-name="ce5">
            <text:p>370</text:p>
          </table:table-cell>
          <table:table-cell office:value-type="float" office:value="370" table:formula="of:=[.I112]+[.J113]+[.K113]" table:style-name="ce5">
            <text:p>3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667</text:p>
          </table:table-cell>
          <table:table-cell office:value-type="string" table:number-columns-spanned="6" table:number-rows-spanned="1" table:style-name="ce26">
            <text:p>ESTE(A) FILHO(A) ESTAVA VIVO(A) EM 31 DE JULHO DE 2010:</text:p>
            <text:p>1- Sim</text:p>
            <text:p>2- Não</text:p>
            <text:p>9- Não sabe</text:p>
            <text:p>Branco</text:p>
          </table:table-cell>
          <table:covered-table-cell table:number-columns-repeated="5"/>
          <table:table-cell office:value-type="float" office:value="371" table:formula="of:=[.H113]+[.J113]+[.K113]" table:style-name="ce5">
            <text:p>371</text:p>
          </table:table-cell>
          <table:table-cell office:value-type="float" office:value="371" table:formula="of:=[.I113]+[.J114]+[.K114]" table:style-name="ce5">
            <text:p>3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0668</text:p>
          </table:table-cell>
          <table:table-cell office:value-type="string" table:number-columns-spanned="6" table:number-rows-spanned="1" table:style-name="ce26">
            <text:p>QUAL FOI O MÊS E O ANO QUE ESTE(A) FILHO(A) FALECEU:</text:p>
            <text:p>1- Sabe o mês e ano ou somente o ano</text:p>
            <text:p>2- Não sabe</text:p>
            <text:p>Branco</text:p>
          </table:table-cell>
          <table:covered-table-cell table:number-columns-repeated="5"/>
          <table:table-cell office:value-type="float" office:value="372" table:formula="of:=[.H114]+[.J114]+[.K114]" table:style-name="ce5">
            <text:p>372</text:p>
          </table:table-cell>
          <table:table-cell office:value-type="float" office:value="372" table:formula="of:=[.I114]+[.J115]+[.K115]" table:style-name="ce5">
            <text:p>3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6681</text:p>
          </table:table-cell>
          <table:table-cell office:value-type="string" table:number-columns-spanned="6" table:number-rows-spanned="1" table:style-name="ce26">
            <text:p>QUAL FOI O MÊS QUE ESTE(A) FILHO(A) FALECEU:</text:p>
            <text:p>- Branco</text:p>
            <text:p>- 1 a 12</text:p>
            <text:p>- 99 = ignorado</text:p>
          </table:table-cell>
          <table:covered-table-cell table:number-columns-repeated="5"/>
          <table:table-cell office:value-type="float" office:value="373" table:formula="of:=[.H115]+[.J115]+[.K115]" table:style-name="ce5">
            <text:p>373</text:p>
          </table:table-cell>
          <table:table-cell office:value-type="float" office:value="374" table:formula="of:=[.I115]+[.J116]+[.K116]" table:style-name="ce5">
            <text:p>374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6682</text:p>
          </table:table-cell>
          <table:table-cell office:value-type="string" table:number-columns-spanned="6" table:number-rows-spanned="1" table:style-name="ce26">
            <text:p>QUAL FOI O ANO QUE ESTE(A) FILHO(A) FALECEU:</text:p>
            <text:p>- Branco</text:p>
            <text:p>- 1879 a 2010</text:p>
            <text:p>- 9999 = ignorado</text:p>
          </table:table-cell>
          <table:covered-table-cell table:number-columns-repeated="5"/>
          <table:table-cell office:value-type="float" office:value="375" table:formula="of:=[.H116]+[.J116]+[.K116]" table:style-name="ce5">
            <text:p>375</text:p>
          </table:table-cell>
          <table:table-cell office:value-type="float" office:value="378" table:formula="of:=[.I116]+[.J117]+[.K117]" table:style-name="ce5">
            <text:p>378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V0669</text:p>
          </table:table-cell>
          <table:table-cell office:value-type="string" table:number-columns-spanned="6" table:number-rows-spanned="1" table:style-name="ce26">
            <text:p>QUANTOS FILHOS E FILHAS NASCIDOS MORTOS TEVE ATÉ 31 DE JULHO DE 2010:</text:p>
            <text:p>1- Teve filho nascido morto</text:p>
            <text:p>2- Não teve filho nascido morto</text:p>
            <text:p>3- Não sabe</text:p>
            <text:p>Branco</text:p>
          </table:table-cell>
          <table:covered-table-cell table:number-columns-repeated="5"/>
          <table:table-cell office:value-type="float" office:value="379" table:formula="of:=[.H117]+[.J117]+[.K117]" table:style-name="ce5">
            <text:p>379</text:p>
          </table:table-cell>
          <table:table-cell office:value-type="float" office:value="379" table:formula="of:=[.I117]+[.J118]+[.K118]" table:style-name="ce5">
            <text:p>37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6691</text:p>
          </table:table-cell>
          <table:table-cell office:value-type="string" table:number-columns-spanned="6" table:number-rows-spanned="1" table:style-name="ce24">
            <text:p>QUANTOS FILHOS NASCIDOS MORTOS TEVE ATÉ 31 DE JULHO DE 2010</text:p>
            <text:p>- Branco</text:p>
            <text:p>- 0 a 31</text:p>
          </table:table-cell>
          <table:covered-table-cell table:number-columns-repeated="5"/>
          <table:table-cell office:value-type="float" office:value="380" table:formula="of:=[.H118]+[.J118]+[.K118]" table:style-name="ce5">
            <text:p>380</text:p>
          </table:table-cell>
          <table:table-cell office:value-type="float" office:value="381" table:formula="of:=[.I118]+[.J119]+[.K119]" table:style-name="ce5">
            <text:p>38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6692</text:p>
          </table:table-cell>
          <table:table-cell office:value-type="string" table:number-columns-spanned="6" table:number-rows-spanned="1" table:style-name="ce24">
            <text:p>QUANTOS FILHAS NASCIDAS MORTAS TEVE ATÉ 31 DE JULHO DE 2010</text:p>
            <text:p>- Branco</text:p>
            <text:p>- 0 a 31</text:p>
          </table:table-cell>
          <table:covered-table-cell table:number-columns-repeated="5"/>
          <table:table-cell office:value-type="float" office:value="382" table:formula="of:=[.H119]+[.J119]+[.K119]" table:style-name="ce5">
            <text:p>382</text:p>
          </table:table-cell>
          <table:table-cell office:value-type="float" office:value="383" table:formula="of:=[.I119]+[.J120]+[.K120]" table:style-name="ce5">
            <text:p>383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6693</text:p>
          </table:table-cell>
          <table:table-cell office:value-type="string" table:number-columns-spanned="6" table:number-rows-spanned="1" table:style-name="ce24">
            <text:p>QUANTOS FILHOS E FILHAS NASCIDOS MORTOS TEVE ATÉ 31 DE JULHO DE 2010</text:p>
            <text:p>- Branco</text:p>
            <text:p>- 0 a 31</text:p>
          </table:table-cell>
          <table:covered-table-cell table:number-columns-repeated="5"/>
          <table:table-cell office:value-type="float" office:value="384" table:formula="of:=[.H120]+[.J120]+[.K120]" table:style-name="ce5">
            <text:p>384</text:p>
          </table:table-cell>
          <table:table-cell office:value-type="float" office:value="385" table:formula="of:=[.I120]+[.J121]+[.K121]" table:style-name="ce5">
            <text:p>38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6800</text:p>
          </table:table-cell>
          <table:table-cell office:value-type="string" table:number-columns-spanned="6" table:number-rows-spanned="1" table:style-name="ce24">
            <text:p>TOTAL DE FILHOS TIDOS NASCIDOS VIVOS E NASCIDOS MORTOS:</text:p>
            <text:p>- Branco</text:p>
            <text:p>- 0 a 31</text:p>
          </table:table-cell>
          <table:covered-table-cell table:number-columns-repeated="5"/>
          <table:table-cell office:value-type="float" office:value="386" table:formula="of:=[.H121]+[.J121]+[.K121]" table:style-name="ce5">
            <text:p>386</text:p>
          </table:table-cell>
          <table:table-cell office:value-type="float" office:value="387" table:formula="of:=[.I121]+[.J122]+[.K122]" table:style-name="ce5">
            <text:p>387</text:p>
          </table:table-cell>
          <table:table-cell office:value-type="float" office:value="2" table:style-name="ce5">
            <text:p>2</text:p>
          </table:table-cell>
          <table:table-cell table:style-name="ce13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V0670</text:p>
          </table:table-cell>
          <table:table-cell office:value-type="string" table:number-columns-spanned="6" table:number-rows-spanned="1" table:style-name="ce26">
            <text:p>ASSINALE QUEM PRESTOU AS INFORMAÇÕES DESTA PESSOA</text:p>
            <text:p>1- A própria pessoa</text:p>
            <text:p>2- Outro morador</text:p>
            <text:p>3- Não morador</text:p>
            <text:p>9- Ignorado</text:p>
          </table:table-cell>
          <table:covered-table-cell table:number-columns-repeated="5"/>
          <table:table-cell office:value-type="float" office:value="388" table:formula="of:=[.H122]+[.J122]+[.K122]" table:style-name="ce5">
            <text:p>388</text:p>
          </table:table-cell>
          <table:table-cell office:value-type="float" office:value="388" table:formula="of:=[.I122]+[.J123]+[.K123]" table:style-name="ce5">
            <text:p>38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">
          <table:table-cell office:value-type="string" table:style-name="ce4">
            <text:p>V0671</text:p>
          </table:table-cell>
          <table:table-cell office:value-type="string" table:number-columns-spanned="6" table:number-rows-spanned="1" table:style-name="ce27">
            <text:p>NÚMERO DE ORDEM DO INFORMANTE (OUTRO MORADOR)<text:s text:c="2"/></text:p>
          </table:table-cell>
          <table:covered-table-cell table:number-columns-repeated="5"/>
          <table:table-cell office:value-type="float" office:value="389" table:formula="of:=[.H123]+[.J123]+[.K123]" table:style-name="ce5">
            <text:p>389</text:p>
          </table:table-cell>
          <table:table-cell office:value-type="float" office:value="390" table:formula="of:=[.I123]+[.J124]+[.K124]" table:style-name="ce5">
            <text:p>390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6900</text:p>
          </table:table-cell>
          <table:table-cell office:value-type="string" table:number-columns-spanned="6" table:number-rows-spanned="1" table:style-name="ce26">
            <text:p>CONDIÇÃO DE ATIVIDADE NA SEMANA DE REFERÊNCIA</text:p>
            <text:p>1- Economicamente ativas</text:p>
            <text:p>2- Não economicamente ativas</text:p>
            <text:p>Branco</text:p>
          </table:table-cell>
          <table:covered-table-cell table:number-columns-repeated="5"/>
          <table:table-cell office:value-type="float" office:value="391" table:formula="of:=[.H124]+[.J124]+[.K124]" table:style-name="ce5">
            <text:p>391</text:p>
          </table:table-cell>
          <table:table-cell office:value-type="float" office:value="391" table:formula="of:=[.I124]+[.J125]+[.K125]" table:style-name="ce5">
            <text:p>39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6910</text:p>
          </table:table-cell>
          <table:table-cell office:value-type="string" table:number-columns-spanned="6" table:number-rows-spanned="1" table:style-name="ce26">
            <text:p>CONDIÇÃO DE OCUPAÇÃO NA SEMANA DE REFERÊNCIA</text:p>
            <text:p>1- Ocupadas</text:p>
            <text:p>2- Desocupadas</text:p>
            <text:p>Branco</text:p>
          </table:table-cell>
          <table:covered-table-cell table:number-columns-repeated="5"/>
          <table:table-cell office:value-type="float" office:value="392" table:formula="of:=[.H125]+[.J125]+[.K125]" table:style-name="ce5">
            <text:p>392</text:p>
          </table:table-cell>
          <table:table-cell office:value-type="float" office:value="392" table:formula="of:=[.I125]+[.J126]+[.K126]" table:style-name="ce5">
            <text:p>39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4">
          <table:table-cell office:value-type="string" table:style-name="ce4">
            <text:p>V6920</text:p>
          </table:table-cell>
          <table:table-cell office:value-type="string" table:number-columns-spanned="6" table:number-rows-spanned="1" table:style-name="ce26">
            <text:p>SITUAÇÃO DE OCUPAÇÃO NA SEMANA DE REFERÊNCIA</text:p>
            <text:p>1- Ocupadas</text:p>
            <text:p>2- Não ocupadas</text:p>
            <text:p>Branco</text:p>
          </table:table-cell>
          <table:covered-table-cell table:number-columns-repeated="5"/>
          <table:table-cell office:value-type="float" office:value="393" table:formula="of:=[.H126]+[.J126]+[.K126]" table:style-name="ce5">
            <text:p>393</text:p>
          </table:table-cell>
          <table:table-cell office:value-type="float" office:value="393" table:formula="of:=[.I126]+[.J127]+[.K127]" table:style-name="ce5">
            <text:p>3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6">
          <table:table-cell office:value-type="string" table:style-name="ce4">
            <text:p>V6930</text:p>
          </table:table-cell>
          <table:table-cell office:value-type="string" table:number-columns-spanned="6" table:number-rows-spanned="1" table:style-name="ce26">
            <text:p>POSIÇÃO NA OCUPAÇÃO E CATEGORIA DO EMPREGO NO TRABALHO PRINCIPAL</text:p>
            <text:p>1- Empregados com carteira de trabalho assinada</text:p>
            <text:p>2- Militares e funcionários públicos estatutários</text:p>
            <text:p>3- Empregados sem carteira de trabalho assinada</text:p>
            <text:p>4- Conta própria</text:p>
            <text:p>5- Empregadores</text:p>
            <text:p>6- Não remunerados</text:p>
            <text:p>7- Trabalhadores na produção para o próprio consumo</text:p>
            <text:p>Branco</text:p>
          </table:table-cell>
          <table:covered-table-cell table:number-columns-repeated="5"/>
          <table:table-cell office:value-type="float" office:value="394" table:formula="of:=[.H127]+[.J127]+[.K127]" table:style-name="ce5">
            <text:p>394</text:p>
          </table:table-cell>
          <table:table-cell office:value-type="float" office:value="394" table:formula="of:=[.I127]+[.J128]+[.K128]" table:style-name="ce5">
            <text:p>3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32">
          <table:table-cell office:value-type="string" table:style-name="ce4">
            <text:p>V6940</text:p>
          </table:table-cell>
          <table:table-cell office:value-type="string" table:number-columns-spanned="6" table:number-rows-spanned="1" table:style-name="ce26">
            <text:p>SUBGRUPO E CATEGORIA DO EMPREGO NO TRABALHO PRINCIPAL</text:p>
            <text:p>1- Trabalhadores domésticos com carteira de trabalho assinada</text:p>
            <text:p>2- Trabalhadores domésticos sem carteira de trabalho assinada</text:p>
            <text:p>3- Demais empregados com carteira de trabalho assinada</text:p>
            <text:p>4- Militares e funcionários públicos estatutários</text:p>
            <text:p>5- Demais empregados sem carteira de trabalho assinada</text:p>
            <text:p>Branco</text:p>
          </table:table-cell>
          <table:covered-table-cell table:number-columns-repeated="5"/>
          <table:table-cell office:value-type="float" office:value="395" table:formula="of:=[.H128]+[.J128]+[.K128]" table:style-name="ce5">
            <text:p>395</text:p>
          </table:table-cell>
          <table:table-cell office:value-type="float" office:value="395" table:formula="of:=[.I128]+[.J129]+[.K129]" table:style-name="ce5">
            <text:p>3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33">
          <table:table-cell office:value-type="string" table:style-name="ce4">
            <text:p>V6121</text:p>
          </table:table-cell>
          <table:table-cell office:value-type="string" table:number-columns-spanned="6" table:number-rows-spanned="1" table:style-name="ce26">
            <text:p>Qual é a sua religião ou culto? - <text:s/>código <text:s text:c="2"/>(banco de códigos; 999 = ignorado)</text:p>
          </table:table-cell>
          <table:covered-table-cell table:number-columns-repeated="5"/>
          <table:table-cell office:value-type="float" office:value="396" table:formula="of:=[.H129]+[.J129]+[.K129]" table:style-name="ce5">
            <text:p>396</text:p>
          </table:table-cell>
          <table:table-cell office:value-type="float" office:value="398" table:formula="of:=[.I129]+[.J130]+[.K130]" table:style-name="ce5">
            <text:p>398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6">
            <text:p>A</text:p>
          </table:table-cell>
          <table:table-cell table:number-columns-repeated="16372"/>
        </table:table-row>
        <table:table-row table:style-name="ro17">
          <table:table-cell office:value-type="string" table:style-name="ce4">
            <text:p>V0604</text:p>
          </table:table-cell>
          <table:table-cell office:value-type="string" table:number-columns-spanned="6" table:number-rows-spanned="1" table:style-name="ce26">
            <text:p>TEM MÃE VIVA?</text:p>
            <text:p>1- Sim e mora neste domicílio</text:p>
            <text:p>2- Sim e mora em outro domicílio</text:p>
            <text:p>3- Não</text:p>
            <text:p>4- Não sabe</text:p>
            <text:p>9- Ignorado</text:p>
          </table:table-cell>
          <table:covered-table-cell table:number-columns-repeated="5"/>
          <table:table-cell office:value-type="float" office:value="399" table:formula="of:=[.H130]+[.J130]+[.K130]" table:style-name="ce5">
            <text:p>399</text:p>
          </table:table-cell>
          <table:table-cell office:value-type="float" office:value="399" table:formula="of:=[.I130]+[.J131]+[.K131]" table:style-name="ce5">
            <text:p>3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</table:table-cell>
          <table:table-cell table:number-columns-repeated="16372"/>
        </table:table-row>
        <table:table-row table:style-name="ro33">
          <table:table-cell office:value-type="string" table:style-name="ce4">
            <text:p>V0605</text:p>
          </table:table-cell>
          <table:table-cell office:value-type="string" table:number-columns-spanned="6" table:number-rows-spanned="1" table:style-name="ce26">
            <text:p>Número de ordem da mãe da pessoa <text:s text:c="2"/>(branco; 1 a 98; 99 = ignorado)</text:p>
          </table:table-cell>
          <table:covered-table-cell table:number-columns-repeated="5"/>
          <table:table-cell office:value-type="float" office:value="400" table:formula="of:=[.H131]+[.J131]+[.K131]" table:style-name="ce5">
            <text:p>400</text:p>
          </table:table-cell>
          <table:table-cell office:value-type="float" office:value="401" table:formula="of:=[.I131]+[.J132]+[.K132]" table:style-name="ce5">
            <text:p>40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A</text:p>
          </table:table-cell>
          <table:table-cell table:number-columns-repeated="16372"/>
        </table:table-row>
        <table:table-row table:style-name="ro34">
          <table:table-cell office:value-type="string" table:style-name="ce4">
            <text:p>V5020</text:p>
          </table:table-cell>
          <table:table-cell office:value-type="string" table:number-columns-spanned="6" table:number-rows-spanned="1" table:style-name="ce29">
            <text:p>NÚMERO DA FAMÍLIA</text:p>
            <text:p>01 - Famílias únicas ou conviventes principais: Corresponde à família dos responsáveis pela unidade doméstica.</text:p>
            <text:p>02 – Família convivente – segunda</text:p>
            <text:p>03 – Família convivente – terceira</text:p>
            <text:p>04 – Família convivente – quarta</text:p>
            <text:p>05 – Família convivente – quinta</text:p>
            <text:p>06 – Família convivente – sexta</text:p>
            <text:p>07 – Família convivente – sétima</text:p>
            <text:p>08 – Família convivente – oitava</text:p>
            <text:p>09 – Família convivente – nona</text:p>
            <text:p>Branco – para pessoas residentes em domicílios coletivos e/ou em unidades domésticas localizadas em terras indígenas, onde não se fez a identificação de famílias.</text:p>
          </table:table-cell>
          <table:covered-table-cell table:number-columns-repeated="5"/>
          <table:table-cell office:value-type="float" office:value="402" table:formula="of:=[.H132]+[.J132]+[.K132]" table:style-name="ce5">
            <text:p>402</text:p>
          </table:table-cell>
          <table:table-cell office:value-type="float" office:value="403" table:formula="of:=[.I132]+[.J133]+[.K133]" table:style-name="ce5">
            <text:p>403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C</text:p>
          </table:table-cell>
          <table:table-cell table:number-columns-repeated="16372"/>
        </table:table-row>
        <table:table-row table:style-name="ro33">
          <table:table-cell office:value-type="string" table:style-name="ce4">
            <text:p>V5060</text:p>
          </table:table-cell>
          <table:table-cell office:value-type="string" table:number-columns-spanned="6" table:number-rows-spanned="1" table:style-name="ce26">
            <text:p>Número de Pessoas na Família</text:p>
          </table:table-cell>
          <table:covered-table-cell table:number-columns-repeated="5"/>
          <table:table-cell office:value-type="float" office:value="404" table:formula="of:=[.H133]+[.J133]+[.K133]" table:style-name="ce5">
            <text:p>404</text:p>
          </table:table-cell>
          <table:table-cell office:value-type="float" office:value="405" table:formula="of:=[.I133]+[.J134]+[.K134]" table:style-name="ce5">
            <text:p>40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6">
            <text:p>N</text:p>
          </table:table-cell>
          <table:table-cell table:number-columns-repeated="16372"/>
        </table:table-row>
        <table:table-row table:style-name="ro33">
          <table:table-cell office:value-type="string" table:style-name="ce4">
            <text:p>V5070</text:p>
          </table:table-cell>
          <table:table-cell office:value-type="string" table:number-columns-spanned="6" table:number-rows-spanned="1" table:style-name="ce26">
            <text:p>Rendimento familiar per capita em julho de 2010 (0 a 999999,99)</text:p>
          </table:table-cell>
          <table:covered-table-cell table:number-columns-repeated="5"/>
          <table:table-cell office:value-type="float" office:value="406" table:formula="of:=[.H134]+[.J134]+[.K134]" table:style-name="ce5">
            <text:p>406</text:p>
          </table:table-cell>
          <table:table-cell office:value-type="float" office:value="413" table:formula="of:=[.I134]+[.J135]+[.K135]" table:style-name="ce5">
            <text:p>413</text:p>
          </table:table-cell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5080</text:p>
          </table:table-cell>
          <table:table-cell office:value-type="string" table:number-columns-spanned="6" table:number-rows-spanned="1" table:style-name="ce26">
            <text:p>Rendimento familiar per capita em nº de salários mínimos em julho de 2010 (0 a 9999,99999)</text:p>
          </table:table-cell>
          <table:covered-table-cell table:number-columns-repeated="5"/>
          <table:table-cell office:value-type="float" office:value="414" table:formula="of:=[.H135]+[.J135]+[.K135]" table:style-name="ce5">
            <text:p>414</text:p>
          </table:table-cell>
          <table:table-cell office:value-type="float" office:value="422" table:formula="of:=[.I135]+[.J136]+[.K136]" table:style-name="ce5">
            <text:p>422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462</text:p>
          </table:table-cell>
          <table:table-cell office:value-type="string" table:number-columns-spanned="6" table:number-rows-spanned="1" table:style-name="ce26">
            <text:p>Qual era a ocupação que exercia no trabalho que tinha? - código 2000 <text:s/>(branco; banco de códigos de 2000)</text:p>
          </table:table-cell>
          <table:covered-table-cell table:number-columns-repeated="5"/>
          <table:table-cell office:value-type="float" office:value="423" table:formula="of:=[.H136]+[.J136]+[.K136]" table:style-name="ce5">
            <text:p>423</text:p>
          </table:table-cell>
          <table:table-cell office:value-type="float" office:value="426" table:formula="of:=[.I136]+[.J137]+[.K137]" table:style-name="ce5">
            <text:p>426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6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6472</text:p>
          </table:table-cell>
          <table:table-cell office:value-type="string" table:number-columns-spanned="6" table:number-rows-spanned="1" table:style-name="ce26">
            <text:p>Qual era a atividade principal do empreendimento em que tinha esse trabalho? - código 2000 <text:s/>(branco; banco de códigos de 2000)</text:p>
          </table:table-cell>
          <table:covered-table-cell table:number-columns-repeated="5"/>
          <table:table-cell office:value-type="float" office:value="427" table:formula="of:=[.H137]+[.J137]+[.K137]" table:style-name="ce5">
            <text:p>427</text:p>
          </table:table-cell>
          <table:table-cell office:value-type="float" office:value="431" table:formula="of:=[.I137]+[.J138]+[.K138]" table:style-name="ce5">
            <text:p>431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6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5110</text:p>
          </table:table-cell>
          <table:table-cell office:value-type="string" table:number-columns-spanned="6" table:number-rows-spanned="1" table:style-name="ce26">
            <text:p>CONDIÇÃO DE CONTRIBUIÇÃO PARA INSTITUTO DE PREVIDÊNCIA OFICIAL NO TRABALHO PRINCIPAL</text:p>
            <text:p>Contribuintes</text:p>
            <text:p>Não contribuintes</text:p>
            <text:p>Branco</text:p>
          </table:table-cell>
          <table:covered-table-cell table:number-columns-repeated="5"/>
          <table:table-cell office:value-type="float" office:value="432" table:formula="of:=[.H138]+[.J138]+[.K138]" table:style-name="ce5">
            <text:p>432</text:p>
          </table:table-cell>
          <table:table-cell office:value-type="float" office:value="432" table:formula="of:=[.I138]+[.J139]+[.K139]" table:style-name="ce5">
            <text:p>43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5120</text:p>
          </table:table-cell>
          <table:table-cell office:value-type="string" table:number-columns-spanned="6" table:number-rows-spanned="1" table:style-name="ce26">
            <text:p>CONDIÇÃO DE CONTRIBUIÇÃO PARA INSTITUTO DE PREVIDÊNCIA OFICIAL EM QUALQUER TRABALHO</text:p>
            <text:p>Contribuintes</text:p>
            <text:p>Não contribuintes</text:p>
            <text:p>Branco</text:p>
          </table:table-cell>
          <table:covered-table-cell table:number-columns-repeated="5"/>
          <table:table-cell office:value-type="float" office:value="433" table:formula="of:=[.H139]+[.J139]+[.K139]" table:style-name="ce5">
            <text:p>433</text:p>
          </table:table-cell>
          <table:table-cell office:value-type="float" office:value="433" table:formula="of:=[.I139]+[.J140]+[.K140]" table:style-name="ce5">
            <text:p>43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</table:table-cell>
          <table:table-cell table:number-columns-repeated="16372"/>
        </table:table-row>
        <table:table-row table:style-name="ro35">
          <table:table-cell office:value-type="string" table:style-name="ce14">
            <text:p>V5030</text:p>
          </table:table-cell>
          <table:table-cell office:value-type="string" table:number-columns-spanned="6" table:number-rows-spanned="1" table:style-name="ce29">
            <text:p>TIPO DE UNIDADE DOMÉSTICA</text:p>
            <text:p>1 - Unipessoal</text:p>
            <text:p>2 - Duas pessoas ou mais sem parentesco</text:p>
            <text:p>3 - Duas pessoas ou mais com parentesco</text:p>
            <text:p>Branco</text:p>
          </table:table-cell>
          <table:covered-table-cell table:number-columns-repeated="5"/>
          <table:table-cell office:value-type="float" office:value="434" table:formula="of:=[.H140]+[.J140]+[.K140]" table:style-name="ce15">
            <text:p>434</text:p>
          </table:table-cell>
          <table:table-cell office:value-type="float" office:value="434" table:formula="of:=[.I140]+[.J141]+[.K141]" table:style-name="ce15">
            <text:p>434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string" table:style-name="ce16">
            <text:p>C</text:p>
          </table:table-cell>
          <table:table-cell table:number-columns-repeated="16372" table:style-name="ce17"/>
        </table:table-row>
        <table:table-row table:style-name="ro35">
          <table:table-cell office:value-type="string" table:style-name="ce14">
            <text:p>V5040</text:p>
          </table:table-cell>
          <table:table-cell office:value-type="string" table:number-columns-spanned="6" table:number-rows-spanned="1" table:style-name="ce29">
            <text:p>INDICADORA DE FAMÍLIA</text:p>
            <text:p>1 - Arranjo familiar</text:p>
            <text:p>0 - Arranjo não familiar</text:p>
            <text:p>Branco</text:p>
          </table:table-cell>
          <table:covered-table-cell table:number-columns-repeated="5"/>
          <table:table-cell office:value-type="float" office:value="435" table:formula="of:=[.H141]+[.J141]+[.K141]" table:style-name="ce15">
            <text:p>435</text:p>
          </table:table-cell>
          <table:table-cell office:value-type="float" office:value="435" table:formula="of:=[.I141]+[.J142]+[.K142]" table:style-name="ce15">
            <text:p>435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string" table:style-name="ce16">
            <text:p>C</text:p>
          </table:table-cell>
          <table:table-cell table:number-columns-repeated="16372" table:style-name="ce17"/>
        </table:table-row>
        <table:table-row table:style-name="ro36">
          <table:table-cell office:value-type="string" table:style-name="ce14">
            <text:p>V5090</text:p>
          </table:table-cell>
          <table:table-cell office:value-type="string" table:number-columns-spanned="6" table:number-rows-spanned="1" table:style-name="ce29">
            <text:p>TIPO DE COMPOSIÇÃO FAMILIAR DAS FAMÍLIAS ÚNICAS E CONVIVENTES PRINCIPAIS</text:p>
            <text:p>1 - Casal sem filho(s)</text:p>
            <text:p>2 - Casal sem filho(s) e com parente(s)</text:p>
            <text:p>3 - Casal com filho(s)</text:p>
            <text:p>4 - Casal com filho(s) e com parente(s)</text:p>
            <text:p>5 - Mulher sem cônjuge com filho(s)</text:p>
            <text:p>6 - Mulher sem cônjuge com filho(s) e com parente(s)</text:p>
            <text:p>7 - Homem sem cônjuge com filho(s)</text:p>
            <text:p>8 - Homem sem cônjuge com filho(s) e com parente(s)</text:p>
            <text:p>9 - Outro</text:p>
            <text:p>Branco</text:p>
          </table:table-cell>
          <table:covered-table-cell table:number-columns-repeated="5"/>
          <table:table-cell office:value-type="float" office:value="436" table:formula="of:=[.H142]+[.J142]+[.K142]" table:style-name="ce15">
            <text:p>436</text:p>
          </table:table-cell>
          <table:table-cell office:value-type="float" office:value="436" table:formula="of:=[.I142]+[.J143]+[.K143]" table:style-name="ce15">
            <text:p>436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string" table:style-name="ce16">
            <text:p>C</text:p>
          </table:table-cell>
          <table:table-cell table:number-columns-repeated="16372" table:style-name="ce17"/>
        </table:table-row>
        <table:table-row table:style-name="ro37">
          <table:table-cell office:value-type="string" table:style-name="ce14">
            <text:p>V5100</text:p>
          </table:table-cell>
          <table:table-cell office:value-type="string" table:number-columns-spanned="6" table:number-rows-spanned="1" table:style-name="ce29">
            <text:p>TIPO DE COMPOSIÇÃO FAMILIAR DAS FAMÍLIAS CONVIVENTES SECUNDÁRIAS</text:p>
            <text:p>1 - Casal sem filho(s)</text:p>
            <text:p>2 - Casal com filho(s)</text:p>
            <text:p>3 - Mulher sem cônjuge com filho(s)</text:p>
            <text:p>Branco</text:p>
          </table:table-cell>
          <table:covered-table-cell table:number-columns-repeated="5"/>
          <table:table-cell office:value-type="float" office:value="437" table:formula="of:=[.H143]+[.J143]+[.K143]" table:style-name="ce15">
            <text:p>437</text:p>
          </table:table-cell>
          <table:table-cell office:value-type="float" office:value="437" table:formula="of:=[.I143]+[.J144]+[.K144]" table:style-name="ce15">
            <text:p>437</text:p>
          </table:table-cell>
          <table:table-cell office:value-type="float" office:value="1" table:style-name="ce15">
            <text:p>1</text:p>
          </table:table-cell>
          <table:table-cell table:style-name="ce15"/>
          <table:table-cell office:value-type="string" table:style-name="ce16">
            <text:p>C</text:p>
          </table:table-cell>
          <table:table-cell table:number-columns-repeated="16372" table:style-name="ce17"/>
        </table:table-row>
        <table:table-row table:style-name="ro4">
          <table:table-cell office:value-type="string" table:style-name="ce14">
            <text:p>V5130</text:p>
          </table:table-cell>
          <table:table-cell office:value-type="string" table:number-columns-spanned="6" table:number-rows-spanned="1" table:style-name="ce29">
            <text:p>ORDEM LÓGICA NA FAMÍLIA</text:p>
          </table:table-cell>
          <table:covered-table-cell table:number-columns-repeated="5"/>
          <table:table-cell office:value-type="float" office:value="438" table:formula="of:=[.H144]+[.J144]+[.K144]" table:style-name="ce15">
            <text:p>438</text:p>
          </table:table-cell>
          <table:table-cell office:value-type="float" office:value="439" table:formula="of:=[.I144]+[.J145]+[.K145]" table:style-name="ce15">
            <text:p>439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string" table:style-name="ce16">
            <text:p>A</text:p>
          </table:table-cell>
          <table:table-cell table:number-columns-repeated="16372" table:style-name="ce17"/>
        </table:table-row>
        <table:table-row table:style-name="ro12">
          <table:table-cell office:value-type="string" table:style-name="ce4">
            <text:p>M0502</text:p>
          </table:table-cell>
          <table:table-cell office:value-type="string" table:number-columns-spanned="6" table:number-rows-spanned="1" table:style-name="ce24">
            <text:p>MARCA DE IMPUTAÇÃO NA V0502</text:p>
            <text:p>1- Sim</text:p>
            <text:p>2- Não</text:p>
          </table:table-cell>
          <table:covered-table-cell table:number-columns-repeated="5"/>
          <table:table-cell office:value-type="float" office:value="440" table:formula="of:=[.H145]+[.J145]+[.K145]" table:style-name="ce5">
            <text:p>440</text:p>
          </table:table-cell>
          <table:table-cell office:value-type="float" office:value="440" table:formula="of:=[.I145]+[.J146]+[.K146]" table:style-name="ce5">
            <text:p>44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01</text:p>
          </table:table-cell>
          <table:table-cell office:value-type="string" table:number-columns-spanned="6" table:number-rows-spanned="1" table:style-name="ce24">
            <text:p>MARCA DE IMPUTAÇÃO NA V0601</text:p>
            <text:p>1- Sim</text:p>
            <text:p>2- Não</text:p>
          </table:table-cell>
          <table:covered-table-cell table:number-columns-repeated="5"/>
          <table:table-cell office:value-type="float" office:value="441" table:formula="of:=[.H146]+[.J146]+[.K146]" table:style-name="ce5">
            <text:p>441</text:p>
          </table:table-cell>
          <table:table-cell office:value-type="float" office:value="441" table:formula="of:=[.I146]+[.J147]+[.K147]" table:style-name="ce5">
            <text:p>44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033</text:p>
          </table:table-cell>
          <table:table-cell office:value-type="string" table:number-columns-spanned="6" table:number-rows-spanned="1" table:style-name="ce24">
            <text:p>MARCA DE IMPUTAÇÃO NA V6033</text:p>
            <text:p>1- Sim</text:p>
            <text:p>2- Não</text:p>
          </table:table-cell>
          <table:covered-table-cell table:number-columns-repeated="5"/>
          <table:table-cell office:value-type="float" office:value="442" table:formula="of:=[.H147]+[.J147]+[.K147]" table:style-name="ce5">
            <text:p>442</text:p>
          </table:table-cell>
          <table:table-cell office:value-type="float" office:value="442" table:formula="of:=[.I147]+[.J148]+[.K148]" table:style-name="ce5">
            <text:p>44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06</text:p>
          </table:table-cell>
          <table:table-cell office:value-type="string" table:number-columns-spanned="6" table:number-rows-spanned="1" table:style-name="ce24">
            <text:p>MARCA DE IMPUTAÇÃO NA V0606</text:p>
            <text:p>1- Sim</text:p>
            <text:p>2- Não</text:p>
          </table:table-cell>
          <table:covered-table-cell table:number-columns-repeated="5"/>
          <table:table-cell office:value-type="float" office:value="443" table:formula="of:=[.H148]+[.J148]+[.K148]" table:style-name="ce5">
            <text:p>443</text:p>
          </table:table-cell>
          <table:table-cell office:value-type="float" office:value="443" table:formula="of:=[.I148]+[.J149]+[.K149]" table:style-name="ce5">
            <text:p>44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13</text:p>
          </table:table-cell>
          <table:table-cell office:value-type="string" table:number-columns-spanned="6" table:number-rows-spanned="1" table:style-name="ce24">
            <text:p>MARCA DE IMPUTAÇÃO NA V0613</text:p>
            <text:p>1- Sim</text:p>
            <text:p>2- Não</text:p>
          </table:table-cell>
          <table:covered-table-cell table:number-columns-repeated="5"/>
          <table:table-cell office:value-type="float" office:value="444" table:formula="of:=[.H149]+[.J149]+[.K149]" table:style-name="ce5">
            <text:p>444</text:p>
          </table:table-cell>
          <table:table-cell office:value-type="float" office:value="444" table:formula="of:=[.I149]+[.J150]+[.K150]" table:style-name="ce5">
            <text:p>44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14</text:p>
          </table:table-cell>
          <table:table-cell office:value-type="string" table:number-columns-spanned="6" table:number-rows-spanned="1" table:style-name="ce24">
            <text:p>MARCA DE IMPUTAÇÃO NA V0614</text:p>
            <text:p>1- Sim</text:p>
            <text:p>2- Não</text:p>
          </table:table-cell>
          <table:covered-table-cell table:number-columns-repeated="5"/>
          <table:table-cell office:value-type="float" office:value="445" table:formula="of:=[.H150]+[.J150]+[.K150]" table:style-name="ce5">
            <text:p>445</text:p>
          </table:table-cell>
          <table:table-cell office:value-type="float" office:value="445" table:formula="of:=[.I150]+[.J151]+[.K151]" table:style-name="ce5">
            <text:p>4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15</text:p>
          </table:table-cell>
          <table:table-cell office:value-type="string" table:number-columns-spanned="6" table:number-rows-spanned="1" table:style-name="ce24">
            <text:p>MARCA DE IMPUTAÇÃO NA V0615</text:p>
            <text:p>1- Sim</text:p>
            <text:p>2- Não</text:p>
          </table:table-cell>
          <table:covered-table-cell table:number-columns-repeated="5"/>
          <table:table-cell office:value-type="float" office:value="446" table:formula="of:=[.H151]+[.J151]+[.K151]" table:style-name="ce5">
            <text:p>446</text:p>
          </table:table-cell>
          <table:table-cell office:value-type="float" office:value="446" table:formula="of:=[.I151]+[.J152]+[.K152]" table:style-name="ce5">
            <text:p>44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16</text:p>
          </table:table-cell>
          <table:table-cell office:value-type="string" table:number-columns-spanned="6" table:number-rows-spanned="1" table:style-name="ce24">
            <text:p>MARCA DE IMPUTAÇÃO NA V0616</text:p>
            <text:p>1- Sim</text:p>
            <text:p>2- Não</text:p>
          </table:table-cell>
          <table:covered-table-cell table:number-columns-repeated="5"/>
          <table:table-cell office:value-type="float" office:value="447" table:formula="of:=[.H152]+[.J152]+[.K152]" table:style-name="ce5">
            <text:p>447</text:p>
          </table:table-cell>
          <table:table-cell office:value-type="float" office:value="447" table:formula="of:=[.I152]+[.J153]+[.K153]" table:style-name="ce5">
            <text:p>44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17</text:p>
          </table:table-cell>
          <table:table-cell office:value-type="string" table:number-columns-spanned="6" table:number-rows-spanned="1" table:style-name="ce24">
            <text:p>MARCA DE IMPUTAÇÃO NA V0617</text:p>
            <text:p>1- Sim</text:p>
            <text:p>2- Não</text:p>
          </table:table-cell>
          <table:covered-table-cell table:number-columns-repeated="5"/>
          <table:table-cell office:value-type="float" office:value="448" table:formula="of:=[.H153]+[.J153]+[.K153]" table:style-name="ce5">
            <text:p>448</text:p>
          </table:table-cell>
          <table:table-cell office:value-type="float" office:value="448" table:formula="of:=[.I153]+[.J154]+[.K154]" table:style-name="ce5">
            <text:p>44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18</text:p>
          </table:table-cell>
          <table:table-cell office:value-type="string" table:number-columns-spanned="6" table:number-rows-spanned="1" table:style-name="ce24">
            <text:p>MARCA DE IMPUTAÇÃO NA V0618</text:p>
            <text:p>1- Sim</text:p>
            <text:p>2- Não</text:p>
          </table:table-cell>
          <table:covered-table-cell table:number-columns-repeated="5"/>
          <table:table-cell office:value-type="float" office:value="449" table:formula="of:=[.H154]+[.J154]+[.K154]" table:style-name="ce5">
            <text:p>449</text:p>
          </table:table-cell>
          <table:table-cell office:value-type="float" office:value="449" table:formula="of:=[.I154]+[.J155]+[.K155]" table:style-name="ce5">
            <text:p>44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19</text:p>
          </table:table-cell>
          <table:table-cell office:value-type="string" table:number-columns-spanned="6" table:number-rows-spanned="1" table:style-name="ce24">
            <text:p>MARCA DE IMPUTAÇÃO NA V0619</text:p>
            <text:p>1- Sim</text:p>
            <text:p>2- Não</text:p>
          </table:table-cell>
          <table:covered-table-cell table:number-columns-repeated="5"/>
          <table:table-cell office:value-type="float" office:value="450" table:formula="of:=[.H155]+[.J155]+[.K155]" table:style-name="ce5">
            <text:p>450</text:p>
          </table:table-cell>
          <table:table-cell office:value-type="float" office:value="450" table:formula="of:=[.I155]+[.J156]+[.K156]" table:style-name="ce5">
            <text:p>45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20</text:p>
          </table:table-cell>
          <table:table-cell office:value-type="string" table:number-columns-spanned="6" table:number-rows-spanned="1" table:style-name="ce24">
            <text:p>MARCA DE IMPUTAÇÃO NA V0620</text:p>
            <text:p>1- Sim</text:p>
            <text:p>2- Não</text:p>
          </table:table-cell>
          <table:covered-table-cell table:number-columns-repeated="5"/>
          <table:table-cell office:value-type="float" office:value="451" table:formula="of:=[.H156]+[.J156]+[.K156]" table:style-name="ce5">
            <text:p>451</text:p>
          </table:table-cell>
          <table:table-cell office:value-type="float" office:value="451" table:formula="of:=[.I156]+[.J157]+[.K157]" table:style-name="ce5">
            <text:p>45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21</text:p>
          </table:table-cell>
          <table:table-cell office:value-type="string" table:number-columns-spanned="6" table:number-rows-spanned="1" table:style-name="ce24">
            <text:p>MARCA DE IMPUTAÇÃO NA V0621</text:p>
            <text:p>1- Sim</text:p>
            <text:p>2- Não</text:p>
          </table:table-cell>
          <table:covered-table-cell table:number-columns-repeated="5"/>
          <table:table-cell office:value-type="float" office:value="452" table:formula="of:=[.H157]+[.J157]+[.K157]" table:style-name="ce5">
            <text:p>452</text:p>
          </table:table-cell>
          <table:table-cell office:value-type="float" office:value="452" table:formula="of:=[.I157]+[.J158]+[.K158]" table:style-name="ce5">
            <text:p>45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22</text:p>
          </table:table-cell>
          <table:table-cell office:value-type="string" table:number-columns-spanned="6" table:number-rows-spanned="1" table:style-name="ce24">
            <text:p>MARCA DE IMPUTAÇÃO NA V0622</text:p>
            <text:p>1- Sim</text:p>
            <text:p>2- Não</text:p>
          </table:table-cell>
          <table:covered-table-cell table:number-columns-repeated="5"/>
          <table:table-cell office:value-type="float" office:value="453" table:formula="of:=[.H158]+[.J158]+[.K158]" table:style-name="ce5">
            <text:p>453</text:p>
          </table:table-cell>
          <table:table-cell office:value-type="float" office:value="453" table:formula="of:=[.I158]+[.J159]+[.K159]" table:style-name="ce5">
            <text:p>4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222</text:p>
          </table:table-cell>
          <table:table-cell office:value-type="string" table:number-columns-spanned="6" table:number-rows-spanned="1" table:style-name="ce24">
            <text:p>MARCA DE IMPUTAÇÃO NA V6222</text:p>
            <text:p>1- Sim</text:p>
            <text:p>2- Não</text:p>
          </table:table-cell>
          <table:covered-table-cell table:number-columns-repeated="5"/>
          <table:table-cell office:value-type="float" office:value="454" table:formula="of:=[.H159]+[.J159]+[.K159]" table:style-name="ce5">
            <text:p>454</text:p>
          </table:table-cell>
          <table:table-cell office:value-type="float" office:value="454" table:formula="of:=[.I159]+[.J160]+[.K160]" table:style-name="ce5">
            <text:p>45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8">
          <table:table-cell office:value-type="string" table:style-name="ce4">
            <text:p>M6224</text:p>
          </table:table-cell>
          <table:table-cell office:value-type="string" table:number-columns-spanned="6" table:number-rows-spanned="1" table:style-name="ce25">
            <text:p>MARCA DE IMPUTAÇÃO NA V6224</text:p>
            <text:p>1- Sim</text:p>
            <text:p><text:span text:style-name="T6">2- Não</text:span></text:p>
          </table:table-cell>
          <table:covered-table-cell table:number-columns-repeated="5"/>
          <table:table-cell office:value-type="float" office:value="455" table:formula="of:=[.H160]+[.J160]+[.K160]" table:style-name="ce5">
            <text:p>455</text:p>
          </table:table-cell>
          <table:table-cell office:value-type="float" office:value="455" table:formula="of:=[.I160]+[.J161]+[.K161]" table:style-name="ce5">
            <text:p>45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23</text:p>
          </table:table-cell>
          <table:table-cell office:value-type="string" table:number-columns-spanned="6" table:number-rows-spanned="1" table:style-name="ce24">
            <text:p>MARCA DE IMPUTAÇÃO NA V0623</text:p>
            <text:p>1- Sim</text:p>
            <text:p>2- Não</text:p>
          </table:table-cell>
          <table:covered-table-cell table:number-columns-repeated="5"/>
          <table:table-cell office:value-type="float" office:value="456" table:formula="of:=[.H161]+[.J161]+[.K161]" table:style-name="ce5">
            <text:p>456</text:p>
          </table:table-cell>
          <table:table-cell office:value-type="float" office:value="456" table:formula="of:=[.I161]+[.J162]+[.K162]" table:style-name="ce5">
            <text:p>4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24</text:p>
          </table:table-cell>
          <table:table-cell office:value-type="string" table:number-columns-spanned="6" table:number-rows-spanned="1" table:style-name="ce24">
            <text:p>MARCA DE IMPUTAÇÃO NA V0624</text:p>
            <text:p>1- Sim</text:p>
            <text:p>2- Não</text:p>
          </table:table-cell>
          <table:covered-table-cell table:number-columns-repeated="5"/>
          <table:table-cell office:value-type="float" office:value="457" table:formula="of:=[.H162]+[.J162]+[.K162]" table:style-name="ce5">
            <text:p>457</text:p>
          </table:table-cell>
          <table:table-cell office:value-type="float" office:value="457" table:formula="of:=[.I162]+[.J163]+[.K163]" table:style-name="ce5">
            <text:p>45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25</text:p>
          </table:table-cell>
          <table:table-cell office:value-type="string" table:number-columns-spanned="6" table:number-rows-spanned="1" table:style-name="ce24">
            <text:p>MARCA DE IMPUTAÇÃO NA V0625</text:p>
            <text:p>1- Sim</text:p>
            <text:p>2- Não</text:p>
          </table:table-cell>
          <table:covered-table-cell table:number-columns-repeated="5"/>
          <table:table-cell office:value-type="float" office:value="458" table:formula="of:=[.H163]+[.J163]+[.K163]" table:style-name="ce5">
            <text:p>458</text:p>
          </table:table-cell>
          <table:table-cell office:value-type="float" office:value="458" table:formula="of:=[.I163]+[.J164]+[.K164]" table:style-name="ce5">
            <text:p>45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252</text:p>
          </table:table-cell>
          <table:table-cell office:value-type="string" table:number-columns-spanned="6" table:number-rows-spanned="1" table:style-name="ce24">
            <text:p>MARCA DE IMPUTAÇÃO NA V6252</text:p>
            <text:p>1- Sim</text:p>
            <text:p>2- Não</text:p>
          </table:table-cell>
          <table:covered-table-cell table:number-columns-repeated="5"/>
          <table:table-cell office:value-type="float" office:value="459" table:formula="of:=[.H164]+[.J164]+[.K164]" table:style-name="ce5">
            <text:p>459</text:p>
          </table:table-cell>
          <table:table-cell office:value-type="float" office:value="459" table:formula="of:=[.I164]+[.J165]+[.K165]" table:style-name="ce5">
            <text:p>45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8">
          <table:table-cell office:value-type="string" table:style-name="ce4">
            <text:p>M6254</text:p>
          </table:table-cell>
          <table:table-cell office:value-type="string" table:number-columns-spanned="6" table:number-rows-spanned="1" table:style-name="ce25">
            <text:p>MARCA DE IMPUTAÇÃO NA V6254</text:p>
            <text:p>1- Sim</text:p>
            <text:p><text:span text:style-name="T6">2- Não</text:span></text:p>
          </table:table-cell>
          <table:covered-table-cell table:number-columns-repeated="5"/>
          <table:table-cell office:value-type="float" office:value="460" table:formula="of:=[.H165]+[.J165]+[.K165]" table:style-name="ce5">
            <text:p>460</text:p>
          </table:table-cell>
          <table:table-cell office:value-type="float" office:value="460" table:formula="of:=[.I165]+[.J166]+[.K166]" table:style-name="ce5">
            <text:p>46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256</text:p>
          </table:table-cell>
          <table:table-cell office:value-type="string" table:number-columns-spanned="6" table:number-rows-spanned="1" table:style-name="ce24">
            <text:p>MARCA DE IMPUTAÇÃO NA V6256</text:p>
            <text:p>1- Sim</text:p>
            <text:p>2- Não</text:p>
          </table:table-cell>
          <table:covered-table-cell table:number-columns-repeated="5"/>
          <table:table-cell office:value-type="float" office:value="461" table:formula="of:=[.H166]+[.J166]+[.K166]" table:style-name="ce5">
            <text:p>461</text:p>
          </table:table-cell>
          <table:table-cell office:value-type="float" office:value="461" table:formula="of:=[.I166]+[.J167]+[.K167]" table:style-name="ce5">
            <text:p>46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26</text:p>
          </table:table-cell>
          <table:table-cell office:value-type="string" table:number-columns-spanned="6" table:number-rows-spanned="1" table:style-name="ce24">
            <text:p>MARCA DE IMPUTAÇÃO NA V0626</text:p>
            <text:p>1- Sim</text:p>
            <text:p>2- Não</text:p>
          </table:table-cell>
          <table:covered-table-cell table:number-columns-repeated="5"/>
          <table:table-cell office:value-type="float" office:value="462" table:formula="of:=[.H167]+[.J167]+[.K167]" table:style-name="ce5">
            <text:p>462</text:p>
          </table:table-cell>
          <table:table-cell office:value-type="float" office:value="462" table:formula="of:=[.I167]+[.J168]+[.K168]" table:style-name="ce5">
            <text:p>46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262</text:p>
          </table:table-cell>
          <table:table-cell office:value-type="string" table:number-columns-spanned="6" table:number-rows-spanned="1" table:style-name="ce24">
            <text:p>MARCA DE IMPUTAÇÃO NA V6262</text:p>
            <text:p>1- Sim</text:p>
            <text:p>2- Não</text:p>
          </table:table-cell>
          <table:covered-table-cell table:number-columns-repeated="5"/>
          <table:table-cell office:value-type="float" office:value="463" table:formula="of:=[.H168]+[.J168]+[.K168]" table:style-name="ce5">
            <text:p>463</text:p>
          </table:table-cell>
          <table:table-cell office:value-type="float" office:value="463" table:formula="of:=[.I168]+[.J169]+[.K169]" table:style-name="ce5">
            <text:p>46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264</text:p>
          </table:table-cell>
          <table:table-cell office:value-type="string" table:number-columns-spanned="6" table:number-rows-spanned="1" table:style-name="ce24">
            <text:p>MARCA DE IMPUTAÇÃO NA V6264</text:p>
            <text:p>1- Sim</text:p>
            <text:p>2- Não</text:p>
          </table:table-cell>
          <table:covered-table-cell table:number-columns-repeated="5"/>
          <table:table-cell office:value-type="float" office:value="464" table:formula="of:=[.H169]+[.J169]+[.K169]" table:style-name="ce5">
            <text:p>464</text:p>
          </table:table-cell>
          <table:table-cell office:value-type="float" office:value="464" table:formula="of:=[.I169]+[.J170]+[.K170]" table:style-name="ce5">
            <text:p>46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266</text:p>
          </table:table-cell>
          <table:table-cell office:value-type="string" table:number-columns-spanned="6" table:number-rows-spanned="1" table:style-name="ce24">
            <text:p>MARCA DE IMPUTAÇÃO NA V6266</text:p>
            <text:p>1- Sim</text:p>
            <text:p>2- Não</text:p>
          </table:table-cell>
          <table:covered-table-cell table:number-columns-repeated="5"/>
          <table:table-cell office:value-type="float" office:value="465" table:formula="of:=[.H170]+[.J170]+[.K170]" table:style-name="ce5">
            <text:p>465</text:p>
          </table:table-cell>
          <table:table-cell office:value-type="float" office:value="465" table:formula="of:=[.I170]+[.J171]+[.K171]" table:style-name="ce5">
            <text:p>46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27</text:p>
          </table:table-cell>
          <table:table-cell office:value-type="string" table:number-columns-spanned="6" table:number-rows-spanned="1" table:style-name="ce24">
            <text:p>MARCA DE IMPUTAÇÃO NA V0627</text:p>
            <text:p>1- Sim</text:p>
            <text:p>2- Não</text:p>
          </table:table-cell>
          <table:covered-table-cell table:number-columns-repeated="5"/>
          <table:table-cell office:value-type="float" office:value="466" table:formula="of:=[.H171]+[.J171]+[.K171]" table:style-name="ce5">
            <text:p>466</text:p>
          </table:table-cell>
          <table:table-cell office:value-type="float" office:value="466" table:formula="of:=[.I171]+[.J172]+[.K172]" table:style-name="ce5">
            <text:p>4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28</text:p>
          </table:table-cell>
          <table:table-cell office:value-type="string" table:number-columns-spanned="6" table:number-rows-spanned="1" table:style-name="ce24">
            <text:p>MARCA DE IMPUTAÇÃO NA V0628</text:p>
            <text:p>1- Sim</text:p>
            <text:p>2- Não</text:p>
          </table:table-cell>
          <table:covered-table-cell table:number-columns-repeated="5"/>
          <table:table-cell office:value-type="float" office:value="467" table:formula="of:=[.H172]+[.J172]+[.K172]" table:style-name="ce5">
            <text:p>467</text:p>
          </table:table-cell>
          <table:table-cell office:value-type="float" office:value="467" table:formula="of:=[.I172]+[.J173]+[.K173]" table:style-name="ce5">
            <text:p>46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29</text:p>
          </table:table-cell>
          <table:table-cell office:value-type="string" table:number-columns-spanned="6" table:number-rows-spanned="1" table:style-name="ce24">
            <text:p>MARCA DE IMPUTAÇÃO NA V0629</text:p>
            <text:p>1- Sim</text:p>
            <text:p>2- Não</text:p>
          </table:table-cell>
          <table:covered-table-cell table:number-columns-repeated="5"/>
          <table:table-cell office:value-type="float" office:value="468" table:formula="of:=[.H173]+[.J173]+[.K173]" table:style-name="ce5">
            <text:p>468</text:p>
          </table:table-cell>
          <table:table-cell office:value-type="float" office:value="468" table:formula="of:=[.I173]+[.J174]+[.K174]" table:style-name="ce5">
            <text:p>46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30</text:p>
          </table:table-cell>
          <table:table-cell office:value-type="string" table:number-columns-spanned="6" table:number-rows-spanned="1" table:style-name="ce24">
            <text:p>MARCA DE IMPUTAÇÃO NA V0630</text:p>
            <text:p>1- Sim</text:p>
            <text:p>2- Não</text:p>
          </table:table-cell>
          <table:covered-table-cell table:number-columns-repeated="5"/>
          <table:table-cell office:value-type="float" office:value="469" table:formula="of:=[.H174]+[.J174]+[.K174]" table:style-name="ce5">
            <text:p>469</text:p>
          </table:table-cell>
          <table:table-cell office:value-type="float" office:value="469" table:formula="of:=[.I174]+[.J175]+[.K175]" table:style-name="ce5">
            <text:p>46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31</text:p>
          </table:table-cell>
          <table:table-cell office:value-type="string" table:number-columns-spanned="6" table:number-rows-spanned="1" table:style-name="ce24">
            <text:p>MARCA DE IMPUTAÇÃO NA V0631</text:p>
            <text:p>1- Sim</text:p>
            <text:p>2- Não</text:p>
          </table:table-cell>
          <table:covered-table-cell table:number-columns-repeated="5"/>
          <table:table-cell office:value-type="float" office:value="470" table:formula="of:=[.H175]+[.J175]+[.K175]" table:style-name="ce5">
            <text:p>470</text:p>
          </table:table-cell>
          <table:table-cell office:value-type="float" office:value="470" table:formula="of:=[.I175]+[.J176]+[.K176]" table:style-name="ce5">
            <text:p>4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32</text:p>
          </table:table-cell>
          <table:table-cell office:value-type="string" table:number-columns-spanned="6" table:number-rows-spanned="1" table:style-name="ce24">
            <text:p>MARCA DE IMPUTAÇÃO NA V0632</text:p>
            <text:p>1- Sim</text:p>
            <text:p>2- Não</text:p>
          </table:table-cell>
          <table:covered-table-cell table:number-columns-repeated="5"/>
          <table:table-cell office:value-type="float" office:value="471" table:formula="of:=[.H176]+[.J176]+[.K176]" table:style-name="ce5">
            <text:p>471</text:p>
          </table:table-cell>
          <table:table-cell office:value-type="float" office:value="471" table:formula="of:=[.I176]+[.J177]+[.K177]" table:style-name="ce5">
            <text:p>4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33</text:p>
          </table:table-cell>
          <table:table-cell office:value-type="string" table:number-columns-spanned="6" table:number-rows-spanned="1" table:style-name="ce24">
            <text:p>MARCA DE IMPUTAÇÃO NA V0633</text:p>
            <text:p>1- Sim</text:p>
            <text:p>2- Não</text:p>
          </table:table-cell>
          <table:covered-table-cell table:number-columns-repeated="5"/>
          <table:table-cell office:value-type="float" office:value="472" table:formula="of:=[.H177]+[.J177]+[.K177]" table:style-name="ce5">
            <text:p>472</text:p>
          </table:table-cell>
          <table:table-cell office:value-type="float" office:value="472" table:formula="of:=[.I177]+[.J178]+[.K178]" table:style-name="ce5">
            <text:p>4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34</text:p>
          </table:table-cell>
          <table:table-cell office:value-type="string" table:number-columns-spanned="6" table:number-rows-spanned="1" table:style-name="ce24">
            <text:p>MARCA DE IMPUTAÇÃO NA V0634</text:p>
            <text:p>1- Sim</text:p>
            <text:p>2- Não</text:p>
          </table:table-cell>
          <table:covered-table-cell table:number-columns-repeated="5"/>
          <table:table-cell office:value-type="float" office:value="473" table:formula="of:=[.H178]+[.J178]+[.K178]" table:style-name="ce5">
            <text:p>473</text:p>
          </table:table-cell>
          <table:table-cell office:value-type="float" office:value="473" table:formula="of:=[.I178]+[.J179]+[.K179]" table:style-name="ce5">
            <text:p>47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35</text:p>
          </table:table-cell>
          <table:table-cell office:value-type="string" table:number-columns-spanned="6" table:number-rows-spanned="1" table:style-name="ce24">
            <text:p>MARCA DE IMPUTAÇÃO NA V0635</text:p>
            <text:p>1- Sim</text:p>
            <text:p>2- Não</text:p>
          </table:table-cell>
          <table:covered-table-cell table:number-columns-repeated="5"/>
          <table:table-cell office:value-type="float" office:value="474" table:formula="of:=[.H179]+[.J179]+[.K179]" table:style-name="ce5">
            <text:p>474</text:p>
          </table:table-cell>
          <table:table-cell office:value-type="float" office:value="474" table:formula="of:=[.I179]+[.J180]+[.K180]" table:style-name="ce5">
            <text:p>4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352</text:p>
          </table:table-cell>
          <table:table-cell office:value-type="string" table:number-columns-spanned="6" table:number-rows-spanned="1" table:style-name="ce24">
            <text:p>MARCA DE IMPUTAÇÃO NA V6352</text:p>
            <text:p>1- Sim</text:p>
            <text:p>2- Não</text:p>
          </table:table-cell>
          <table:covered-table-cell table:number-columns-repeated="5"/>
          <table:table-cell office:value-type="float" office:value="475" table:formula="of:=[.H180]+[.J180]+[.K180]" table:style-name="ce5">
            <text:p>475</text:p>
          </table:table-cell>
          <table:table-cell office:value-type="float" office:value="475" table:formula="of:=[.I180]+[.J181]+[.K181]" table:style-name="ce5">
            <text:p>47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354</text:p>
          </table:table-cell>
          <table:table-cell office:value-type="string" table:number-columns-spanned="6" table:number-rows-spanned="1" table:style-name="ce24">
            <text:p>MARCA DE IMPUTAÇÃO NA V6354</text:p>
            <text:p>1- Sim</text:p>
            <text:p>2- Não</text:p>
          </table:table-cell>
          <table:covered-table-cell table:number-columns-repeated="5"/>
          <table:table-cell office:value-type="float" office:value="476" table:formula="of:=[.H181]+[.J181]+[.K181]" table:style-name="ce5">
            <text:p>476</text:p>
          </table:table-cell>
          <table:table-cell office:value-type="float" office:value="476" table:formula="of:=[.I181]+[.J182]+[.K182]" table:style-name="ce5">
            <text:p>47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356</text:p>
          </table:table-cell>
          <table:table-cell office:value-type="string" table:number-columns-spanned="6" table:number-rows-spanned="1" table:style-name="ce24">
            <text:p>MARCA DE IMPUTAÇÃO NA V6356</text:p>
            <text:p>1- Sim</text:p>
            <text:p>2- Não</text:p>
          </table:table-cell>
          <table:covered-table-cell table:number-columns-repeated="5"/>
          <table:table-cell office:value-type="float" office:value="477" table:formula="of:=[.H182]+[.J182]+[.K182]" table:style-name="ce5">
            <text:p>477</text:p>
          </table:table-cell>
          <table:table-cell office:value-type="float" office:value="477" table:formula="of:=[.I182]+[.J183]+[.K183]" table:style-name="ce5">
            <text:p>47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36</text:p>
          </table:table-cell>
          <table:table-cell office:value-type="string" table:number-columns-spanned="6" table:number-rows-spanned="1" table:style-name="ce24">
            <text:p>MARCA DE IMPUTAÇÃO NA V0636</text:p>
            <text:p>1- Sim</text:p>
            <text:p>2- Não</text:p>
          </table:table-cell>
          <table:covered-table-cell table:number-columns-repeated="5"/>
          <table:table-cell office:value-type="float" office:value="478" table:formula="of:=[.H183]+[.J183]+[.K183]" table:style-name="ce5">
            <text:p>478</text:p>
          </table:table-cell>
          <table:table-cell office:value-type="float" office:value="478" table:formula="of:=[.I183]+[.J184]+[.K184]" table:style-name="ce5">
            <text:p>47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362</text:p>
          </table:table-cell>
          <table:table-cell office:value-type="string" table:number-columns-spanned="6" table:number-rows-spanned="1" table:style-name="ce24">
            <text:p>MARCA DE IMPUTAÇÃO NA V6362</text:p>
            <text:p>1- Sim</text:p>
            <text:p>2- Não</text:p>
          </table:table-cell>
          <table:covered-table-cell table:number-columns-repeated="5"/>
          <table:table-cell office:value-type="float" office:value="479" table:formula="of:=[.H184]+[.J184]+[.K184]" table:style-name="ce5">
            <text:p>479</text:p>
          </table:table-cell>
          <table:table-cell office:value-type="float" office:value="479" table:formula="of:=[.I184]+[.J185]+[.K185]" table:style-name="ce5">
            <text:p>47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364</text:p>
          </table:table-cell>
          <table:table-cell office:value-type="string" table:number-columns-spanned="6" table:number-rows-spanned="1" table:style-name="ce24">
            <text:p>MARCA DE IMPUTAÇÃO NA V6364</text:p>
            <text:p>1- Sim</text:p>
            <text:p>2- Não</text:p>
          </table:table-cell>
          <table:covered-table-cell table:number-columns-repeated="5"/>
          <table:table-cell office:value-type="float" office:value="480" table:formula="of:=[.H185]+[.J185]+[.K185]" table:style-name="ce5">
            <text:p>480</text:p>
          </table:table-cell>
          <table:table-cell office:value-type="float" office:value="480" table:formula="of:=[.I185]+[.J186]+[.K186]" table:style-name="ce5">
            <text:p>48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366</text:p>
          </table:table-cell>
          <table:table-cell office:value-type="string" table:number-columns-spanned="6" table:number-rows-spanned="1" table:style-name="ce24">
            <text:p>MARCA DE IMPUTAÇÃO NA V6366</text:p>
            <text:p>1- Sim</text:p>
            <text:p>2- Não</text:p>
          </table:table-cell>
          <table:covered-table-cell table:number-columns-repeated="5"/>
          <table:table-cell office:value-type="float" office:value="481" table:formula="of:=[.H186]+[.J186]+[.K186]" table:style-name="ce5">
            <text:p>481</text:p>
          </table:table-cell>
          <table:table-cell office:value-type="float" office:value="481" table:formula="of:=[.I186]+[.J187]+[.K187]" table:style-name="ce5">
            <text:p>48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37</text:p>
          </table:table-cell>
          <table:table-cell office:value-type="string" table:number-columns-spanned="6" table:number-rows-spanned="1" table:style-name="ce24">
            <text:p>MARCA DE IMPUTAÇÃO NA V0637</text:p>
            <text:p>1- Sim</text:p>
            <text:p>2- Não</text:p>
          </table:table-cell>
          <table:covered-table-cell table:number-columns-repeated="5"/>
          <table:table-cell office:value-type="float" office:value="482" table:formula="of:=[.H187]+[.J187]+[.K187]" table:style-name="ce5">
            <text:p>482</text:p>
          </table:table-cell>
          <table:table-cell office:value-type="float" office:value="482" table:formula="of:=[.I187]+[.J188]+[.K188]" table:style-name="ce5">
            <text:p>48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38</text:p>
          </table:table-cell>
          <table:table-cell office:value-type="string" table:number-columns-spanned="6" table:number-rows-spanned="1" table:style-name="ce24">
            <text:p>MARCA DE IMPUTAÇÃO NA V0638</text:p>
            <text:p>1- Sim</text:p>
            <text:p>2- Não</text:p>
          </table:table-cell>
          <table:covered-table-cell table:number-columns-repeated="5"/>
          <table:table-cell office:value-type="float" office:value="483" table:formula="of:=[.H188]+[.J188]+[.K188]" table:style-name="ce5">
            <text:p>483</text:p>
          </table:table-cell>
          <table:table-cell office:value-type="float" office:value="483" table:formula="of:=[.I188]+[.J189]+[.K189]" table:style-name="ce5">
            <text:p>48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39</text:p>
          </table:table-cell>
          <table:table-cell office:value-type="string" table:number-columns-spanned="6" table:number-rows-spanned="1" table:style-name="ce24">
            <text:p>MARCA DE IMPUTAÇÃO NA V0639</text:p>
            <text:p>1- Sim</text:p>
            <text:p>2- Não</text:p>
          </table:table-cell>
          <table:covered-table-cell table:number-columns-repeated="5"/>
          <table:table-cell office:value-type="float" office:value="484" table:formula="of:=[.H189]+[.J189]+[.K189]" table:style-name="ce5">
            <text:p>484</text:p>
          </table:table-cell>
          <table:table-cell office:value-type="float" office:value="484" table:formula="of:=[.I189]+[.J190]+[.K190]" table:style-name="ce5">
            <text:p>48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40</text:p>
          </table:table-cell>
          <table:table-cell office:value-type="string" table:number-columns-spanned="6" table:number-rows-spanned="1" table:style-name="ce24">
            <text:p>MARCA DE IMPUTAÇÃO NA V0640</text:p>
            <text:p>1- Sim</text:p>
            <text:p>2- Não</text:p>
          </table:table-cell>
          <table:covered-table-cell table:number-columns-repeated="5"/>
          <table:table-cell office:value-type="float" office:value="485" table:formula="of:=[.H190]+[.J190]+[.K190]" table:style-name="ce5">
            <text:p>485</text:p>
          </table:table-cell>
          <table:table-cell office:value-type="float" office:value="485" table:formula="of:=[.I190]+[.J191]+[.K191]" table:style-name="ce5">
            <text:p>48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41</text:p>
          </table:table-cell>
          <table:table-cell office:value-type="string" table:number-columns-spanned="6" table:number-rows-spanned="1" table:style-name="ce24">
            <text:p>MARCA DE IMPUTAÇÃO NA V0641</text:p>
            <text:p>1- Sim</text:p>
            <text:p>2- Não</text:p>
          </table:table-cell>
          <table:covered-table-cell table:number-columns-repeated="5"/>
          <table:table-cell office:value-type="float" office:value="486" table:formula="of:=[.H191]+[.J191]+[.K191]" table:style-name="ce5">
            <text:p>486</text:p>
          </table:table-cell>
          <table:table-cell office:value-type="float" office:value="486" table:formula="of:=[.I191]+[.J192]+[.K192]" table:style-name="ce5">
            <text:p>48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42</text:p>
          </table:table-cell>
          <table:table-cell office:value-type="string" table:number-columns-spanned="6" table:number-rows-spanned="1" table:style-name="ce24">
            <text:p>MARCA DE IMPUTAÇÃO NA V0642</text:p>
            <text:p>1- Sim</text:p>
            <text:p>2- Não</text:p>
          </table:table-cell>
          <table:covered-table-cell table:number-columns-repeated="5"/>
          <table:table-cell office:value-type="float" office:value="487" table:formula="of:=[.H192]+[.J192]+[.K192]" table:style-name="ce5">
            <text:p>487</text:p>
          </table:table-cell>
          <table:table-cell office:value-type="float" office:value="487" table:formula="of:=[.I192]+[.J193]+[.K193]" table:style-name="ce5">
            <text:p>48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43</text:p>
          </table:table-cell>
          <table:table-cell office:value-type="string" table:number-columns-spanned="6" table:number-rows-spanned="1" table:style-name="ce24">
            <text:p>MARCA DE IMPUTAÇÃO NA V0643</text:p>
            <text:p>1- Sim</text:p>
            <text:p>2- Não</text:p>
          </table:table-cell>
          <table:covered-table-cell table:number-columns-repeated="5"/>
          <table:table-cell office:value-type="float" office:value="488" table:formula="of:=[.H193]+[.J193]+[.K193]" table:style-name="ce5">
            <text:p>488</text:p>
          </table:table-cell>
          <table:table-cell office:value-type="float" office:value="488" table:formula="of:=[.I193]+[.J194]+[.K194]" table:style-name="ce5">
            <text:p>48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44</text:p>
          </table:table-cell>
          <table:table-cell office:value-type="string" table:number-columns-spanned="6" table:number-rows-spanned="1" table:style-name="ce24">
            <text:p>MARCA DE IMPUTAÇÃO NA V0644</text:p>
            <text:p>1- Sim</text:p>
            <text:p>2- Não</text:p>
          </table:table-cell>
          <table:covered-table-cell table:number-columns-repeated="5"/>
          <table:table-cell office:value-type="float" office:value="489" table:formula="of:=[.H194]+[.J194]+[.K194]" table:style-name="ce5">
            <text:p>489</text:p>
          </table:table-cell>
          <table:table-cell office:value-type="float" office:value="489" table:formula="of:=[.I194]+[.J195]+[.K195]" table:style-name="ce5">
            <text:p>48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45</text:p>
          </table:table-cell>
          <table:table-cell office:value-type="string" table:number-columns-spanned="6" table:number-rows-spanned="1" table:style-name="ce24">
            <text:p>MARCA DE IMPUTAÇÃO NA V0645</text:p>
            <text:p>1- Sim</text:p>
            <text:p>2- Não</text:p>
          </table:table-cell>
          <table:covered-table-cell table:number-columns-repeated="5"/>
          <table:table-cell office:value-type="float" office:value="490" table:formula="of:=[.H195]+[.J195]+[.K195]" table:style-name="ce5">
            <text:p>490</text:p>
          </table:table-cell>
          <table:table-cell office:value-type="float" office:value="490" table:formula="of:=[.I195]+[.J196]+[.K196]" table:style-name="ce5">
            <text:p>49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461</text:p>
          </table:table-cell>
          <table:table-cell office:value-type="string" table:number-columns-spanned="6" table:number-rows-spanned="1" table:style-name="ce24">
            <text:p>MARCA DE IMPUTAÇÃO NA V6461</text:p>
            <text:p>1- Sim</text:p>
            <text:p>2- Não</text:p>
          </table:table-cell>
          <table:covered-table-cell table:number-columns-repeated="5"/>
          <table:table-cell office:value-type="float" office:value="491" table:formula="of:=[.H196]+[.J196]+[.K196]" table:style-name="ce5">
            <text:p>491</text:p>
          </table:table-cell>
          <table:table-cell office:value-type="float" office:value="491" table:formula="of:=[.I196]+[.J197]+[.K197]" table:style-name="ce5">
            <text:p>49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471</text:p>
          </table:table-cell>
          <table:table-cell office:value-type="string" table:number-columns-spanned="6" table:number-rows-spanned="1" table:style-name="ce24">
            <text:p>MARCA DE IMPUTAÇÃO NA V6471</text:p>
            <text:p>1- Sim</text:p>
            <text:p>2- Não</text:p>
          </table:table-cell>
          <table:covered-table-cell table:number-columns-repeated="5"/>
          <table:table-cell office:value-type="float" office:value="492" table:formula="of:=[.H197]+[.J197]+[.K197]" table:style-name="ce5">
            <text:p>492</text:p>
          </table:table-cell>
          <table:table-cell office:value-type="float" office:value="492" table:formula="of:=[.I197]+[.J198]+[.K198]" table:style-name="ce5">
            <text:p>49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48</text:p>
          </table:table-cell>
          <table:table-cell office:value-type="string" table:number-columns-spanned="6" table:number-rows-spanned="1" table:style-name="ce24">
            <text:p>MARCA DE IMPUTAÇÃO NA V0648</text:p>
            <text:p>1- Sim</text:p>
            <text:p>2- Não</text:p>
          </table:table-cell>
          <table:covered-table-cell table:number-columns-repeated="5"/>
          <table:table-cell office:value-type="float" office:value="493" table:formula="of:=[.H198]+[.J198]+[.K198]" table:style-name="ce5">
            <text:p>493</text:p>
          </table:table-cell>
          <table:table-cell office:value-type="float" office:value="493" table:formula="of:=[.I198]+[.J199]+[.K199]" table:style-name="ce5">
            <text:p>49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49</text:p>
          </table:table-cell>
          <table:table-cell office:value-type="string" table:number-columns-spanned="6" table:number-rows-spanned="1" table:style-name="ce24">
            <text:p>MARCA DE IMPUTAÇÃO NA V0649</text:p>
            <text:p>1- Sim</text:p>
            <text:p>2- Não</text:p>
          </table:table-cell>
          <table:covered-table-cell table:number-columns-repeated="5"/>
          <table:table-cell office:value-type="float" office:value="494" table:formula="of:=[.H199]+[.J199]+[.K199]" table:style-name="ce5">
            <text:p>494</text:p>
          </table:table-cell>
          <table:table-cell office:value-type="float" office:value="494" table:formula="of:=[.I199]+[.J200]+[.K200]" table:style-name="ce5">
            <text:p>49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50</text:p>
          </table:table-cell>
          <table:table-cell office:value-type="string" table:number-columns-spanned="6" table:number-rows-spanned="1" table:style-name="ce24">
            <text:p>MARCA DE IMPUTAÇÃO NA V0650</text:p>
            <text:p>1- Sim</text:p>
            <text:p>2- Não</text:p>
          </table:table-cell>
          <table:covered-table-cell table:number-columns-repeated="5"/>
          <table:table-cell office:value-type="float" office:value="495" table:formula="of:=[.H200]+[.J200]+[.K200]" table:style-name="ce5">
            <text:p>495</text:p>
          </table:table-cell>
          <table:table-cell office:value-type="float" office:value="495" table:formula="of:=[.I200]+[.J201]+[.K201]" table:style-name="ce5">
            <text:p>49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51</text:p>
          </table:table-cell>
          <table:table-cell office:value-type="string" table:number-columns-spanned="6" table:number-rows-spanned="1" table:style-name="ce24">
            <text:p>MARCA DE IMPUTAÇÃO NA V0651</text:p>
            <text:p>1- Sim</text:p>
            <text:p>2- Não</text:p>
          </table:table-cell>
          <table:covered-table-cell table:number-columns-repeated="5"/>
          <table:table-cell office:value-type="float" office:value="496" table:formula="of:=[.H201]+[.J201]+[.K201]" table:style-name="ce5">
            <text:p>496</text:p>
          </table:table-cell>
          <table:table-cell office:value-type="float" office:value="496" table:formula="of:=[.I201]+[.J202]+[.K202]" table:style-name="ce5">
            <text:p>49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511</text:p>
          </table:table-cell>
          <table:table-cell office:value-type="string" table:number-columns-spanned="6" table:number-rows-spanned="1" table:style-name="ce24">
            <text:p>MARCA DE IMPUTAÇÃO NA V6511</text:p>
            <text:p>1- Sim</text:p>
            <text:p>2- Não</text:p>
          </table:table-cell>
          <table:covered-table-cell table:number-columns-repeated="5"/>
          <table:table-cell office:value-type="float" office:value="497" table:formula="of:=[.H202]+[.J202]+[.K202]" table:style-name="ce5">
            <text:p>497</text:p>
          </table:table-cell>
          <table:table-cell office:value-type="float" office:value="497" table:formula="of:=[.I202]+[.J203]+[.K203]" table:style-name="ce5">
            <text:p>49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52</text:p>
          </table:table-cell>
          <table:table-cell office:value-type="string" table:number-columns-spanned="6" table:number-rows-spanned="1" table:style-name="ce24">
            <text:p>MARCA DE IMPUTAÇÃO NA V0652</text:p>
            <text:p>1- Sim</text:p>
            <text:p>2- Não</text:p>
          </table:table-cell>
          <table:covered-table-cell table:number-columns-repeated="5"/>
          <table:table-cell office:value-type="float" office:value="498" table:formula="of:=[.H203]+[.J203]+[.K203]" table:style-name="ce5">
            <text:p>498</text:p>
          </table:table-cell>
          <table:table-cell office:value-type="float" office:value="498" table:formula="of:=[.I203]+[.J204]+[.K204]" table:style-name="ce5">
            <text:p>49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521</text:p>
          </table:table-cell>
          <table:table-cell office:value-type="string" table:number-columns-spanned="6" table:number-rows-spanned="1" table:style-name="ce24">
            <text:p>MARCA DE IMPUTAÇÃO NA V6521</text:p>
            <text:p>1- Sim</text:p>
            <text:p>2- Não</text:p>
          </table:table-cell>
          <table:covered-table-cell table:number-columns-repeated="5"/>
          <table:table-cell office:value-type="float" office:value="499" table:formula="of:=[.H204]+[.J204]+[.K204]" table:style-name="ce5">
            <text:p>499</text:p>
          </table:table-cell>
          <table:table-cell office:value-type="float" office:value="499" table:formula="of:=[.I204]+[.J205]+[.K205]" table:style-name="ce5">
            <text:p>49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53</text:p>
          </table:table-cell>
          <table:table-cell office:value-type="string" table:number-columns-spanned="6" table:number-rows-spanned="1" table:style-name="ce24">
            <text:p>MARCA DE IMPUTAÇÃO NA V0653</text:p>
            <text:p>1- Sim</text:p>
            <text:p>2- Não</text:p>
          </table:table-cell>
          <table:covered-table-cell table:number-columns-repeated="5"/>
          <table:table-cell office:value-type="float" office:value="500" table:formula="of:=[.H205]+[.J205]+[.K205]" table:style-name="ce5">
            <text:p>500</text:p>
          </table:table-cell>
          <table:table-cell office:value-type="float" office:value="500" table:formula="of:=[.I205]+[.J206]+[.K206]" table:style-name="ce5">
            <text:p>50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54</text:p>
          </table:table-cell>
          <table:table-cell office:value-type="string" table:number-columns-spanned="6" table:number-rows-spanned="1" table:style-name="ce24">
            <text:p>MARCA DE IMPUTAÇÃO NA V0654</text:p>
            <text:p>1- Sim</text:p>
            <text:p>2- Não</text:p>
          </table:table-cell>
          <table:covered-table-cell table:number-columns-repeated="5"/>
          <table:table-cell office:value-type="float" office:value="501" table:formula="of:=[.H206]+[.J206]+[.K206]" table:style-name="ce5">
            <text:p>501</text:p>
          </table:table-cell>
          <table:table-cell office:value-type="float" office:value="501" table:formula="of:=[.I206]+[.J207]+[.K207]" table:style-name="ce5">
            <text:p>50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55</text:p>
          </table:table-cell>
          <table:table-cell office:value-type="string" table:number-columns-spanned="6" table:number-rows-spanned="1" table:style-name="ce24">
            <text:p>MARCA DE IMPUTAÇÃO NA V0655</text:p>
            <text:p>1- Sim</text:p>
            <text:p>2- Não</text:p>
          </table:table-cell>
          <table:covered-table-cell table:number-columns-repeated="5"/>
          <table:table-cell office:value-type="float" office:value="502" table:formula="of:=[.H207]+[.J207]+[.K207]" table:style-name="ce5">
            <text:p>502</text:p>
          </table:table-cell>
          <table:table-cell office:value-type="float" office:value="502" table:formula="of:=[.I207]+[.J208]+[.K208]" table:style-name="ce5">
            <text:p>50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56</text:p>
          </table:table-cell>
          <table:table-cell office:value-type="string" table:number-columns-spanned="6" table:number-rows-spanned="1" table:style-name="ce24">
            <text:p>MARCA DE IMPUTAÇÃO NA V0656</text:p>
            <text:p>1- Sim</text:p>
            <text:p>2- Não</text:p>
          </table:table-cell>
          <table:covered-table-cell table:number-columns-repeated="5"/>
          <table:table-cell office:value-type="float" office:value="503" table:formula="of:=[.H208]+[.J208]+[.K208]" table:style-name="ce5">
            <text:p>503</text:p>
          </table:table-cell>
          <table:table-cell office:value-type="float" office:value="503" table:formula="of:=[.I208]+[.J209]+[.K209]" table:style-name="ce5">
            <text:p>50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57</text:p>
          </table:table-cell>
          <table:table-cell office:value-type="string" table:number-columns-spanned="6" table:number-rows-spanned="1" table:style-name="ce24">
            <text:p>MARCA DE IMPUTAÇÃO NA V0657</text:p>
            <text:p>1- Sim</text:p>
            <text:p>2- Não</text:p>
          </table:table-cell>
          <table:covered-table-cell table:number-columns-repeated="5"/>
          <table:table-cell office:value-type="float" office:value="504" table:formula="of:=[.H209]+[.J209]+[.K209]" table:style-name="ce5">
            <text:p>504</text:p>
          </table:table-cell>
          <table:table-cell office:value-type="float" office:value="504" table:formula="of:=[.I209]+[.J210]+[.K210]" table:style-name="ce5">
            <text:p>50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58</text:p>
          </table:table-cell>
          <table:table-cell office:value-type="string" table:number-columns-spanned="6" table:number-rows-spanned="1" table:style-name="ce24">
            <text:p>MARCA DE IMPUTAÇÃO NA V0658</text:p>
            <text:p>1- Sim</text:p>
            <text:p>2- Não</text:p>
          </table:table-cell>
          <table:covered-table-cell table:number-columns-repeated="5"/>
          <table:table-cell office:value-type="float" office:value="505" table:formula="of:=[.H210]+[.J210]+[.K210]" table:style-name="ce5">
            <text:p>505</text:p>
          </table:table-cell>
          <table:table-cell office:value-type="float" office:value="505" table:formula="of:=[.I210]+[.J211]+[.K211]" table:style-name="ce5">
            <text:p>50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59</text:p>
          </table:table-cell>
          <table:table-cell office:value-type="string" table:number-columns-spanned="6" table:number-rows-spanned="1" table:style-name="ce24">
            <text:p>MARCA DE IMPUTAÇÃO NA V0659</text:p>
            <text:p>1- Sim</text:p>
            <text:p>2- Não</text:p>
          </table:table-cell>
          <table:covered-table-cell table:number-columns-repeated="5"/>
          <table:table-cell office:value-type="float" office:value="506" table:formula="of:=[.H211]+[.J211]+[.K211]" table:style-name="ce5">
            <text:p>506</text:p>
          </table:table-cell>
          <table:table-cell office:value-type="float" office:value="506" table:formula="of:=[.I211]+[.J212]+[.K212]" table:style-name="ce5">
            <text:p>50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591</text:p>
          </table:table-cell>
          <table:table-cell office:value-type="string" table:number-columns-spanned="6" table:number-rows-spanned="1" table:style-name="ce24">
            <text:p>MARCA DE IMPUTAÇÃO NA V6591</text:p>
            <text:p>1- Sim</text:p>
            <text:p>2- Não</text:p>
          </table:table-cell>
          <table:covered-table-cell table:number-columns-repeated="5"/>
          <table:table-cell office:value-type="float" office:value="507" table:formula="of:=[.H212]+[.J212]+[.K212]" table:style-name="ce5">
            <text:p>507</text:p>
          </table:table-cell>
          <table:table-cell office:value-type="float" office:value="507" table:formula="of:=[.I212]+[.J213]+[.K213]" table:style-name="ce5">
            <text:p>50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60</text:p>
          </table:table-cell>
          <table:table-cell office:value-type="string" table:number-columns-spanned="6" table:number-rows-spanned="1" table:style-name="ce24">
            <text:p>MARCA DE IMPUTAÇÃO NA V0660</text:p>
            <text:p>1- Sim</text:p>
            <text:p>2- Não</text:p>
          </table:table-cell>
          <table:covered-table-cell table:number-columns-repeated="5"/>
          <table:table-cell office:value-type="float" office:value="508" table:formula="of:=[.H213]+[.J213]+[.K213]" table:style-name="ce5">
            <text:p>508</text:p>
          </table:table-cell>
          <table:table-cell office:value-type="float" office:value="508" table:formula="of:=[.I213]+[.J214]+[.K214]" table:style-name="ce5">
            <text:p>50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02</text:p>
          </table:table-cell>
          <table:table-cell office:value-type="string" table:number-columns-spanned="6" table:number-rows-spanned="1" table:style-name="ce24">
            <text:p>MARCA DE IMPUTAÇÃO NA V6602</text:p>
            <text:p>1- Sim</text:p>
            <text:p>2- Não</text:p>
          </table:table-cell>
          <table:covered-table-cell table:number-columns-repeated="5"/>
          <table:table-cell office:value-type="float" office:value="509" table:formula="of:=[.H214]+[.J214]+[.K214]" table:style-name="ce5">
            <text:p>509</text:p>
          </table:table-cell>
          <table:table-cell office:value-type="float" office:value="509" table:formula="of:=[.I214]+[.J215]+[.K215]" table:style-name="ce5">
            <text:p>50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04</text:p>
          </table:table-cell>
          <table:table-cell office:value-type="string" table:number-columns-spanned="6" table:number-rows-spanned="1" table:style-name="ce24">
            <text:p>MARCA DE IMPUTAÇÃO NA V6604</text:p>
            <text:p>1- Sim</text:p>
            <text:p>2- Não</text:p>
          </table:table-cell>
          <table:covered-table-cell table:number-columns-repeated="5"/>
          <table:table-cell office:value-type="float" office:value="510" table:formula="of:=[.H215]+[.J215]+[.K215]" table:style-name="ce5">
            <text:p>510</text:p>
          </table:table-cell>
          <table:table-cell office:value-type="float" office:value="510" table:formula="of:=[.I215]+[.J216]+[.K216]" table:style-name="ce5">
            <text:p>51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06</text:p>
          </table:table-cell>
          <table:table-cell office:value-type="string" table:number-columns-spanned="6" table:number-rows-spanned="1" table:style-name="ce24">
            <text:p>MARCA DE IMPUTAÇÃO NA V6606</text:p>
            <text:p>1- Sim</text:p>
            <text:p>2- Não</text:p>
          </table:table-cell>
          <table:covered-table-cell table:number-columns-repeated="5"/>
          <table:table-cell office:value-type="float" office:value="511" table:formula="of:=[.H216]+[.J216]+[.K216]" table:style-name="ce5">
            <text:p>511</text:p>
          </table:table-cell>
          <table:table-cell office:value-type="float" office:value="511" table:formula="of:=[.I216]+[.J217]+[.K217]" table:style-name="ce5">
            <text:p>51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8">
          <table:table-cell office:value-type="string" table:style-name="ce4">
            <text:p>M0661</text:p>
          </table:table-cell>
          <table:table-cell office:value-type="string" table:number-columns-spanned="6" table:number-rows-spanned="1" table:style-name="ce25">
            <text:p>MARCA DE IMPUTAÇÃO NA V0661</text:p>
            <text:p>1- Sim</text:p>
            <text:p><text:span text:style-name="T6">2- Não</text:span></text:p>
          </table:table-cell>
          <table:covered-table-cell table:number-columns-repeated="5"/>
          <table:table-cell office:value-type="float" office:value="512" table:formula="of:=[.H217]+[.J217]+[.K217]" table:style-name="ce5">
            <text:p>512</text:p>
          </table:table-cell>
          <table:table-cell office:value-type="float" office:value="512" table:formula="of:=[.I217]+[.J218]+[.K218]" table:style-name="ce5">
            <text:p>5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62</text:p>
          </table:table-cell>
          <table:table-cell office:value-type="string" table:number-columns-spanned="6" table:number-rows-spanned="1" table:style-name="ce24">
            <text:p>MARCA DE IMPUTAÇÃO NA V0662</text:p>
            <text:p>1- Sim</text:p>
            <text:p>2- Não</text:p>
          </table:table-cell>
          <table:covered-table-cell table:number-columns-repeated="5"/>
          <table:table-cell office:value-type="float" office:value="513" table:formula="of:=[.H218]+[.J218]+[.K218]" table:style-name="ce5">
            <text:p>513</text:p>
          </table:table-cell>
          <table:table-cell office:value-type="float" office:value="513" table:formula="of:=[.I218]+[.J219]+[.K219]" table:style-name="ce5">
            <text:p>51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63</text:p>
          </table:table-cell>
          <table:table-cell office:value-type="string" table:number-columns-spanned="6" table:number-rows-spanned="1" table:style-name="ce24">
            <text:p>MARCA DE IMPUTAÇÃO NA V0663</text:p>
            <text:p>1- Sim</text:p>
            <text:p>2- Não</text:p>
          </table:table-cell>
          <table:covered-table-cell table:number-columns-repeated="5"/>
          <table:table-cell office:value-type="float" office:value="514" table:formula="of:=[.H219]+[.J219]+[.K219]" table:style-name="ce5">
            <text:p>514</text:p>
          </table:table-cell>
          <table:table-cell office:value-type="float" office:value="514" table:formula="of:=[.I219]+[.J220]+[.K220]" table:style-name="ce5">
            <text:p>5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31</text:p>
          </table:table-cell>
          <table:table-cell office:value-type="string" table:number-columns-spanned="6" table:number-rows-spanned="1" table:style-name="ce24">
            <text:p>MARCA DE IMPUTAÇÃO NA V6631</text:p>
            <text:p>1- Sim</text:p>
            <text:p>2- Não</text:p>
          </table:table-cell>
          <table:covered-table-cell table:number-columns-repeated="5"/>
          <table:table-cell office:value-type="float" office:value="515" table:formula="of:=[.H220]+[.J220]+[.K220]" table:style-name="ce5">
            <text:p>515</text:p>
          </table:table-cell>
          <table:table-cell office:value-type="float" office:value="515" table:formula="of:=[.I220]+[.J221]+[.K221]" table:style-name="ce5">
            <text:p>51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32</text:p>
          </table:table-cell>
          <table:table-cell office:value-type="string" table:number-columns-spanned="6" table:number-rows-spanned="1" table:style-name="ce24">
            <text:p>MARCA DE IMPUTAÇÃO NA V6632</text:p>
            <text:p>1- Sim</text:p>
            <text:p>2- Não</text:p>
          </table:table-cell>
          <table:covered-table-cell table:number-columns-repeated="5"/>
          <table:table-cell office:value-type="float" office:value="516" table:formula="of:=[.H221]+[.J221]+[.K221]" table:style-name="ce5">
            <text:p>516</text:p>
          </table:table-cell>
          <table:table-cell office:value-type="float" office:value="516" table:formula="of:=[.I221]+[.J222]+[.K222]" table:style-name="ce5">
            <text:p>51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33</text:p>
          </table:table-cell>
          <table:table-cell office:value-type="string" table:number-columns-spanned="6" table:number-rows-spanned="1" table:style-name="ce24">
            <text:p>MARCA DE IMPUTAÇÃO NA V6633</text:p>
            <text:p>1- Sim</text:p>
            <text:p>2- Não</text:p>
          </table:table-cell>
          <table:covered-table-cell table:number-columns-repeated="5"/>
          <table:table-cell office:value-type="float" office:value="517" table:formula="of:=[.H222]+[.J222]+[.K222]" table:style-name="ce5">
            <text:p>517</text:p>
          </table:table-cell>
          <table:table-cell office:value-type="float" office:value="517" table:formula="of:=[.I222]+[.J223]+[.K223]" table:style-name="ce5">
            <text:p>51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64</text:p>
          </table:table-cell>
          <table:table-cell office:value-type="string" table:number-columns-spanned="6" table:number-rows-spanned="1" table:style-name="ce24">
            <text:p>MARCA DE IMPUTAÇÃO NA V0664</text:p>
            <text:p>1- Sim</text:p>
            <text:p>2- Não</text:p>
          </table:table-cell>
          <table:covered-table-cell table:number-columns-repeated="5"/>
          <table:table-cell office:value-type="float" office:value="518" table:formula="of:=[.H223]+[.J223]+[.K223]" table:style-name="ce5">
            <text:p>518</text:p>
          </table:table-cell>
          <table:table-cell office:value-type="float" office:value="518" table:formula="of:=[.I223]+[.J224]+[.K224]" table:style-name="ce5">
            <text:p>51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41</text:p>
          </table:table-cell>
          <table:table-cell office:value-type="string" table:number-columns-spanned="6" table:number-rows-spanned="1" table:style-name="ce24">
            <text:p>MARCA DE IMPUTAÇÃO NA V6641</text:p>
            <text:p>1- Sim</text:p>
            <text:p>2- Não</text:p>
          </table:table-cell>
          <table:covered-table-cell table:number-columns-repeated="5"/>
          <table:table-cell office:value-type="float" office:value="519" table:formula="of:=[.H224]+[.J224]+[.K224]" table:style-name="ce5">
            <text:p>519</text:p>
          </table:table-cell>
          <table:table-cell office:value-type="float" office:value="519" table:formula="of:=[.I224]+[.J225]+[.K225]" table:style-name="ce5">
            <text:p>51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42</text:p>
          </table:table-cell>
          <table:table-cell office:value-type="string" table:number-columns-spanned="6" table:number-rows-spanned="1" table:style-name="ce24">
            <text:p>MARCA DE IMPUTAÇÃO NA V6642</text:p>
            <text:p>1- Sim</text:p>
            <text:p>2- Não</text:p>
          </table:table-cell>
          <table:covered-table-cell table:number-columns-repeated="5"/>
          <table:table-cell office:value-type="float" office:value="520" table:formula="of:=[.H225]+[.J225]+[.K225]" table:style-name="ce5">
            <text:p>520</text:p>
          </table:table-cell>
          <table:table-cell office:value-type="float" office:value="520" table:formula="of:=[.I225]+[.J226]+[.K226]" table:style-name="ce5">
            <text:p>52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43</text:p>
          </table:table-cell>
          <table:table-cell office:value-type="string" table:number-columns-spanned="6" table:number-rows-spanned="1" table:style-name="ce24">
            <text:p>MARCA DE IMPUTAÇÃO NA V6643</text:p>
            <text:p>1- Sim</text:p>
            <text:p>2- Não</text:p>
          </table:table-cell>
          <table:covered-table-cell table:number-columns-repeated="5"/>
          <table:table-cell office:value-type="float" office:value="521" table:formula="of:=[.H226]+[.J226]+[.K226]" table:style-name="ce5">
            <text:p>521</text:p>
          </table:table-cell>
          <table:table-cell office:value-type="float" office:value="521" table:formula="of:=[.I226]+[.J227]+[.K227]" table:style-name="ce5">
            <text:p>52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65</text:p>
          </table:table-cell>
          <table:table-cell office:value-type="string" table:number-columns-spanned="6" table:number-rows-spanned="1" table:style-name="ce24">
            <text:p>MARCA DE IMPUTAÇÃO NA V0665</text:p>
            <text:p>1- Sim</text:p>
            <text:p>2- Não</text:p>
          </table:table-cell>
          <table:covered-table-cell table:number-columns-repeated="5"/>
          <table:table-cell office:value-type="float" office:value="522" table:formula="of:=[.H227]+[.J227]+[.K227]" table:style-name="ce5">
            <text:p>522</text:p>
          </table:table-cell>
          <table:table-cell office:value-type="float" office:value="522" table:formula="of:=[.I227]+[.J228]+[.K228]" table:style-name="ce5">
            <text:p>52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60</text:p>
          </table:table-cell>
          <table:table-cell office:value-type="string" table:number-columns-spanned="6" table:number-rows-spanned="1" table:style-name="ce24">
            <text:p>MARCA DE IMPUTAÇÃO NA V6660</text:p>
            <text:p>1- Sim</text:p>
            <text:p>2- Não</text:p>
          </table:table-cell>
          <table:covered-table-cell table:number-columns-repeated="5"/>
          <table:table-cell office:value-type="float" office:value="523" table:formula="of:=[.H228]+[.J228]+[.K228]" table:style-name="ce5">
            <text:p>523</text:p>
          </table:table-cell>
          <table:table-cell office:value-type="float" office:value="523" table:formula="of:=[.I228]+[.J229]+[.K229]" table:style-name="ce5">
            <text:p>52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67</text:p>
          </table:table-cell>
          <table:table-cell office:value-type="string" table:number-columns-spanned="6" table:number-rows-spanned="1" table:style-name="ce24">
            <text:p>MARCA DE IMPUTAÇÃO NA V0667</text:p>
            <text:p>1- Sim</text:p>
            <text:p>2- Não</text:p>
          </table:table-cell>
          <table:covered-table-cell table:number-columns-repeated="5"/>
          <table:table-cell office:value-type="float" office:value="524" table:formula="of:=[.H229]+[.J229]+[.K229]" table:style-name="ce5">
            <text:p>524</text:p>
          </table:table-cell>
          <table:table-cell office:value-type="float" office:value="524" table:formula="of:=[.I229]+[.J230]+[.K230]" table:style-name="ce5">
            <text:p>52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68</text:p>
          </table:table-cell>
          <table:table-cell office:value-type="string" table:number-columns-spanned="6" table:number-rows-spanned="1" table:style-name="ce24">
            <text:p>MARCA DE IMPUTAÇÃO NA V0668</text:p>
            <text:p>1- Sim</text:p>
            <text:p>2- Não</text:p>
          </table:table-cell>
          <table:covered-table-cell table:number-columns-repeated="5"/>
          <table:table-cell office:value-type="float" office:value="525" table:formula="of:=[.H230]+[.J230]+[.K230]" table:style-name="ce5">
            <text:p>525</text:p>
          </table:table-cell>
          <table:table-cell office:value-type="float" office:value="525" table:formula="of:=[.I230]+[.J231]+[.K231]" table:style-name="ce5">
            <text:p>52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81</text:p>
          </table:table-cell>
          <table:table-cell office:value-type="string" table:number-columns-spanned="6" table:number-rows-spanned="1" table:style-name="ce24">
            <text:p>MARCA DE IMPUTAÇÃO NA V6681</text:p>
            <text:p>1- Sim</text:p>
            <text:p>2- Não</text:p>
          </table:table-cell>
          <table:covered-table-cell table:number-columns-repeated="5"/>
          <table:table-cell office:value-type="float" office:value="526" table:formula="of:=[.H231]+[.J231]+[.K231]" table:style-name="ce5">
            <text:p>526</text:p>
          </table:table-cell>
          <table:table-cell office:value-type="float" office:value="526" table:formula="of:=[.I231]+[.J232]+[.K232]" table:style-name="ce5">
            <text:p>52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82</text:p>
          </table:table-cell>
          <table:table-cell office:value-type="string" table:number-columns-spanned="6" table:number-rows-spanned="1" table:style-name="ce24">
            <text:p>MARCA DE IMPUTAÇÃO NA V6682</text:p>
            <text:p>1- Sim</text:p>
            <text:p>2- Não</text:p>
          </table:table-cell>
          <table:covered-table-cell table:number-columns-repeated="5"/>
          <table:table-cell office:value-type="float" office:value="527" table:formula="of:=[.H232]+[.J232]+[.K232]" table:style-name="ce5">
            <text:p>527</text:p>
          </table:table-cell>
          <table:table-cell office:value-type="float" office:value="527" table:formula="of:=[.I232]+[.J233]+[.K233]" table:style-name="ce5">
            <text:p>52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69</text:p>
          </table:table-cell>
          <table:table-cell office:value-type="string" table:number-columns-spanned="6" table:number-rows-spanned="1" table:style-name="ce24">
            <text:p>MARCA DE IMPUTAÇÃO NA V0669</text:p>
            <text:p>1- Sim</text:p>
            <text:p>2- Não</text:p>
          </table:table-cell>
          <table:covered-table-cell table:number-columns-repeated="5"/>
          <table:table-cell office:value-type="float" office:value="528" table:formula="of:=[.H233]+[.J233]+[.K233]" table:style-name="ce5">
            <text:p>528</text:p>
          </table:table-cell>
          <table:table-cell office:value-type="float" office:value="528" table:formula="of:=[.I233]+[.J234]+[.K234]" table:style-name="ce5">
            <text:p>52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91</text:p>
          </table:table-cell>
          <table:table-cell office:value-type="string" table:number-columns-spanned="6" table:number-rows-spanned="1" table:style-name="ce24">
            <text:p>MARCA DE IMPUTAÇÃO NA V6691</text:p>
            <text:p>1- Sim</text:p>
            <text:p>2- Não</text:p>
          </table:table-cell>
          <table:covered-table-cell table:number-columns-repeated="5"/>
          <table:table-cell office:value-type="float" office:value="529" table:formula="of:=[.H234]+[.J234]+[.K234]" table:style-name="ce5">
            <text:p>529</text:p>
          </table:table-cell>
          <table:table-cell office:value-type="float" office:value="529" table:formula="of:=[.I234]+[.J235]+[.K235]" table:style-name="ce5">
            <text:p>52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92</text:p>
          </table:table-cell>
          <table:table-cell office:value-type="string" table:number-columns-spanned="6" table:number-rows-spanned="1" table:style-name="ce24">
            <text:p>MARCA DE IMPUTAÇÃO NA V6692</text:p>
            <text:p>1- Sim</text:p>
            <text:p>2- Não</text:p>
          </table:table-cell>
          <table:covered-table-cell table:number-columns-repeated="5"/>
          <table:table-cell office:value-type="float" office:value="530" table:formula="of:=[.H235]+[.J235]+[.K235]" table:style-name="ce5">
            <text:p>530</text:p>
          </table:table-cell>
          <table:table-cell office:value-type="float" office:value="530" table:formula="of:=[.I235]+[.J236]+[.K236]" table:style-name="ce5">
            <text:p>53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693</text:p>
          </table:table-cell>
          <table:table-cell office:value-type="string" table:number-columns-spanned="6" table:number-rows-spanned="1" table:style-name="ce24">
            <text:p>MARCA DE IMPUTAÇÃO NA V6693</text:p>
            <text:p>1- Sim</text:p>
            <text:p>2- Não</text:p>
          </table:table-cell>
          <table:covered-table-cell table:number-columns-repeated="5"/>
          <table:table-cell office:value-type="float" office:value="531" table:formula="of:=[.H236]+[.J236]+[.K236]" table:style-name="ce5">
            <text:p>531</text:p>
          </table:table-cell>
          <table:table-cell office:value-type="float" office:value="531" table:formula="of:=[.I236]+[.J237]+[.K237]" table:style-name="ce5">
            <text:p>53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70</text:p>
          </table:table-cell>
          <table:table-cell office:value-type="string" table:number-columns-spanned="6" table:number-rows-spanned="1" table:style-name="ce24">
            <text:p>MARCA DE IMPUTAÇÃO NA V0670</text:p>
            <text:p>1- Sim</text:p>
            <text:p>2- Não</text:p>
          </table:table-cell>
          <table:covered-table-cell table:number-columns-repeated="5"/>
          <table:table-cell office:value-type="float" office:value="532" table:formula="of:=[.H237]+[.J237]+[.K237]" table:style-name="ce5">
            <text:p>532</text:p>
          </table:table-cell>
          <table:table-cell office:value-type="float" office:value="532" table:formula="of:=[.I237]+[.J238]+[.K238]" table:style-name="ce5">
            <text:p>53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71</text:p>
          </table:table-cell>
          <table:table-cell office:value-type="string" table:number-columns-spanned="6" table:number-rows-spanned="1" table:style-name="ce24">
            <text:p>MARCA DE IMPUTAÇÃO NA V0671</text:p>
            <text:p>1- Sim</text:p>
            <text:p>2- Não</text:p>
          </table:table-cell>
          <table:covered-table-cell table:number-columns-repeated="5"/>
          <table:table-cell office:value-type="float" office:value="533" table:formula="of:=[.H238]+[.J238]+[.K238]" table:style-name="ce5">
            <text:p>533</text:p>
          </table:table-cell>
          <table:table-cell office:value-type="float" office:value="533" table:formula="of:=[.I238]+[.J239]+[.K239]" table:style-name="ce5">
            <text:p>53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800</text:p>
          </table:table-cell>
          <table:table-cell office:value-type="string" table:number-columns-spanned="6" table:number-rows-spanned="1" table:style-name="ce24">
            <text:p>MARCA DE IMPUTAÇÃO NA V6800</text:p>
            <text:p>1- Sim</text:p>
            <text:p>2- Não</text:p>
          </table:table-cell>
          <table:covered-table-cell table:number-columns-repeated="5"/>
          <table:table-cell office:value-type="float" office:value="534" table:formula="of:=[.H239]+[.J239]+[.K239]" table:style-name="ce5">
            <text:p>534</text:p>
          </table:table-cell>
          <table:table-cell office:value-type="float" office:value="534" table:formula="of:=[.I239]+[.J240]+[.K240]" table:style-name="ce5">
            <text:p>53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6121</text:p>
          </table:table-cell>
          <table:table-cell office:value-type="string" table:number-columns-spanned="6" table:number-rows-spanned="1" table:style-name="ce24">
            <text:p>MARCA DE IMPUTAÇÃO NA V6121</text:p>
            <text:p>1- Sim</text:p>
            <text:p>2- Não</text:p>
          </table:table-cell>
          <table:covered-table-cell table:number-columns-repeated="5"/>
          <table:table-cell office:value-type="float" office:value="535" table:formula="of:=[.H240]+[.J240]+[.K240]" table:style-name="ce5">
            <text:p>535</text:p>
          </table:table-cell>
          <table:table-cell office:value-type="float" office:value="535" table:formula="of:=[.I240]+[.J241]+[.K241]" table:style-name="ce5">
            <text:p>53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04</text:p>
          </table:table-cell>
          <table:table-cell office:value-type="string" table:number-columns-spanned="6" table:number-rows-spanned="1" table:style-name="ce24">
            <text:p>MARCA DE IMPUTAÇÃO NA V0604</text:p>
            <text:p>1- Sim</text:p>
            <text:p>2- Não</text:p>
          </table:table-cell>
          <table:covered-table-cell table:number-columns-repeated="5"/>
          <table:table-cell office:value-type="float" office:value="536" table:formula="of:=[.H241]+[.J241]+[.K241]" table:style-name="ce5">
            <text:p>536</text:p>
          </table:table-cell>
          <table:table-cell office:value-type="float" office:value="536" table:formula="of:=[.I241]+[.J242]+[.K242]" table:style-name="ce5">
            <text:p>53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605</text:p>
          </table:table-cell>
          <table:table-cell office:value-type="string" table:number-columns-spanned="6" table:number-rows-spanned="1" table:style-name="ce24">
            <text:p>MARCA DE IMPUTAÇÃO NA V0605</text:p>
            <text:p>1- Sim</text:p>
            <text:p>2- Não</text:p>
          </table:table-cell>
          <table:covered-table-cell table:number-columns-repeated="5"/>
          <table:table-cell office:value-type="float" office:value="537" table:formula="of:=[.H242]+[.J242]+[.K242]" table:style-name="ce5">
            <text:p>537</text:p>
          </table:table-cell>
          <table:table-cell office:value-type="float" office:value="537" table:formula="of:=[.I242]+[.J243]+[.K243]" table:style-name="ce5">
            <text:p>53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8">
          <table:table-cell office:value-type="string" table:style-name="ce4">
            <text:p>M6462</text:p>
          </table:table-cell>
          <table:table-cell office:value-type="string" table:number-columns-spanned="6" table:number-rows-spanned="1" table:style-name="ce24">
            <text:p>MARCA DE IMPUTAÇÃO NA V6462</text:p>
            <text:p>1- Sim</text:p>
            <text:p>2- Não</text:p>
          </table:table-cell>
          <table:covered-table-cell table:number-columns-repeated="5"/>
          <table:table-cell office:value-type="float" office:value="538" table:formula="of:=[.H243]+[.J243]+[.K243]" table:style-name="ce5">
            <text:p>538</text:p>
          </table:table-cell>
          <table:table-cell office:value-type="float" office:value="538" table:formula="of:=[.I243]+[.J244]+[.K244]" table:style-name="ce5">
            <text:p>53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39">
          <table:table-cell office:value-type="string" table:style-name="ce4">
            <text:p>M6472</text:p>
          </table:table-cell>
          <table:table-cell office:value-type="string" table:number-columns-spanned="6" table:number-rows-spanned="1" table:style-name="ce24">
            <text:p>MARCA DE IMPUTAÇÃO NA V6472</text:p>
            <text:p>1- Sim</text:p>
            <text:p>2- Não</text:p>
          </table:table-cell>
          <table:covered-table-cell table:number-columns-repeated="5"/>
          <table:table-cell office:value-type="float" office:value="539" table:formula="of:=[.H244]+[.J244]+[.K244]" table:style-name="ce5">
            <text:p>539</text:p>
          </table:table-cell>
          <table:table-cell office:value-type="float" office:value="539" table:formula="of:=[.I244]+[.J245]+[.K245]" table:style-name="ce5">
            <text:p>53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40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24">
            <text:p>Situação do setor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540" table:formula="of:=[.H245]+[.J245]+[.K245]" table:style-name="ce5">
            <text:p>540</text:p>
          </table:table-cell>
          <table:table-cell office:value-type="float" office:value="540" table:formula="of:=[.I245]+[.J246]+[.K246]" table:style-name="ce5">
            <text:p>54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330" table:style-name="ro20">
          <table:table-cell table:number-columns-repeated="16384"/>
        </table:table-row>
      </table:table>
      <table:table table:name="EMIG" table:style-name="ta3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7" table:number-rows-spanned="1" table:style-name="ce7">
            <text:p>Variáveis do Registro de Emigração Internacional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2">
            <text:p>VAR</text:p>
          </table:table-cell>
          <table:table-cell office:value-type="string" table:number-columns-spanned="6" table:number-rows-spanned="1" table:style-name="ce7">
            <text:p>NOME</text:p>
          </table:table-cell>
          <table:covered-table-cell table:number-columns-repeated="5"/>
          <table:table-cell office:value-type="string" table:style-name="ce3">
            <text:p>POSIÇÃO INICIAL</text:p>
          </table:table-cell>
          <table:table-cell office:value-type="string" table:style-name="ce3">
            <text:p>POSIÇÃO FINAL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TIPO</text:p>
          </table:table-cell>
          <table:table-cell table:number-columns-repeated="16372"/>
        </table:table-row>
        <table:table-row table:style-name="ro2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26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24">
            <text:p>CÓDIGO DO MUNICÍPIO</text:p>
          </table:table-cell>
          <table:covered-table-cell table:number-columns-repeated="5"/>
          <table:table-cell office:value-type="float" office:value="3" table:formula="of:=[.H3]+[.J3]+[.K3]" table:style-name="ce5">
            <text:p>3</text:p>
          </table:table-cell>
          <table:table-cell office:value-type="float" office:value="7" table:formula="of:=[.I3]+[.J4]+[.K4]" table:style-name="ce5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24">
            <text:p>ÁREA DE PONDERAÇÃO</text:p>
          </table:table-cell>
          <table:covered-table-cell table:number-columns-repeated="5"/>
          <table:table-cell office:value-type="float" office:value="8" table:formula="of:=[.H4]+[.J4]+[.K4]" table:style-name="ce5">
            <text:p>8</text:p>
          </table:table-cell>
          <table:table-cell office:value-type="float" office:value="20" table:formula="of:=[.I4]+[.J5]+[.K5]" table:style-name="ce5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1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24">
            <text:p>CONTROLE</text:p>
          </table:table-cell>
          <table:covered-table-cell table:number-columns-repeated="5"/>
          <table:table-cell office:value-type="float" office:value="21" table:formula="of:=[.H5]+[.J5]+[.K5]" table:style-name="ce5">
            <text:p>21</text:p>
          </table:table-cell>
          <table:table-cell office:value-type="float" office:value="28" table:formula="of:=[.I5]+[.J6]+[.K6]" table:style-name="ce5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1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24">
            <text:p>PESO AMOSTRAL</text:p>
          </table:table-cell>
          <table:covered-table-cell table:number-columns-repeated="5"/>
          <table:table-cell office:value-type="float" office:value="29" table:formula="of:=[.H6]+[.J6]+[.K6]" table:style-name="ce5">
            <text:p>29</text:p>
          </table:table-cell>
          <table:table-cell office:value-type="float" office:value="44" table:formula="of:=[.I6]+[.J7]+[.K7]" table:style-name="ce5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2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33">
            <text:p>REGIÃO<text:s/><text:span text:style-name="T6">GEOGRÁFICA:</text:span><text:span text:style-name="T6"/></text:p>
            <text:p>1- Região norte (uf=11 a 17)</text:p>
            <text:p>2- Região nordeste (uf=21 a 29)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7]+[.J7]+[.K7]" table:style-name="ce5">
            <text:p>45</text:p>
          </table:table-cell>
          <table:table-cell office:value-type="float" office:value="45" table:formula="of:=[.I7]+[.J8]+[.K8]" table:style-name="ce5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41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24">
            <text:p>CÓDIGO DA MESORREGIÃO:</text:p>
            <text:p><text:span text:style-name="T7">A relação de códigos encontra-se no arquivo:</text:span></text:p>
          </table:table-cell>
          <table:covered-table-cell table:number-columns-repeated="5"/>
          <table:table-cell office:value-type="float" office:value="46" table:formula="of:=[.H8]+[.J8]+[.K8]" table:style-name="ce5">
            <text:p>46</text:p>
          </table:table-cell>
          <table:table-cell office:value-type="float" office:value="47" table:formula="of:=[.I8]+[.J9]+[.K9]" table:style-name="ce5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3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24">
            <text:p>CÓDIGO DA MICRORREGIÃO:</text:p>
            <text:p><text:span text:style-name="T5">A relação de códigos encontra-se no arquivo:</text:span></text:p>
          </table:table-cell>
          <table:covered-table-cell table:number-columns-repeated="5"/>
          <table:table-cell office:value-type="float" office:value="48" table:formula="of:=[.H9]+[.J9]+[.K9]" table:style-name="ce5">
            <text:p>48</text:p>
          </table:table-cell>
          <table:table-cell office:value-type="float" office:value="50" table:formula="of:=[.I9]+[.J10]+[.K10]" table:style-name="ce5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24">
            <text:p>CÓDIGO DA REGIÃO METROPOLITANA: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10]+[.J10]+[.K10]" table:style-name="ce5">
            <text:p>51</text:p>
          </table:table-cell>
          <table:table-cell office:value-type="float" office:value="52" table:formula="of:=[.I10]+[.J11]+[.K11]" table:style-name="ce5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1006</text:p>
          </table:table-cell>
          <table:table-cell office:value-type="string" table:number-columns-spanned="6" table:number-rows-spanned="1" table:style-name="ce24">
            <text:p>SITUAÇÃO DO DOMICÍLIO: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1]+[.J11]+[.K11]" table:style-name="ce5">
            <text:p>53</text:p>
          </table:table-cell>
          <table:table-cell office:value-type="float" office:value="53" table:formula="of:=[.I11]+[.J12]+[.K12]" table:style-name="ce5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7">
          <table:table-cell office:value-type="string" table:style-name="ce4">
            <text:p>V0303</text:p>
          </table:table-cell>
          <table:table-cell office:value-type="string" table:number-columns-spanned="6" table:number-rows-spanned="1" table:style-name="ce26">
            <text:p>SEXO DO EMIGRANTE:</text:p>
            <text:p>1- Masculino</text:p>
            <text:p>2- Feminino</text:p>
            <text:p>9- Ignorado</text:p>
            <text:p>Branco</text:p>
          </table:table-cell>
          <table:covered-table-cell table:number-columns-repeated="5"/>
          <table:table-cell office:value-type="float" office:value="54" table:formula="of:=[.H12]+[.J12]+[.K12]" table:style-name="ce5">
            <text:p>54</text:p>
          </table:table-cell>
          <table:table-cell office:value-type="float" office:value="54" table:formula="of:=[.I12]+[.J13]+[.K13]" table:style-name="ce5">
            <text:p>5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304</text:p>
          </table:table-cell>
          <table:table-cell office:value-type="string" table:number-columns-spanned="6" table:number-rows-spanned="1" table:style-name="ce26">
            <text:p>ANO DE NASCIMENTO DO EMIGRANTE:</text:p>
            <text:p>- Branco</text:p>
            <text:p>- 1869 a 2010</text:p>
            <text:p>- 9999 = ignorado</text:p>
          </table:table-cell>
          <table:covered-table-cell table:number-columns-repeated="5"/>
          <table:table-cell office:value-type="float" office:value="55" table:formula="of:=[.H13]+[.J13]+[.K13]" table:style-name="ce5">
            <text:p>55</text:p>
          </table:table-cell>
          <table:table-cell office:value-type="float" office:value="58" table:formula="of:=[.I13]+[.J14]+[.K14]" table:style-name="ce5">
            <text:p>58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0305</text:p>
          </table:table-cell>
          <table:table-cell office:value-type="string" table:number-columns-spanned="6" table:number-rows-spanned="1" table:style-name="ce24">
            <text:p>ANO DA ÚLTIMA PARTIDA DO EMIGRANTE:</text:p>
            <text:p>- Branco</text:p>
            <text:p>- 1869 a 2010</text:p>
            <text:p>- 9999 = ignorado</text:p>
          </table:table-cell>
          <table:covered-table-cell table:number-columns-repeated="5"/>
          <table:table-cell office:value-type="float" office:value="59" table:formula="of:=[.H14]+[.J14]+[.K14]" table:style-name="ce5">
            <text:p>59</text:p>
          </table:table-cell>
          <table:table-cell office:value-type="float" office:value="62" table:formula="of:=[.I14]+[.J15]+[.K15]" table:style-name="ce5">
            <text:p>62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3061</text:p>
          </table:table-cell>
          <table:table-cell office:value-type="string" table:number-columns-spanned="6" table:number-rows-spanned="1" table:style-name="ce24">
            <text:p>PAÍS DE RESIDÊNCIA EM 31 DE JULHO DE 2010 – CÓDIGO:</text:p>
            <text:p>- Branco</text:p>
            <text:p>- A relação de códigos encontra-se no arquivo: “Migração_Países_2010 V3061 V6224 V6256 V6266 V6366 V6606.xls”</text:p>
          </table:table-cell>
          <table:covered-table-cell table:number-columns-repeated="5"/>
          <table:table-cell office:value-type="float" office:value="63" table:formula="of:=[.H15]+[.J15]+[.K15]" table:style-name="ce5">
            <text:p>63</text:p>
          </table:table-cell>
          <table:table-cell office:value-type="float" office:value="69" table:formula="of:=[.I15]+[.J16]+[.K16]" table:style-name="ce5">
            <text:p>69</text:p>
          </table:table-cell>
          <table:table-cell office:value-type="float" office:value="7" table:style-name="ce5">
            <text:p>7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303</text:p>
          </table:table-cell>
          <table:table-cell office:value-type="string" table:number-columns-spanned="6" table:number-rows-spanned="1" table:style-name="ce24">
            <text:p>MARCA DE IMPUTAÇÃO NA V0303:</text:p>
            <text:p>1- Sim</text:p>
            <text:p>2- Não</text:p>
          </table:table-cell>
          <table:covered-table-cell table:number-columns-repeated="5"/>
          <table:table-cell office:value-type="float" office:value="70" table:formula="of:=[.H16]+[.J16]+[.K16]" table:style-name="ce5">
            <text:p>70</text:p>
          </table:table-cell>
          <table:table-cell office:value-type="float" office:value="70" table:formula="of:=[.I16]+[.J17]+[.K17]" table:style-name="ce5">
            <text:p>7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M0304</text:p>
          </table:table-cell>
          <table:table-cell office:value-type="string" table:number-columns-spanned="6" table:number-rows-spanned="1" table:style-name="ce24">
            <text:p>MARCA DE IMPUTAÇÃO NA V0304:</text:p>
            <text:p>1- Sim</text:p>
            <text:p>2- Não</text:p>
          </table:table-cell>
          <table:covered-table-cell table:number-columns-repeated="5"/>
          <table:table-cell office:value-type="float" office:value="71" table:formula="of:=[.H17]+[.J17]+[.K17]" table:style-name="ce5">
            <text:p>71</text:p>
          </table:table-cell>
          <table:table-cell office:value-type="float" office:value="71" table:formula="of:=[.I17]+[.J18]+[.K18]" table:style-name="ce5">
            <text:p>7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305</text:p>
          </table:table-cell>
          <table:table-cell office:value-type="string" table:number-columns-spanned="6" table:number-rows-spanned="1" table:style-name="ce24">
            <text:p>MARCA DE IMPUTAÇÃO NA V0305:</text:p>
            <text:p>1- Sim</text:p>
            <text:p>2- Não</text:p>
          </table:table-cell>
          <table:covered-table-cell table:number-columns-repeated="5"/>
          <table:table-cell office:value-type="float" office:value="72" table:formula="of:=[.H18]+[.J18]+[.K18]" table:style-name="ce5">
            <text:p>72</text:p>
          </table:table-cell>
          <table:table-cell office:value-type="float" office:value="72" table:formula="of:=[.I18]+[.J19]+[.K19]" table:style-name="ce5">
            <text:p>7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3061</text:p>
          </table:table-cell>
          <table:table-cell office:value-type="string" table:number-columns-spanned="6" table:number-rows-spanned="1" table:style-name="ce24">
            <text:p>MARCA DE IMPUTAÇÃO NA V3061:</text:p>
            <text:p>1- Sim</text:p>
            <text:p>2- Não</text:p>
          </table:table-cell>
          <table:covered-table-cell table:number-columns-repeated="5"/>
          <table:table-cell office:value-type="float" office:value="73" table:formula="of:=[.H19]+[.J19]+[.K19]" table:style-name="ce5">
            <text:p>73</text:p>
          </table:table-cell>
          <table:table-cell office:value-type="float" office:value="73" table:formula="of:=[.I19]+[.J20]+[.K20]" table:style-name="ce5">
            <text:p>7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44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24">
            <text:p>Situação do setor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74" table:formula="of:=[.H20]+[.J20]+[.K20]" table:style-name="ce5">
            <text:p>74</text:p>
          </table:table-cell>
          <table:table-cell office:value-type="float" office:value="74" table:formula="of:=[.I20]+[.J21]+[.K21]" table:style-name="ce5">
            <text:p>7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555" table:style-name="ro20">
          <table:table-cell table:number-columns-repeated="16384"/>
        </table:table-row>
      </table:table>
      <table:table table:name="MORT" table:style-name="ta3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7" table:number-rows-spanned="1" table:style-name="ce7">
            <text:p>Variáveis do Registro de Mortalidade</text:p>
          </table:table-cell>
          <table:covered-table-cell table:number-columns-repeated="6"/>
          <table:table-cell table:number-columns-repeated="16377" table:style-name="ce1"/>
        </table:table-row>
        <table:table-row table:style-name="ro1">
          <table:table-cell office:value-type="string" table:style-name="ce2">
            <text:p>VAR</text:p>
          </table:table-cell>
          <table:table-cell office:value-type="string" table:number-columns-spanned="6" table:number-rows-spanned="1" table:style-name="ce7">
            <text:p>NOME</text:p>
          </table:table-cell>
          <table:covered-table-cell table:number-columns-repeated="5"/>
          <table:table-cell office:value-type="string" table:style-name="ce3">
            <text:p>POSIÇÃO INICIAL</text:p>
          </table:table-cell>
          <table:table-cell office:value-type="string" table:style-name="ce3">
            <text:p>POSIÇÃO FINAL</text:p>
          </table:table-cell>
          <table:table-cell office:value-type="string" table:style-name="ce3">
            <text:p>INT</text:p>
          </table:table-cell>
          <table:table-cell office:value-type="string" table:style-name="ce3">
            <text:p>DEC</text:p>
          </table:table-cell>
          <table:table-cell office:value-type="string" table:style-name="ce3">
            <text:p>TIPO</text:p>
          </table:table-cell>
          <table:table-cell table:number-columns-repeated="16372"/>
        </table:table-row>
        <table:table-row table:style-name="ro22">
          <table:table-cell office:value-type="string" table:style-name="ce4">
            <text:p>V0001</text:p>
          </table:table-cell>
          <table:table-cell office:value-type="string" table:number-columns-spanned="6" table:number-rows-spanned="1" table:style-name="ce26">
            <text:p>UNIDADE DA FEDERAÇÃO:</text:p>
            <text:p>11- Rondônia</text:p>
            <text:p>12- Acre</text:p>
            <text:p>13- Amazonas</text:p>
            <text:p>14- Roraima</text:p>
            <text:p>15- Pará</text:p>
            <text:p>16- Amapá</text:p>
            <text:p>17- Tocantins</text:p>
            <text:p>21- Maranhão</text:p>
            <text:p>22- Piauí</text:p>
            <text:p>23- Ceará</text:p>
            <text:p>24- Rio Grande do Norte</text:p>
            <text:p>25- Paraíba</text:p>
            <text:p>26- Pernambuco</text:p>
            <text:p>27- Alagoas</text:p>
            <text:p>28- Sergipe</text:p>
            <text:p>29- Bahia</text:p>
            <text:p>31- Minas Gerais</text:p>
            <text:p>32- Espírito Santo</text:p>
            <text:p>33- Rio de Janeiro</text:p>
            <text:p>35- São Paulo</text:p>
            <text:p>41- Paraná</text:p>
            <text:p>42- Santa Catarina</text:p>
            <text:p>43- Rio Grande do Sul</text:p>
            <text:p>50- Mato Grosso do Sul</text:p>
            <text:p>51- Mato Grosso</text:p>
            <text:p>52- Goiás</text:p>
            <text:p>53- Distrito Federal</text:p>
          </table:table-cell>
          <table:covered-table-cell table:number-columns-repeated="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002</text:p>
          </table:table-cell>
          <table:table-cell office:value-type="string" table:number-columns-spanned="6" table:number-rows-spanned="1" table:style-name="ce24">
            <text:p>CÓDIGO DO MUNICÍPIO</text:p>
          </table:table-cell>
          <table:covered-table-cell table:number-columns-repeated="5"/>
          <table:table-cell office:value-type="float" office:value="3" table:formula="of:=[.H3]+[.J3]+[.K3]" table:style-name="ce5">
            <text:p>3</text:p>
          </table:table-cell>
          <table:table-cell office:value-type="float" office:value="7" table:formula="of:=[.I3]+[.J4]+[.K4]" table:style-name="ce5">
            <text:p>7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011</text:p>
          </table:table-cell>
          <table:table-cell office:value-type="string" table:number-columns-spanned="6" table:number-rows-spanned="1" table:style-name="ce24">
            <text:p>ÁREA DE PONDERAÇÃO</text:p>
          </table:table-cell>
          <table:covered-table-cell table:number-columns-repeated="5"/>
          <table:table-cell office:value-type="float" office:value="8" table:formula="of:=[.H4]+[.J4]+[.K4]" table:style-name="ce5">
            <text:p>8</text:p>
          </table:table-cell>
          <table:table-cell office:value-type="float" office:value="20" table:formula="of:=[.I4]+[.J5]+[.K5]" table:style-name="ce5">
            <text:p>20</text:p>
          </table:table-cell>
          <table:table-cell office:value-type="float" office:value="13" table:style-name="ce5">
            <text:p>1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300</text:p>
          </table:table-cell>
          <table:table-cell office:value-type="string" table:number-columns-spanned="6" table:number-rows-spanned="1" table:style-name="ce24">
            <text:p>CONTROLE</text:p>
          </table:table-cell>
          <table:covered-table-cell table:number-columns-repeated="5"/>
          <table:table-cell office:value-type="float" office:value="21" table:formula="of:=[.H5]+[.J5]+[.K5]" table:style-name="ce5">
            <text:p>21</text:p>
          </table:table-cell>
          <table:table-cell office:value-type="float" office:value="28" table:formula="of:=[.I5]+[.J6]+[.K6]" table:style-name="ce5">
            <text:p>28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0010</text:p>
          </table:table-cell>
          <table:table-cell office:value-type="string" table:number-columns-spanned="6" table:number-rows-spanned="1" table:style-name="ce24">
            <text:p>PESO AMOSTRAL</text:p>
          </table:table-cell>
          <table:covered-table-cell table:number-columns-repeated="5"/>
          <table:table-cell office:value-type="float" office:value="29" table:formula="of:=[.H6]+[.J6]+[.K6]" table:style-name="ce5">
            <text:p>29</text:p>
          </table:table-cell>
          <table:table-cell office:value-type="float" office:value="44" table:formula="of:=[.I6]+[.J7]+[.K7]" table:style-name="ce5">
            <text:p>44</text:p>
          </table:table-cell>
          <table:table-cell office:value-type="float" office:value="3" table:style-name="ce5">
            <text:p>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7">
          <table:table-cell office:value-type="string" table:style-name="ce4">
            <text:p>V1001</text:p>
          </table:table-cell>
          <table:table-cell office:value-type="string" table:number-columns-spanned="6" table:number-rows-spanned="1" table:style-name="ce26">
            <text:p>REGIÃO GEOGRÁFICA:</text:p>
            <text:p>1- Região norte (uf=11 a 17)</text:p>
            <text:p>2- Região nordeste (uf=21 a 29)</text:p>
            <text:p>3- Região sudeste (uf=31 a 33 e 35)</text:p>
            <text:p>4- Região sul (uf=41 a 43)</text:p>
            <text:p>5- Região centro-oeste (uf=50 a 53)</text:p>
          </table:table-cell>
          <table:covered-table-cell table:number-columns-repeated="5"/>
          <table:table-cell office:value-type="float" office:value="45" table:formula="of:=[.H7]+[.J7]+[.K7]" table:style-name="ce5">
            <text:p>45</text:p>
          </table:table-cell>
          <table:table-cell office:value-type="float" office:value="45" table:formula="of:=[.I7]+[.J8]+[.K8]" table:style-name="ce5">
            <text:p>4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2</text:p>
          </table:table-cell>
          <table:table-cell office:value-type="string" table:number-columns-spanned="6" table:number-rows-spanned="1" table:style-name="ce24">
            <text:p>CÓDIGO DA MESORREGIÃO:</text:p>
            <text:p>A relação de códigos encontra-se no arquivo:</text:p>
          </table:table-cell>
          <table:covered-table-cell table:number-columns-repeated="5"/>
          <table:table-cell office:value-type="float" office:value="46" table:formula="of:=[.H8]+[.J8]+[.K8]" table:style-name="ce5">
            <text:p>46</text:p>
          </table:table-cell>
          <table:table-cell office:value-type="float" office:value="47" table:formula="of:=[.I8]+[.J9]+[.K9]" table:style-name="ce5">
            <text:p>47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3</text:p>
          </table:table-cell>
          <table:table-cell office:value-type="string" table:number-columns-spanned="6" table:number-rows-spanned="1" table:style-name="ce24">
            <text:p>CÓDIGO DA MICRORREGIÃO:</text:p>
            <text:p>A relação de códigos encontra-se no arquivo:</text:p>
          </table:table-cell>
          <table:covered-table-cell table:number-columns-repeated="5"/>
          <table:table-cell office:value-type="float" office:value="48" table:formula="of:=[.H9]+[.J9]+[.K9]" table:style-name="ce5">
            <text:p>48</text:p>
          </table:table-cell>
          <table:table-cell office:value-type="float" office:value="50" table:formula="of:=[.I9]+[.J10]+[.K10]" table:style-name="ce5">
            <text:p>5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4">
          <table:table-cell office:value-type="string" table:style-name="ce4">
            <text:p>V1004</text:p>
          </table:table-cell>
          <table:table-cell office:value-type="string" table:number-columns-spanned="6" table:number-rows-spanned="1" table:style-name="ce24">
            <text:p>CÓDIGO DA REGIÃO METROPOLITANA:</text:p>
            <text:p>A relação de códigos encontra-se no arquivo:</text:p>
          </table:table-cell>
          <table:covered-table-cell table:number-columns-repeated="5"/>
          <table:table-cell office:value-type="float" office:value="51" table:formula="of:=[.H10]+[.J10]+[.K10]" table:style-name="ce5">
            <text:p>51</text:p>
          </table:table-cell>
          <table:table-cell office:value-type="float" office:value="52" table:formula="of:=[.I10]+[.J11]+[.K11]" table:style-name="ce5">
            <text:p>5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A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V1006</text:p>
          </table:table-cell>
          <table:table-cell office:value-type="string" table:number-columns-spanned="6" table:number-rows-spanned="1" table:style-name="ce24">
            <text:p>SITUAÇÃO DO DOMICÍLIO:</text:p>
            <text:p>1- Urbana</text:p>
            <text:p>2- Rural</text:p>
          </table:table-cell>
          <table:covered-table-cell table:number-columns-repeated="5"/>
          <table:table-cell office:value-type="float" office:value="53" table:formula="of:=[.H11]+[.J11]+[.K11]" table:style-name="ce5">
            <text:p>53</text:p>
          </table:table-cell>
          <table:table-cell office:value-type="float" office:value="53" table:formula="of:=[.I11]+[.J12]+[.K12]" table:style-name="ce5">
            <text:p>5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45">
          <table:table-cell office:value-type="string" table:style-name="ce4">
            <text:p>V0703</text:p>
          </table:table-cell>
          <table:table-cell office:value-type="string" table:number-columns-spanned="6" table:number-rows-spanned="1" table:style-name="ce26">
            <text:p>MÊS E ANO DE FALECIMENTO:</text:p>
            <text:p>01- Agosto de 2009</text:p>
            <text:p>02- Setembro de 2009</text:p>
            <text:p>03- Outubro de 2009</text:p>
            <text:p>04- Novembro de 2009</text:p>
            <text:p>05- Dezembro de 2009</text:p>
            <text:p>06- Janeiro de 2010</text:p>
            <text:p>07- Fevereiro de 2010</text:p>
            <text:p>08- Março de 2010</text:p>
            <text:p>09- Abril de 2010</text:p>
            <text:p>10- Maio de 2010</text:p>
            <text:p>11- Junho de 2010</text:p>
            <text:p>12- Julho de 2010</text:p>
            <text:p>99- Ignorado</text:p>
            <text:p>Branco</text:p>
          </table:table-cell>
          <table:covered-table-cell table:number-columns-repeated="5"/>
          <table:table-cell office:value-type="float" office:value="54" table:formula="of:=[.H12]+[.J12]+[.K12]" table:style-name="ce5">
            <text:p>54</text:p>
          </table:table-cell>
          <table:table-cell office:value-type="float" office:value="55" table:formula="of:=[.I12]+[.J13]+[.K13]" table:style-name="ce5">
            <text:p>55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7">
          <table:table-cell office:value-type="string" table:style-name="ce4">
            <text:p>V0704</text:p>
          </table:table-cell>
          <table:table-cell office:value-type="string" table:number-columns-spanned="6" table:number-rows-spanned="1" table:style-name="ce26">
            <text:p>SEXO DA PESSOA FALECIDA:</text:p>
            <text:p>1- Masculino</text:p>
            <text:p>2- Feminino</text:p>
            <text:p>9- Ignorado</text:p>
            <text:p>Branco</text:p>
          </table:table-cell>
          <table:covered-table-cell table:number-columns-repeated="5"/>
          <table:table-cell office:value-type="float" office:value="56" table:formula="of:=[.H13]+[.J13]+[.K13]" table:style-name="ce5">
            <text:p>56</text:p>
          </table:table-cell>
          <table:table-cell office:value-type="float" office:value="56" table:formula="of:=[.I13]+[.J14]+[.K14]" table:style-name="ce5">
            <text:p>5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7051</text:p>
          </table:table-cell>
          <table:table-cell office:value-type="string" table:number-columns-spanned="6" table:number-rows-spanned="1" table:style-name="ce26">
            <text:p>IDADE AO FALECER, EM ANOS:</text:p>
            <text:p>- Branco</text:p>
            <text:p>- 1 a 140</text:p>
            <text:p>- 999 = ignorado</text:p>
          </table:table-cell>
          <table:covered-table-cell table:number-columns-repeated="5"/>
          <table:table-cell office:value-type="float" office:value="57" table:formula="of:=[.H14]+[.J14]+[.K14]" table:style-name="ce5">
            <text:p>57</text:p>
          </table:table-cell>
          <table:table-cell office:value-type="float" office:value="59" table:formula="of:=[.I14]+[.J15]+[.K15]" table:style-name="ce5">
            <text:p>59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4">
          <table:table-cell office:value-type="string" table:style-name="ce4">
            <text:p>V7052</text:p>
          </table:table-cell>
          <table:table-cell office:value-type="string" table:number-columns-spanned="6" table:number-rows-spanned="1" table:style-name="ce26">
            <text:p>IDADE AO FALECER, EM MESES:</text:p>
            <text:p>- Branco</text:p>
            <text:p>- 0 a 11</text:p>
            <text:p>- 99 = ignorado</text:p>
          </table:table-cell>
          <table:covered-table-cell table:number-columns-repeated="5"/>
          <table:table-cell office:value-type="float" office:value="60" table:formula="of:=[.H15]+[.J15]+[.K15]" table:style-name="ce5">
            <text:p>60</text:p>
          </table:table-cell>
          <table:table-cell office:value-type="float" office:value="61" table:formula="of:=[.I15]+[.J16]+[.K16]" table:style-name="ce5">
            <text:p>6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string" table:style-name="ce5">
            <text:p>N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0703</text:p>
          </table:table-cell>
          <table:table-cell office:value-type="string" table:number-columns-spanned="6" table:number-rows-spanned="1" table:style-name="ce24">
            <text:p>MARCA DE IMPUTAÇÃO NA V0703:</text:p>
            <text:p>1- Sim</text:p>
            <text:p>2- Não</text:p>
          </table:table-cell>
          <table:covered-table-cell table:number-columns-repeated="5"/>
          <table:table-cell office:value-type="float" office:value="62" table:formula="of:=[.H16]+[.J16]+[.K16]" table:style-name="ce5">
            <text:p>62</text:p>
          </table:table-cell>
          <table:table-cell office:value-type="float" office:value="62" table:formula="of:=[.I16]+[.J17]+[.K17]" table:style-name="ce5">
            <text:p>6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6">
            <text:p>C</text:p>
            <text:p/>
          </table:table-cell>
          <table:table-cell table:number-columns-repeated="16372"/>
        </table:table-row>
        <table:table-row table:style-name="ro12">
          <table:table-cell office:value-type="string" table:style-name="ce4">
            <text:p>M0704</text:p>
          </table:table-cell>
          <table:table-cell office:value-type="string" table:number-columns-spanned="6" table:number-rows-spanned="1" table:style-name="ce24">
            <text:p>MARCA DE IMPUTAÇÃO NA V0704:</text:p>
            <text:p>1- Sim</text:p>
            <text:p>2- Não</text:p>
          </table:table-cell>
          <table:covered-table-cell table:number-columns-repeated="5"/>
          <table:table-cell office:value-type="float" office:value="63" table:formula="of:=[.H17]+[.J17]+[.K17]" table:style-name="ce5">
            <text:p>63</text:p>
          </table:table-cell>
          <table:table-cell office:value-type="float" office:value="63" table:formula="of:=[.I17]+[.J18]+[.K18]" table:style-name="ce5">
            <text:p>6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7051</text:p>
          </table:table-cell>
          <table:table-cell office:value-type="string" table:number-columns-spanned="6" table:number-rows-spanned="1" table:style-name="ce24">
            <text:p>MARCA DE IMPUTAÇÃO NA V7051:</text:p>
            <text:p>1- Sim</text:p>
            <text:p>2- Não</text:p>
          </table:table-cell>
          <table:covered-table-cell table:number-columns-repeated="5"/>
          <table:table-cell office:value-type="float" office:value="64" table:formula="of:=[.H18]+[.J18]+[.K18]" table:style-name="ce5">
            <text:p>64</text:p>
          </table:table-cell>
          <table:table-cell office:value-type="float" office:value="64" table:formula="of:=[.I18]+[.J19]+[.K19]" table:style-name="ce5">
            <text:p>6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12">
          <table:table-cell office:value-type="string" table:style-name="ce4">
            <text:p>M7052</text:p>
          </table:table-cell>
          <table:table-cell office:value-type="string" table:number-columns-spanned="6" table:number-rows-spanned="1" table:style-name="ce24">
            <text:p>MARCA DE IMPUTAÇÃO NA V7052:</text:p>
            <text:p>1- Sim</text:p>
            <text:p>2- Não</text:p>
          </table:table-cell>
          <table:covered-table-cell table:number-columns-repeated="5"/>
          <table:table-cell office:value-type="float" office:value="65" table:formula="of:=[.H19]+[.J19]+[.K19]" table:style-name="ce5">
            <text:p>65</text:p>
          </table:table-cell>
          <table:table-cell office:value-type="float" office:value="65" table:formula="of:=[.I19]+[.J20]+[.K20]" table:style-name="ce5">
            <text:p>6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style-name="ro46">
          <table:table-cell office:value-type="string" table:style-name="ce4">
            <text:p>V1005</text:p>
          </table:table-cell>
          <table:table-cell office:value-type="string" table:number-columns-spanned="6" table:number-rows-spanned="1" table:style-name="ce24">
            <text:p>Situação do setor</text:p>
            <text:p>1 - Área urbanizada</text:p>
            <text:p>2 - Área não urbanizada</text:p>
            <text:p>3 - Área urbanizada isolada</text:p>
            <text:p>4 - Área rural de extensão urbana</text:p>
            <text:p>5 - Aglomerado rural (povoado)</text:p>
            <text:p>6 - Aglomerado rural (núcleo)</text:p>
            <text:p>7 - Aglomerado rural (outros)</text:p>
            <text:p>8 - Área rural exclusive aglomerado rural</text:p>
            <text:p/>
            <text:p>1- Masculino</text:p>
            <text:p>2- Feminino</text:p>
          </table:table-cell>
          <table:covered-table-cell table:number-columns-repeated="5"/>
          <table:table-cell office:value-type="float" office:value="66" table:formula="of:=[.H20]+[.J20]+[.K20]" table:style-name="ce5">
            <text:p>66</text:p>
          </table:table-cell>
          <table:table-cell office:value-type="float" office:value="66" table:formula="of:=[.I20]+[.J21]+[.K21]" table:style-name="ce5">
            <text:p>6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string" table:style-name="ce5">
            <text:p>C</text:p>
          </table:table-cell>
          <table:table-cell table:number-columns-repeated="16372"/>
        </table:table-row>
        <table:table-row table:number-rows-repeated="1048555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787361111111111in" fo:margin-bottom="0.787361111111111in" fo:margin-left="0.787361111111111in" fo:margin-right="0.787361111111111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style style:name="T1" style:family="text">
      <style:text-properties fo:color="#000000" style:font-name="Times New Roman1" style:font-name-asian="Times New Roman1" style:font-name-complex="Times New Roman1" fo:font-size="12pt" style:font-size-asian="12pt" style:font-size-complex="12pt" style:font-family-generic="swiss"/>
    </style:style>
    <style:style style:name="T2" style:family="text">
      <style:text-properties fo:color="#000000" style:font-name="Times New Roman1" style:font-name-asian="Times New Roman1" style:font-name-complex="Times New Roman1" fo:font-size="12pt" style:font-size-asian="12pt" style:font-size-complex="12pt" style:font-family-generic="swiss"/>
    </style:style>
    <style:style style:name="T3" style:family="text">
      <style:text-properties fo:color="#000000" style:font-name="Times New Roman1" style:font-name-asian="Times New Roman1" style:font-name-complex="Times New Roman1" fo:font-size="12pt" style:font-size-asian="12pt" style:font-size-complex="12pt" style:font-family-generic="swiss"/>
    </style:style>
    <style:style style:name="T4" style:family="text">
      <style:text-properties fo:color="#000000" style:font-name="Times New Roman1" style:font-name-asian="Times New Roman1" style:font-name-complex="Times New Roman1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3"><text:sheet-name>???</text:sheet-name></text:span></text:p>
      </style:header>
      <style:header-left style:display="false"/>
      <style:footer>
        <text:p><text:span text:style-name="T4">Página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Ana Flavia</dc:creator>
    <dc:date>2018-07-19T01:26:33Z</dc:date>
    <meta:editing-cycles>1</meta:editing-cycles>
    <meta:editing-duration>PT158735S</meta:editing-duration>
  </office:meta>
</office:document-meta>
</file>